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6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95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table table:name="sinproc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67482">
            <text:p>2,67482</text:p>
          </table:table-cell>
          <table:table-cell table:style-name="ce5" table:formula="of:=[.E2]" office:value-type="float" office:value="2.67482">
            <text:p>2,67482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54">
            <text:p>15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9.3337">
            <text:p>49,3337</text:p>
          </table:table-cell>
          <table:table-cell table:style-name="ce5" table:formula="of:=AVERAGE([.$E$2:.E3])" office:value-type="float" office:value="26.00426">
            <text:p>26,00426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2.1284">
            <text:p>42,1284</text:p>
          </table:table-cell>
          <table:table-cell table:style-name="ce5" table:formula="of:=AVERAGE([.$E$2:.E4])" office:value-type="float" office:value="31.3789733333333">
            <text:p>31,3789733333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3.8643">
            <text:p>53,8643</text:p>
          </table:table-cell>
          <table:table-cell table:style-name="ce5" table:formula="of:=AVERAGE([.$E$2:.E5])" office:value-type="float" office:value="37.000305">
            <text:p>37,000305</text:p>
          </table:table-cell>
          <table:table-cell/>
          <table:table-cell office:value-type="string">
            <text:p>fps prom</text:p>
          </table:table-cell>
          <table:table-cell table:formula="of:=[.F256]" office:value-type="float" office:value="15.2789261960784">
            <text:p>15,2789261961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.58245">
            <text:p>4,58245</text:p>
          </table:table-cell>
          <table:table-cell table:style-name="ce5" table:formula="of:=AVERAGE([.$E$2:.E6])" office:value-type="float" office:value="30.516734">
            <text:p>30,5167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9.3144">
            <text:p>29,3144</text:p>
          </table:table-cell>
          <table:table-cell table:style-name="ce5" table:formula="of:=AVERAGE([.$E$2:.E7])" office:value-type="float" office:value="30.316345">
            <text:p>30,3163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4.8159">
            <text:p>14,8159</text:p>
          </table:table-cell>
          <table:table-cell table:style-name="ce5" table:formula="of:=AVERAGE([.$E$2:.E8])" office:value-type="float" office:value="28.1019957142857">
            <text:p>28,10199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7.88575">
            <text:p>7,88575</text:p>
          </table:table-cell>
          <table:table-cell table:style-name="ce5" table:formula="of:=AVERAGE([.$E$2:.E9])" office:value-type="float" office:value="25.574965">
            <text:p>25,5749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8.2769">
            <text:p>8,2769</text:p>
          </table:table-cell>
          <table:table-cell table:style-name="ce5" table:formula="of:=AVERAGE([.$E$2:.E10])" office:value-type="float" office:value="23.6529577777778">
            <text:p>23,65295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52791">
            <text:p>5,52791</text:p>
          </table:table-cell>
          <table:table-cell table:style-name="ce5" table:formula="of:=AVERAGE([.$E$2:.E11])" office:value-type="float" office:value="21.840453">
            <text:p>21,8404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9.039">
            <text:p>49,039</text:p>
          </table:table-cell>
          <table:table-cell table:style-name="ce5" table:formula="of:=AVERAGE([.$E$2:.E12])" office:value-type="float" office:value="24.3130481818182">
            <text:p>24,31304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.01607">
            <text:p>9,01607</text:p>
          </table:table-cell>
          <table:table-cell table:style-name="ce5" table:formula="of:=AVERAGE([.$E$2:.E13])" office:value-type="float" office:value="23.0383">
            <text:p>23,03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8.49199">
            <text:p>8,49199</text:p>
          </table:table-cell>
          <table:table-cell table:style-name="ce5" table:formula="of:=AVERAGE([.$E$2:.E14])" office:value-type="float" office:value="21.9193530769231">
            <text:p>21,919353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.01811">
            <text:p>9,01811</text:p>
          </table:table-cell>
          <table:table-cell table:style-name="ce5" table:formula="of:=AVERAGE([.$E$2:.E15])" office:value-type="float" office:value="20.9978357142857">
            <text:p>20,99783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.84728">
            <text:p>2,84728</text:p>
          </table:table-cell>
          <table:table-cell table:style-name="ce5" table:formula="of:=AVERAGE([.$E$2:.E16])" office:value-type="float" office:value="19.7877986666667">
            <text:p>19,78779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28599">
            <text:p>5,28599</text:p>
          </table:table-cell>
          <table:table-cell table:style-name="ce5" table:formula="of:=AVERAGE([.$E$2:.E17])" office:value-type="float" office:value="18.881435625">
            <text:p>18,881435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22346">
            <text:p>5,22346</text:p>
          </table:table-cell>
          <table:table-cell table:style-name="ce5" table:formula="of:=AVERAGE([.$E$2:.E18])" office:value-type="float" office:value="18.0780252941176">
            <text:p>18,07802529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97715">
            <text:p>3,97715</text:p>
          </table:table-cell>
          <table:table-cell table:style-name="ce5" table:formula="of:=AVERAGE([.$E$2:.E19])" office:value-type="float" office:value="17.2946433333333">
            <text:p>17,29464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31186">
            <text:p>6,31186</text:p>
          </table:table-cell>
          <table:table-cell table:style-name="ce5" table:formula="of:=AVERAGE([.$E$2:.E20])" office:value-type="float" office:value="16.7166021052632">
            <text:p>16,71660210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91131">
            <text:p>4,91131</text:p>
          </table:table-cell>
          <table:table-cell table:style-name="ce5" table:formula="of:=AVERAGE([.$E$2:.E21])" office:value-type="float" office:value="16.1263375">
            <text:p>16,1263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1.8227">
            <text:p>21,8227</text:p>
          </table:table-cell>
          <table:table-cell table:style-name="ce5" table:formula="of:=AVERAGE([.$E$2:.E22])" office:value-type="float" office:value="16.3975928571429">
            <text:p>16,39759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33171">
            <text:p>5,33171</text:p>
          </table:table-cell>
          <table:table-cell table:style-name="ce5" table:formula="of:=AVERAGE([.$E$2:.E23])" office:value-type="float" office:value="15.8945981818182">
            <text:p>15,89459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9.2809">
            <text:p>59,2809</text:p>
          </table:table-cell>
          <table:table-cell table:style-name="ce5" table:formula="of:=AVERAGE([.$E$2:.E24])" office:value-type="float" office:value="17.7809591304348">
            <text:p>17,78095913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9074">
            <text:p>5,9074</text:p>
          </table:table-cell>
          <table:table-cell table:style-name="ce5" table:formula="of:=AVERAGE([.$E$2:.E25])" office:value-type="float" office:value="17.2862275">
            <text:p>17,28622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.99868">
            <text:p>6,99868</text:p>
          </table:table-cell>
          <table:table-cell table:style-name="ce5" table:formula="of:=AVERAGE([.$E$2:.E26])" office:value-type="float" office:value="16.8747256">
            <text:p>16,87472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3.0555">
            <text:p>53,0555</text:p>
          </table:table-cell>
          <table:table-cell table:style-name="ce5" table:formula="of:=AVERAGE([.$E$2:.E27])" office:value-type="float" office:value="18.2662938461538">
            <text:p>18,26629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6523">
            <text:p>5,6523</text:p>
          </table:table-cell>
          <table:table-cell table:style-name="ce5" table:formula="of:=AVERAGE([.$E$2:.E28])" office:value-type="float" office:value="17.7991088888889">
            <text:p>17,79910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2.755">
            <text:p>42,755</text:p>
          </table:table-cell>
          <table:table-cell table:style-name="ce5" table:formula="of:=AVERAGE([.$E$2:.E29])" office:value-type="float" office:value="18.6903907142857">
            <text:p>18,690390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6.6668">
            <text:p>56,6668</text:p>
          </table:table-cell>
          <table:table-cell table:style-name="ce5" table:formula="of:=AVERAGE([.$E$2:.E30])" office:value-type="float" office:value="19.9999220689655">
            <text:p>19,9999220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70843">
            <text:p>7,70843</text:p>
          </table:table-cell>
          <table:table-cell table:style-name="ce5" table:formula="of:=AVERAGE([.$E$2:.E31])" office:value-type="float" office:value="19.5902056666667">
            <text:p>19,590205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.0497">
            <text:p>12,0497</text:p>
          </table:table-cell>
          <table:table-cell table:style-name="ce5" table:formula="of:=AVERAGE([.$E$2:.E32])" office:value-type="float" office:value="19.3469635483871">
            <text:p>19,34696354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.27644">
            <text:p>9,27644</text:p>
          </table:table-cell>
          <table:table-cell table:style-name="ce5" table:formula="of:=AVERAGE([.$E$2:.E33])" office:value-type="float" office:value="19.0322596875">
            <text:p>19,032259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45215">
            <text:p>5,45215</text:p>
          </table:table-cell>
          <table:table-cell table:style-name="ce5" table:formula="of:=AVERAGE([.$E$2:.E34])" office:value-type="float" office:value="18.6207412121212">
            <text:p>18,62074121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4.3703">
            <text:p>64,3703</text:p>
          </table:table-cell>
          <table:table-cell table:style-name="ce5" table:formula="of:=AVERAGE([.$E$2:.E35])" office:value-type="float" office:value="19.9663164705882">
            <text:p>19,96631647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34507">
            <text:p>7,34507</text:p>
          </table:table-cell>
          <table:table-cell table:style-name="ce5" table:formula="of:=AVERAGE([.$E$2:.E36])" office:value-type="float" office:value="19.6057094285714">
            <text:p>19,605709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8.7472">
            <text:p>48,7472</text:p>
          </table:table-cell>
          <table:table-cell table:style-name="ce5" table:formula="of:=AVERAGE([.$E$2:.E37])" office:value-type="float" office:value="20.4151952777778">
            <text:p>20,4151952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7.5903">
            <text:p>57,5903</text:p>
          </table:table-cell>
          <table:table-cell table:style-name="ce5" table:formula="of:=AVERAGE([.$E$2:.E38])" office:value-type="float" office:value="21.4199278378378">
            <text:p>21,41992783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15411">
            <text:p>5,15411</text:p>
          </table:table-cell>
          <table:table-cell table:style-name="ce5" table:formula="of:=AVERAGE([.$E$2:.E39])" office:value-type="float" office:value="20.99188">
            <text:p>20,991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0.9061">
            <text:p>20,9061</text:p>
          </table:table-cell>
          <table:table-cell table:style-name="ce5" table:formula="of:=AVERAGE([.$E$2:.E40])" office:value-type="float" office:value="20.9896805128205">
            <text:p>20,989680512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79737">
            <text:p>5,79737</text:p>
          </table:table-cell>
          <table:table-cell table:style-name="ce5" table:formula="of:=AVERAGE([.$E$2:.E41])" office:value-type="float" office:value="20.60987275">
            <text:p>20,609872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81698">
            <text:p>4,81698</text:p>
          </table:table-cell>
          <table:table-cell table:style-name="ce5" table:formula="of:=AVERAGE([.$E$2:.E42])" office:value-type="float" office:value="20.2246802439024">
            <text:p>20,22468024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41246">
            <text:p>4,41246</text:p>
          </table:table-cell>
          <table:table-cell table:style-name="ce5" table:formula="of:=AVERAGE([.$E$2:.E43])" office:value-type="float" office:value="19.8481988095238">
            <text:p>19,84819880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23193">
            <text:p>6,23193</text:p>
          </table:table-cell>
          <table:table-cell table:style-name="ce5" table:formula="of:=AVERAGE([.$E$2:.E44])" office:value-type="float" office:value="19.5315413953488">
            <text:p>19,53154139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72">
            <text:p>7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12735">
            <text:p>4,12735</text:p>
          </table:table-cell>
          <table:table-cell table:style-name="ce5" table:formula="of:=AVERAGE([.$E$2:.E45])" office:value-type="float" office:value="19.1814461363636">
            <text:p>19,18144613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8.46081">
            <text:p>8,46081</text:p>
          </table:table-cell>
          <table:table-cell table:style-name="ce5" table:formula="of:=AVERAGE([.$E$2:.E46])" office:value-type="float" office:value="18.9432097777778">
            <text:p>18,943209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55909">
            <text:p>7,55909</text:p>
          </table:table-cell>
          <table:table-cell table:style-name="ce5" table:formula="of:=AVERAGE([.$E$2:.E47])" office:value-type="float" office:value="18.6957289130435">
            <text:p>18,6957289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.06237">
            <text:p>8,06237</text:p>
          </table:table-cell>
          <table:table-cell table:style-name="ce5" table:formula="of:=AVERAGE([.$E$2:.E48])" office:value-type="float" office:value="18.4694872340426">
            <text:p>18,46948723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.41191">
            <text:p>7,41191</text:p>
          </table:table-cell>
          <table:table-cell table:style-name="ce5" table:formula="of:=AVERAGE([.$E$2:.E49])" office:value-type="float" office:value="18.2391210416667">
            <text:p>18,23912104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.95366">
            <text:p>6,95366</text:p>
          </table:table-cell>
          <table:table-cell table:style-name="ce5" table:formula="of:=AVERAGE([.$E$2:.E50])" office:value-type="float" office:value="18.0088055102041">
            <text:p>18,00880551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.05997">
            <text:p>8,05997</text:p>
          </table:table-cell>
          <table:table-cell table:style-name="ce5" table:formula="of:=AVERAGE([.$E$2:.E51])" office:value-type="float" office:value="17.8098288">
            <text:p>17,80982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7.1339">
            <text:p>47,1339</text:p>
          </table:table-cell>
          <table:table-cell table:style-name="ce5" table:formula="of:=AVERAGE([.$E$2:.E52])" office:value-type="float" office:value="18.3848105882353">
            <text:p>18,384810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93225">
            <text:p>5,93225</text:p>
          </table:table-cell>
          <table:table-cell table:style-name="ce5" table:formula="of:=AVERAGE([.$E$2:.E53])" office:value-type="float" office:value="18.1453382692308">
            <text:p>18,1453382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7963">
            <text:p>5,7963</text:p>
          </table:table-cell>
          <table:table-cell table:style-name="ce5" table:formula="of:=AVERAGE([.$E$2:.E54])" office:value-type="float" office:value="17.9123375471698">
            <text:p>17,91233754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.66524">
            <text:p>7,66524</text:p>
          </table:table-cell>
          <table:table-cell table:style-name="ce5" table:formula="of:=AVERAGE([.$E$2:.E55])" office:value-type="float" office:value="17.7225764814815">
            <text:p>17,7225764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0588">
            <text:p>4,0588</text:p>
          </table:table-cell>
          <table:table-cell table:style-name="ce5" table:formula="of:=AVERAGE([.$E$2:.E56])" office:value-type="float" office:value="17.4741441818182">
            <text:p>17,474144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70498">
            <text:p>6,70498</text:p>
          </table:table-cell>
          <table:table-cell table:style-name="ce5" table:formula="of:=AVERAGE([.$E$2:.E57])" office:value-type="float" office:value="17.2818376785714">
            <text:p>17,28183767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16168">
            <text:p>7,16168</text:p>
          </table:table-cell>
          <table:table-cell table:style-name="ce5" table:formula="of:=AVERAGE([.$E$2:.E58])" office:value-type="float" office:value="17.1042910526316">
            <text:p>17,104291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36271">
            <text:p>4,36271</text:p>
          </table:table-cell>
          <table:table-cell table:style-name="ce5" table:formula="of:=AVERAGE([.$E$2:.E59])" office:value-type="float" office:value="16.8846086206897">
            <text:p>16,88460862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65209">
            <text:p>4,65209</text:p>
          </table:table-cell>
          <table:table-cell table:style-name="ce5" table:formula="of:=AVERAGE([.$E$2:.E60])" office:value-type="float" office:value="16.6772777966102">
            <text:p>16,67727779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67898">
            <text:p>5,67898</text:p>
          </table:table-cell>
          <table:table-cell table:style-name="ce5" table:formula="of:=AVERAGE([.$E$2:.E61])" office:value-type="float" office:value="16.4939728333333">
            <text:p>16,4939728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.86177">
            <text:p>6,86177</text:p>
          </table:table-cell>
          <table:table-cell table:style-name="ce5" table:formula="of:=AVERAGE([.$E$2:.E62])" office:value-type="float" office:value="16.3360678688525">
            <text:p>16,33606786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47438">
            <text:p>6,47438</text:p>
          </table:table-cell>
          <table:table-cell table:style-name="ce5" table:formula="of:=AVERAGE([.$E$2:.E63])" office:value-type="float" office:value="16.1770083870968">
            <text:p>16,177008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.60121">
            <text:p>5,60121</text:p>
          </table:table-cell>
          <table:table-cell table:style-name="ce5" table:formula="of:=AVERAGE([.$E$2:.E64])" office:value-type="float" office:value="16.0091385714286">
            <text:p>16,00913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79741">
            <text:p>5,79741</text:p>
          </table:table-cell>
          <table:table-cell table:style-name="ce5" table:formula="of:=AVERAGE([.$E$2:.E65])" office:value-type="float" office:value="15.8495803125">
            <text:p>15,8495803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.5487">
            <text:p>6,5487</text:p>
          </table:table-cell>
          <table:table-cell table:style-name="ce5" table:formula="of:=AVERAGE([.$E$2:.E66])" office:value-type="float" office:value="15.7064898461538">
            <text:p>15,706489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51087">
            <text:p>3,51087</text:p>
          </table:table-cell>
          <table:table-cell table:style-name="ce5" table:formula="of:=AVERAGE([.$E$2:.E67])" office:value-type="float" office:value="15.5217077272727">
            <text:p>15,521707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80903">
            <text:p>4,80903</text:p>
          </table:table-cell>
          <table:table-cell table:style-name="ce5" table:formula="of:=AVERAGE([.$E$2:.E68])" office:value-type="float" office:value="15.3618170149254">
            <text:p>15,36181701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96876">
            <text:p>3,96876</text:p>
          </table:table-cell>
          <table:table-cell table:style-name="ce5" table:formula="of:=AVERAGE([.$E$2:.E69])" office:value-type="float" office:value="15.1942720588235">
            <text:p>15,19427205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.7208">
            <text:p>7,7208</text:p>
          </table:table-cell>
          <table:table-cell table:style-name="ce5" table:formula="of:=AVERAGE([.$E$2:.E70])" office:value-type="float" office:value="15.0859608695652">
            <text:p>15,08596086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.39327">
            <text:p>8,39327</text:p>
          </table:table-cell>
          <table:table-cell table:style-name="ce5" table:formula="of:=AVERAGE([.$E$2:.E71])" office:value-type="float" office:value="14.990351">
            <text:p>14,9903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24082">
            <text:p>5,24082</text:p>
          </table:table-cell>
          <table:table-cell table:style-name="ce5" table:formula="of:=AVERAGE([.$E$2:.E72])" office:value-type="float" office:value="14.8530336619718">
            <text:p>14,8530336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90971">
            <text:p>4,90971</text:p>
          </table:table-cell>
          <table:table-cell table:style-name="ce5" table:formula="of:=AVERAGE([.$E$2:.E73])" office:value-type="float" office:value="14.7149319444444">
            <text:p>14,7149319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.67819">
            <text:p>7,67819</text:p>
          </table:table-cell>
          <table:table-cell table:style-name="ce5" table:formula="of:=AVERAGE([.$E$2:.E74])" office:value-type="float" office:value="14.6185382191781">
            <text:p>14,61853821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.59462">
            <text:p>7,59462</text:p>
          </table:table-cell>
          <table:table-cell table:style-name="ce5" table:formula="of:=AVERAGE([.$E$2:.E75])" office:value-type="float" office:value="14.5236204054054">
            <text:p>14,52362040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06582">
            <text:p>4,06582</text:p>
          </table:table-cell>
          <table:table-cell table:style-name="ce5" table:formula="of:=AVERAGE([.$E$2:.E76])" office:value-type="float" office:value="14.3841830666667">
            <text:p>14,3841830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.681">
            <text:p>8,681</text:p>
          </table:table-cell>
          <table:table-cell table:style-name="ce5" table:formula="of:=AVERAGE([.$E$2:.E77])" office:value-type="float" office:value="14.3091411842105">
            <text:p>14,30914118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90028">
            <text:p>7,90028</text:p>
          </table:table-cell>
          <table:table-cell table:style-name="ce5" table:formula="of:=AVERAGE([.$E$2:.E78])" office:value-type="float" office:value="14.2259092207792">
            <text:p>14,22590922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43056">
            <text:p>5,43056</text:p>
          </table:table-cell>
          <table:table-cell table:style-name="ce5" table:formula="of:=AVERAGE([.$E$2:.E79])" office:value-type="float" office:value="14.1131483333333">
            <text:p>14,11314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8121">
            <text:p>3,98121</text:p>
          </table:table-cell>
          <table:table-cell table:style-name="ce5" table:formula="of:=AVERAGE([.$E$2:.E80])" office:value-type="float" office:value="13.9848959493671">
            <text:p>13,98489594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93674">
            <text:p>4,93674</text:p>
          </table:table-cell>
          <table:table-cell table:style-name="ce5" table:formula="of:=AVERAGE([.$E$2:.E81])" office:value-type="float" office:value="13.871794">
            <text:p>13,8717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08503">
            <text:p>4,08503</text:p>
          </table:table-cell>
          <table:table-cell table:style-name="ce5" table:formula="of:=AVERAGE([.$E$2:.E82])" office:value-type="float" office:value="13.7509697530864">
            <text:p>13,75096975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9.13668">
            <text:p>9,13668</text:p>
          </table:table-cell>
          <table:table-cell table:style-name="ce5" table:formula="of:=AVERAGE([.$E$2:.E83])" office:value-type="float" office:value="13.6946979268293">
            <text:p>13,69469792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18972">
            <text:p>4,18972</text:p>
          </table:table-cell>
          <table:table-cell table:style-name="ce5" table:formula="of:=AVERAGE([.$E$2:.E84])" office:value-type="float" office:value="13.5801801204819">
            <text:p>13,58018012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15369">
            <text:p>4,15369</text:p>
          </table:table-cell>
          <table:table-cell table:style-name="ce5" table:formula="of:=AVERAGE([.$E$2:.E85])" office:value-type="float" office:value="13.46796">
            <text:p>13,467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.38713">
            <text:p>6,38713</text:p>
          </table:table-cell>
          <table:table-cell table:style-name="ce5" table:formula="of:=AVERAGE([.$E$2:.E86])" office:value-type="float" office:value="13.3846561176471">
            <text:p>13,38465611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8.18584">
            <text:p>8,18584</text:p>
          </table:table-cell>
          <table:table-cell table:style-name="ce5" table:formula="of:=AVERAGE([.$E$2:.E87])" office:value-type="float" office:value="13.3242047674419">
            <text:p>13,32420476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9.25225">
            <text:p>9,25225</text:p>
          </table:table-cell>
          <table:table-cell table:style-name="ce5" table:formula="of:=AVERAGE([.$E$2:.E88])" office:value-type="float" office:value="13.2774006896552">
            <text:p>13,27740068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.2886">
            <text:p>10,2886</text:p>
          </table:table-cell>
          <table:table-cell table:style-name="ce5" table:formula="of:=AVERAGE([.$E$2:.E89])" office:value-type="float" office:value="13.2434370454546">
            <text:p>13,2434370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9.76878">
            <text:p>9,76878</text:p>
          </table:table-cell>
          <table:table-cell table:style-name="ce5" table:formula="of:=AVERAGE([.$E$2:.E90])" office:value-type="float" office:value="13.2043959550562">
            <text:p>13,20439595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8.1949">
            <text:p>48,1949</text:p>
          </table:table-cell>
          <table:table-cell table:style-name="ce5" table:formula="of:=AVERAGE([.$E$2:.E91])" office:value-type="float" office:value="13.5931793333333">
            <text:p>13,593179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9.48819">
            <text:p>9,48819</text:p>
          </table:table-cell>
          <table:table-cell table:style-name="ce5" table:formula="of:=AVERAGE([.$E$2:.E92])" office:value-type="float" office:value="13.5480695604396">
            <text:p>13,54806956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0.0852">
            <text:p>60,0852</text:p>
          </table:table-cell>
          <table:table-cell table:style-name="ce5" table:formula="of:=AVERAGE([.$E$2:.E93])" office:value-type="float" office:value="14.0539079347826">
            <text:p>14,05390793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7.54821">
            <text:p>7,54821</text:p>
          </table:table-cell>
          <table:table-cell table:style-name="ce5" table:formula="of:=AVERAGE([.$E$2:.E94])" office:value-type="float" office:value="13.9839541935484">
            <text:p>13,98395419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1.6845">
            <text:p>51,6845</text:p>
          </table:table-cell>
          <table:table-cell table:style-name="ce5" table:formula="of:=AVERAGE([.$E$2:.E95])" office:value-type="float" office:value="14.3850238297872">
            <text:p>14,38502382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6.3116">
            <text:p>46,3116</text:p>
          </table:table-cell>
          <table:table-cell table:style-name="ce5" table:formula="of:=AVERAGE([.$E$2:.E96])" office:value-type="float" office:value="14.7210930526316">
            <text:p>14,721093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5.4981">
            <text:p>15,4981</text:p>
          </table:table-cell>
          <table:table-cell table:style-name="ce5" table:formula="of:=AVERAGE([.$E$2:.E97])" office:value-type="float" office:value="14.729186875">
            <text:p>14,72918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81779">
            <text:p>6,81779</text:p>
          </table:table-cell>
          <table:table-cell table:style-name="ce5" table:formula="of:=AVERAGE([.$E$2:.E98])" office:value-type="float" office:value="14.6476260824742">
            <text:p>14,64762608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0477">
            <text:p>5,0477</text:p>
          </table:table-cell>
          <table:table-cell table:style-name="ce5" table:formula="of:=AVERAGE([.$E$2:.E99])" office:value-type="float" office:value="14.5496676530612">
            <text:p>14,54966765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025">
            <text:p>3,9025</text:p>
          </table:table-cell>
          <table:table-cell table:style-name="ce5" table:formula="of:=AVERAGE([.$E$2:.E100])" office:value-type="float" office:value="14.4421205050505">
            <text:p>14,44212050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18341">
            <text:p>5,18341</text:p>
          </table:table-cell>
          <table:table-cell table:style-name="ce5" table:formula="of:=AVERAGE([.$E$2:.E101])" office:value-type="float" office:value="14.3495334">
            <text:p>14,34953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19556">
            <text:p>6,19556</text:p>
          </table:table-cell>
          <table:table-cell table:style-name="ce5" table:formula="of:=AVERAGE([.$E$2:.E102])" office:value-type="float" office:value="14.268800990099">
            <text:p>14,2688009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59937">
            <text:p>7,59937</text:p>
          </table:table-cell>
          <table:table-cell table:style-name="ce5" table:formula="of:=AVERAGE([.$E$2:.E103])" office:value-type="float" office:value="14.2034144117647">
            <text:p>14,203414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34245">
            <text:p>5,34245</text:p>
          </table:table-cell>
          <table:table-cell table:style-name="ce5" table:formula="of:=AVERAGE([.$E$2:.E104])" office:value-type="float" office:value="14.117385631068">
            <text:p>14,11738563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8.03">
            <text:p>18,03</text:p>
          </table:table-cell>
          <table:table-cell table:style-name="ce5" table:formula="of:=AVERAGE([.$E$2:.E105])" office:value-type="float" office:value="14.1550069230769">
            <text:p>14,15500692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.39008">
            <text:p>5,39008</text:p>
          </table:table-cell>
          <table:table-cell table:style-name="ce5" table:formula="of:=AVERAGE([.$E$2:.E106])" office:value-type="float" office:value="14.0715314285714">
            <text:p>14,07153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1.5497">
            <text:p>61,5497</text:p>
          </table:table-cell>
          <table:table-cell table:style-name="ce5" table:formula="of:=AVERAGE([.$E$2:.E107])" office:value-type="float" office:value="14.5194386792453">
            <text:p>14,51943867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53878">
            <text:p>5,53878</text:p>
          </table:table-cell>
          <table:table-cell table:style-name="ce5" table:formula="of:=AVERAGE([.$E$2:.E108])" office:value-type="float" office:value="14.4355072897196">
            <text:p>14,43550728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.16872">
            <text:p>7,16872</text:p>
          </table:table-cell>
          <table:table-cell table:style-name="ce5" table:formula="of:=AVERAGE([.$E$2:.E109])" office:value-type="float" office:value="14.3682222222222">
            <text:p>14,36822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.33841">
            <text:p>8,33841</text:p>
          </table:table-cell>
          <table:table-cell table:style-name="ce5" table:formula="of:=AVERAGE([.$E$2:.E110])" office:value-type="float" office:value="14.3129028440367">
            <text:p>14,312902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8.42871">
            <text:p>8,42871</text:p>
          </table:table-cell>
          <table:table-cell table:style-name="ce5" table:formula="of:=AVERAGE([.$E$2:.E111])" office:value-type="float" office:value="14.2594101818182">
            <text:p>14,259410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06984">
            <text:p>6,06984</text:p>
          </table:table-cell>
          <table:table-cell table:style-name="ce5" table:formula="of:=AVERAGE([.$E$2:.E112])" office:value-type="float" office:value="14.1856302702703">
            <text:p>14,18563027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43113">
            <text:p>8,43113</text:p>
          </table:table-cell>
          <table:table-cell table:style-name="ce5" table:formula="of:=AVERAGE([.$E$2:.E113])" office:value-type="float" office:value="14.1342508035714">
            <text:p>14,13425080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39916">
            <text:p>5,39916</text:p>
          </table:table-cell>
          <table:table-cell table:style-name="ce5" table:formula="of:=AVERAGE([.$E$2:.E114])" office:value-type="float" office:value="14.0569491150443">
            <text:p>14,0569491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92439">
            <text:p>6,92439</text:p>
          </table:table-cell>
          <table:table-cell table:style-name="ce5" table:formula="of:=AVERAGE([.$E$2:.E115])" office:value-type="float" office:value="13.9943828070176">
            <text:p>13,9943828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06698">
            <text:p>4,06698</text:p>
          </table:table-cell>
          <table:table-cell table:style-name="ce5" table:formula="of:=AVERAGE([.$E$2:.E116])" office:value-type="float" office:value="13.9080575652174">
            <text:p>13,90805756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52096">
            <text:p>5,52096</text:p>
          </table:table-cell>
          <table:table-cell table:style-name="ce5" table:formula="of:=AVERAGE([.$E$2:.E117])" office:value-type="float" office:value="13.835755">
            <text:p>13,8357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74927">
            <text:p>4,74927</text:p>
          </table:table-cell>
          <table:table-cell table:style-name="ce5" table:formula="of:=AVERAGE([.$E$2:.E118])" office:value-type="float" office:value="13.7580927350427">
            <text:p>13,7580927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75927">
            <text:p>3,75927</text:p>
          </table:table-cell>
          <table:table-cell table:style-name="ce5" table:formula="of:=AVERAGE([.$E$2:.E119])" office:value-type="float" office:value="13.6733569491525">
            <text:p>13,67335694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572">
            <text:p>3,8572</text:p>
          </table:table-cell>
          <table:table-cell table:style-name="ce5" table:formula="of:=AVERAGE([.$E$2:.E120])" office:value-type="float" office:value="13.5908682352941">
            <text:p>13,59086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21358">
            <text:p>5,21358</text:p>
          </table:table-cell>
          <table:table-cell table:style-name="ce5" table:formula="of:=AVERAGE([.$E$2:.E121])" office:value-type="float" office:value="13.5210575">
            <text:p>13,52105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76169">
            <text:p>3,76169</text:p>
          </table:table-cell>
          <table:table-cell table:style-name="ce5" table:formula="of:=AVERAGE([.$E$2:.E122])" office:value-type="float" office:value="13.4404015702479">
            <text:p>13,44040157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71692">
            <text:p>3,71692</text:p>
          </table:table-cell>
          <table:table-cell table:style-name="ce5" table:formula="of:=AVERAGE([.$E$2:.E123])" office:value-type="float" office:value="13.3607009016394">
            <text:p>13,36070090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04176">
            <text:p>4,04176</text:p>
          </table:table-cell>
          <table:table-cell table:style-name="ce5" table:formula="of:=AVERAGE([.$E$2:.E124])" office:value-type="float" office:value="13.2849371544716">
            <text:p>13,2849371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8899">
            <text:p>3,8899</text:p>
          </table:table-cell>
          <table:table-cell table:style-name="ce5" table:formula="of:=AVERAGE([.$E$2:.E125])" office:value-type="float" office:value="13.2091707258065">
            <text:p>13,20917072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88982">
            <text:p>3,88982</text:p>
          </table:table-cell>
          <table:table-cell table:style-name="ce5" table:formula="of:=AVERAGE([.$E$2:.E126])" office:value-type="float" office:value="13.13461592">
            <text:p>13,134615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9993">
            <text:p>4,9993</text:p>
          </table:table-cell>
          <table:table-cell table:style-name="ce5" table:formula="of:=AVERAGE([.$E$2:.E127])" office:value-type="float" office:value="13.0700499206349">
            <text:p>13,07004992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692">
            <text:p>56,692</text:p>
          </table:table-cell>
          <table:table-cell table:style-name="ce5" table:formula="of:=AVERAGE([.$E$2:.E128])" office:value-type="float" office:value="13.4135298425197">
            <text:p>13,41352984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.94749">
            <text:p>6,94749</text:p>
          </table:table-cell>
          <table:table-cell table:style-name="ce5" table:formula="of:=AVERAGE([.$E$2:.E129])" office:value-type="float" office:value="13.36301390625">
            <text:p>13,3630139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24281">
            <text:p>4,24281</text:p>
          </table:table-cell>
          <table:table-cell table:style-name="ce5" table:formula="of:=AVERAGE([.$E$2:.E130])" office:value-type="float" office:value="13.2923146511628">
            <text:p>13,2923146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5903">
            <text:p>4,25903</text:p>
          </table:table-cell>
          <table:table-cell table:style-name="ce5" table:formula="of:=AVERAGE([.$E$2:.E131])" office:value-type="float" office:value="13.2228278461539">
            <text:p>13,222827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34337">
            <text:p>6,34337</text:p>
          </table:table-cell>
          <table:table-cell table:style-name="ce5" table:formula="of:=AVERAGE([.$E$2:.E132])" office:value-type="float" office:value="13.1703129007634">
            <text:p>13,17031290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.63328">
            <text:p>8,63328</text:p>
          </table:table-cell>
          <table:table-cell table:style-name="ce5" table:formula="of:=AVERAGE([.$E$2:.E133])" office:value-type="float" office:value="13.1359414393939">
            <text:p>13,13594143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71529">
            <text:p>6,71529</text:p>
          </table:table-cell>
          <table:table-cell table:style-name="ce5" table:formula="of:=AVERAGE([.$E$2:.E134])" office:value-type="float" office:value="13.0876658646617">
            <text:p>13,0876658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68722">
            <text:p>6,68722</text:p>
          </table:table-cell>
          <table:table-cell table:style-name="ce5" table:formula="of:=AVERAGE([.$E$2:.E135])" office:value-type="float" office:value="13.0399013432836">
            <text:p>13,03990134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59613">
            <text:p>5,59613</text:p>
          </table:table-cell>
          <table:table-cell table:style-name="ce5" table:formula="of:=AVERAGE([.$E$2:.E136])" office:value-type="float" office:value="12.9847622962963">
            <text:p>12,98476229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50718">
            <text:p>4,50718</text:p>
          </table:table-cell>
          <table:table-cell table:style-name="ce5" table:formula="of:=AVERAGE([.$E$2:.E137])" office:value-type="float" office:value="12.922427132353">
            <text:p>12,92242713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9.19584">
            <text:p>9,19584</text:p>
          </table:table-cell>
          <table:table-cell table:style-name="ce5" table:formula="of:=AVERAGE([.$E$2:.E138])" office:value-type="float" office:value="12.8952257664234">
            <text:p>12,89522576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91108">
            <text:p>5,91108</text:p>
          </table:table-cell>
          <table:table-cell table:style-name="ce5" table:formula="of:=AVERAGE([.$E$2:.E139])" office:value-type="float" office:value="12.8446160144928">
            <text:p>12,84461601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42823">
            <text:p>5,42823</text:p>
          </table:table-cell>
          <table:table-cell table:style-name="ce5" table:formula="of:=AVERAGE([.$E$2:.E140])" office:value-type="float" office:value="12.7912607194245">
            <text:p>12,7912607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39018">
            <text:p>6,39018</text:p>
          </table:table-cell>
          <table:table-cell table:style-name="ce5" table:formula="of:=AVERAGE([.$E$2:.E141])" office:value-type="float" office:value="12.7455387142857">
            <text:p>12,745538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50676">
            <text:p>5,50676</text:p>
          </table:table-cell>
          <table:table-cell table:style-name="ce5" table:formula="of:=AVERAGE([.$E$2:.E142])" office:value-type="float" office:value="12.694199858156">
            <text:p>12,69419985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6963">
            <text:p>4,66963</text:p>
          </table:table-cell>
          <table:table-cell table:style-name="ce5" table:formula="of:=AVERAGE([.$E$2:.E143])" office:value-type="float" office:value="12.6376888028169">
            <text:p>12,63768880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04287">
            <text:p>4,04287</text:p>
          </table:table-cell>
          <table:table-cell table:style-name="ce5" table:formula="of:=AVERAGE([.$E$2:.E144])" office:value-type="float" office:value="12.5775851748252">
            <text:p>12,57758517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02217">
            <text:p>5,02217</text:p>
          </table:table-cell>
          <table:table-cell table:style-name="ce5" table:formula="of:=AVERAGE([.$E$2:.E145])" office:value-type="float" office:value="12.5251170138889">
            <text:p>12,52511701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30319">
            <text:p>6,30319</text:p>
          </table:table-cell>
          <table:table-cell table:style-name="ce5" table:formula="of:=AVERAGE([.$E$2:.E146])" office:value-type="float" office:value="12.4822071724138">
            <text:p>12,48220717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7.856">
            <text:p>27,856</text:p>
          </table:table-cell>
          <table:table-cell table:style-name="ce5" table:formula="of:=AVERAGE([.$E$2:.E147])" office:value-type="float" office:value="12.5875071232877">
            <text:p>12,58750712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0.0671">
            <text:p>60,0671</text:p>
          </table:table-cell>
          <table:table-cell table:style-name="ce5" table:formula="of:=AVERAGE([.$E$2:.E148])" office:value-type="float" office:value="12.9104975510204">
            <text:p>12,9104975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52807">
            <text:p>7,52807</text:p>
          </table:table-cell>
          <table:table-cell table:style-name="ce5" table:formula="of:=AVERAGE([.$E$2:.E149])" office:value-type="float" office:value="12.8741297972973">
            <text:p>12,87412979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2.7664">
            <text:p>62,7664</text:p>
          </table:table-cell>
          <table:table-cell table:style-name="ce5" table:formula="of:=AVERAGE([.$E$2:.E150])" office:value-type="float" office:value="13.2089772483222">
            <text:p>13,20897724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6.2639">
            <text:p>66,2639</text:p>
          </table:table-cell>
          <table:table-cell table:style-name="ce5" table:formula="of:=AVERAGE([.$E$2:.E151])" office:value-type="float" office:value="13.5626767333333">
            <text:p>13,5626767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7.1497">
            <text:p>67,1497</text:p>
          </table:table-cell>
          <table:table-cell table:style-name="ce5" table:formula="of:=AVERAGE([.$E$2:.E152])" office:value-type="float" office:value="13.9175576821192">
            <text:p>13,91755768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56699">
            <text:p>8,56699</text:p>
          </table:table-cell>
          <table:table-cell table:style-name="ce5" table:formula="of:=AVERAGE([.$E$2:.E153])" office:value-type="float" office:value="13.8823565789474">
            <text:p>13,882356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5.6635">
            <text:p>55,6635</text:p>
          </table:table-cell>
          <table:table-cell table:style-name="ce5" table:formula="of:=AVERAGE([.$E$2:.E154])" office:value-type="float" office:value="14.1554359477124">
            <text:p>14,15543594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4.3867">
            <text:p>54,3867</text:p>
          </table:table-cell>
          <table:table-cell table:style-name="ce5" table:formula="of:=AVERAGE([.$E$2:.E155])" office:value-type="float" office:value="14.4166779220779">
            <text:p>14,41667792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3.9211">
            <text:p>23,9211</text:p>
          </table:table-cell>
          <table:table-cell table:style-name="ce5" table:formula="of:=AVERAGE([.$E$2:.E156])" office:value-type="float" office:value="14.4779967741936">
            <text:p>14,4779967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1.9493">
            <text:p>11,9493</text:p>
          </table:table-cell>
          <table:table-cell table:style-name="ce5" table:formula="of:=AVERAGE([.$E$2:.E157])" office:value-type="float" office:value="14.4617871794872">
            <text:p>14,46178717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8049">
            <text:p>5,8049</text:p>
          </table:table-cell>
          <table:table-cell table:style-name="ce5" table:formula="of:=AVERAGE([.$E$2:.E158])" office:value-type="float" office:value="14.4066477707006">
            <text:p>14,40664777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6.0189">
            <text:p>56,0189</text:p>
          </table:table-cell>
          <table:table-cell table:style-name="ce5" table:formula="of:=AVERAGE([.$E$2:.E159])" office:value-type="float" office:value="14.6700164556962">
            <text:p>14,67001645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5.1228">
            <text:p>15,1228</text:p>
          </table:table-cell>
          <table:table-cell table:style-name="ce5" table:formula="of:=AVERAGE([.$E$2:.E160])" office:value-type="float" office:value="14.6728641509434">
            <text:p>14,67286415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1.9035">
            <text:p>11,9035</text:p>
          </table:table-cell>
          <table:table-cell table:style-name="ce5" table:formula="of:=AVERAGE([.$E$2:.E161])" office:value-type="float" office:value="14.655555625">
            <text:p>14,655555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96236">
            <text:p>4,96236</text:p>
          </table:table-cell>
          <table:table-cell table:style-name="ce5" table:formula="of:=AVERAGE([.$E$2:.E162])" office:value-type="float" office:value="14.5953494409938">
            <text:p>14,5953494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61333">
            <text:p>4,61333</text:p>
          </table:table-cell>
          <table:table-cell table:style-name="ce5" table:formula="of:=AVERAGE([.$E$2:.E163])" office:value-type="float" office:value="14.533732037037">
            <text:p>14,5337320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.25412">
            <text:p>5,25412</text:p>
          </table:table-cell>
          <table:table-cell table:style-name="ce5" table:formula="of:=AVERAGE([.$E$2:.E164])" office:value-type="float" office:value="14.4768019018405">
            <text:p>14,47680190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58454">
            <text:p>6,58454</text:p>
          </table:table-cell>
          <table:table-cell table:style-name="ce5" table:formula="of:=AVERAGE([.$E$2:.E165])" office:value-type="float" office:value="14.4286783536585">
            <text:p>14,42867835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.06239">
            <text:p>7,06239</text:p>
          </table:table-cell>
          <table:table-cell table:style-name="ce5" table:formula="of:=AVERAGE([.$E$2:.E166])" office:value-type="float" office:value="14.3840341818182">
            <text:p>14,384034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62198">
            <text:p>6,62198</text:p>
          </table:table-cell>
          <table:table-cell table:style-name="ce5" table:formula="of:=AVERAGE([.$E$2:.E167])" office:value-type="float" office:value="14.3372748192771">
            <text:p>14,33727481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95496">
            <text:p>3,95496</text:p>
          </table:table-cell>
          <table:table-cell table:style-name="ce5" table:formula="of:=AVERAGE([.$E$2:.E168])" office:value-type="float" office:value="14.2751052694611">
            <text:p>14,27510526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83178">
            <text:p>4,83178</text:p>
          </table:table-cell>
          <table:table-cell table:style-name="ce5" table:formula="of:=AVERAGE([.$E$2:.E169])" office:value-type="float" office:value="14.218895">
            <text:p>14,2188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92208">
            <text:p>4,92208</text:p>
          </table:table-cell>
          <table:table-cell table:style-name="ce5" table:formula="of:=AVERAGE([.$E$2:.E170])" office:value-type="float" office:value="14.163884260355">
            <text:p>14,16388426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35469">
            <text:p>6,35469</text:p>
          </table:table-cell>
          <table:table-cell table:style-name="ce5" table:formula="of:=AVERAGE([.$E$2:.E171])" office:value-type="float" office:value="14.1179478235294">
            <text:p>14,11794782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70218">
            <text:p>3,70218</text:p>
          </table:table-cell>
          <table:table-cell table:style-name="ce5" table:formula="of:=AVERAGE([.$E$2:.E172])" office:value-type="float" office:value="14.0570369005848">
            <text:p>14,05703690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94771">
            <text:p>5,94771</text:p>
          </table:table-cell>
          <table:table-cell table:style-name="ce5" table:formula="of:=AVERAGE([.$E$2:.E173])" office:value-type="float" office:value="14.0098896511628">
            <text:p>14,0098896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7.0685">
            <text:p>57,0685</text:p>
          </table:table-cell>
          <table:table-cell table:style-name="ce5" table:formula="of:=AVERAGE([.$E$2:.E174])" office:value-type="float" office:value="14.2587833526012">
            <text:p>14,2587833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5.8414">
            <text:p>55,8414</text:p>
          </table:table-cell>
          <table:table-cell table:style-name="ce5" table:formula="of:=AVERAGE([.$E$2:.E175])" office:value-type="float" office:value="14.497763908046">
            <text:p>14,4977639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.75867">
            <text:p>6,75867</text:p>
          </table:table-cell>
          <table:table-cell table:style-name="ce5" table:formula="of:=AVERAGE([.$E$2:.E176])" office:value-type="float" office:value="14.4535405142857">
            <text:p>14,4535405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1.5461">
            <text:p>51,5461</text:p>
          </table:table-cell>
          <table:table-cell table:style-name="ce5" table:formula="of:=AVERAGE([.$E$2:.E177])" office:value-type="float" office:value="14.6642936931818">
            <text:p>14,66429369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2.4714">
            <text:p>52,4714</text:p>
          </table:table-cell>
          <table:table-cell table:style-name="ce5" table:formula="of:=AVERAGE([.$E$2:.E178])" office:value-type="float" office:value="14.8778931638418">
            <text:p>14,87789316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3.8373">
            <text:p>33,8373</text:p>
          </table:table-cell>
          <table:table-cell table:style-name="ce5" table:formula="of:=AVERAGE([.$E$2:.E179])" office:value-type="float" office:value="14.9844066853933">
            <text:p>14,98440668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2.4587">
            <text:p>12,4587</text:p>
          </table:table-cell>
          <table:table-cell table:style-name="ce5" table:formula="of:=AVERAGE([.$E$2:.E180])" office:value-type="float" office:value="14.9702965921788">
            <text:p>14,97029659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9.04077">
            <text:p>9,04077</text:p>
          </table:table-cell>
          <table:table-cell table:style-name="ce5" table:formula="of:=AVERAGE([.$E$2:.E181])" office:value-type="float" office:value="14.9373547777778">
            <text:p>14,937354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.69007">
            <text:p>8,69007</text:p>
          </table:table-cell>
          <table:table-cell table:style-name="ce5" table:formula="of:=AVERAGE([.$E$2:.E182])" office:value-type="float" office:value="14.9028393922652">
            <text:p>14,90283939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.26467">
            <text:p>8,26467</text:p>
          </table:table-cell>
          <table:table-cell table:style-name="ce5" table:formula="of:=AVERAGE([.$E$2:.E183])" office:value-type="float" office:value="14.8663659340659">
            <text:p>14,86636593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.84251">
            <text:p>8,84251</text:p>
          </table:table-cell>
          <table:table-cell table:style-name="ce5" table:formula="of:=AVERAGE([.$E$2:.E184])" office:value-type="float" office:value="14.8334486885246">
            <text:p>14,83344868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81967">
            <text:p>4,81967</text:p>
          </table:table-cell>
          <table:table-cell table:style-name="ce5" table:formula="of:=AVERAGE([.$E$2:.E185])" office:value-type="float" office:value="14.7790259782609">
            <text:p>14,77902597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9.2281">
            <text:p>39,2281</text:p>
          </table:table-cell>
          <table:table-cell table:style-name="ce5" table:formula="of:=AVERAGE([.$E$2:.E186])" office:value-type="float" office:value="14.9111831351351">
            <text:p>14,91118313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.17759">
            <text:p>9,17759</text:p>
          </table:table-cell>
          <table:table-cell table:style-name="ce5" table:formula="of:=AVERAGE([.$E$2:.E187])" office:value-type="float" office:value="14.8803573655914">
            <text:p>14,88035736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24967">
            <text:p>8,24967</text:p>
          </table:table-cell>
          <table:table-cell table:style-name="ce5" table:formula="of:=AVERAGE([.$E$2:.E188])" office:value-type="float" office:value="14.844899144385">
            <text:p>14,8448991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88195">
            <text:p>8,88195</text:p>
          </table:table-cell>
          <table:table-cell table:style-name="ce5" table:formula="of:=AVERAGE([.$E$2:.E189])" office:value-type="float" office:value="14.8131813297872">
            <text:p>14,81318132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76424">
            <text:p>8,76424</text:p>
          </table:table-cell>
          <table:table-cell table:style-name="ce5" table:formula="of:=AVERAGE([.$E$2:.E190])" office:value-type="float" office:value="14.7811763492064">
            <text:p>14,78117634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54503">
            <text:p>8,54503</text:p>
          </table:table-cell>
          <table:table-cell table:style-name="ce5" table:formula="of:=AVERAGE([.$E$2:.E191])" office:value-type="float" office:value="14.7483545263158">
            <text:p>14,74835452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72722">
            <text:p>8,72722</text:p>
          </table:table-cell>
          <table:table-cell table:style-name="ce5" table:formula="of:=AVERAGE([.$E$2:.E192])" office:value-type="float" office:value="14.7168302617801">
            <text:p>14,71683026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35995">
            <text:p>8,35995</text:p>
          </table:table-cell>
          <table:table-cell table:style-name="ce5" table:formula="of:=AVERAGE([.$E$2:.E193])" office:value-type="float" office:value="14.6837215104167">
            <text:p>14,68372151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.13125">
            <text:p>9,13125</text:p>
          </table:table-cell>
          <table:table-cell table:style-name="ce5" table:formula="of:=AVERAGE([.$E$2:.E194])" office:value-type="float" office:value="14.6549522279793">
            <text:p>14,6549522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91865">
            <text:p>7,91865</text:p>
          </table:table-cell>
          <table:table-cell table:style-name="ce5" table:formula="of:=AVERAGE([.$E$2:.E195])" office:value-type="float" office:value="14.6202290206186">
            <text:p>14,62022902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.05741">
            <text:p>9,05741</text:p>
          </table:table-cell>
          <table:table-cell table:style-name="ce5" table:formula="of:=AVERAGE([.$E$2:.E196])" office:value-type="float" office:value="14.5917017435898">
            <text:p>14,59170174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83181">
            <text:p>8,83181</text:p>
          </table:table-cell>
          <table:table-cell table:style-name="ce5" table:formula="of:=AVERAGE([.$E$2:.E197])" office:value-type="float" office:value="14.5623145408163">
            <text:p>14,56231454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.5747">
            <text:p>8,5747</text:p>
          </table:table-cell>
          <table:table-cell table:style-name="ce5" table:formula="of:=AVERAGE([.$E$2:.E198])" office:value-type="float" office:value="14.5319205583756">
            <text:p>14,53192055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02665">
            <text:p>4,02665</text:p>
          </table:table-cell>
          <table:table-cell table:style-name="ce5" table:formula="of:=AVERAGE([.$E$2:.E199])" office:value-type="float" office:value="14.4788636363636">
            <text:p>14,47886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.0018">
            <text:p>61,0018</text:p>
          </table:table-cell>
          <table:table-cell table:style-name="ce5" table:formula="of:=AVERAGE([.$E$2:.E200])" office:value-type="float" office:value="14.7126472361809">
            <text:p>14,71264723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13579">
            <text:p>3,13579</text:p>
          </table:table-cell>
          <table:table-cell table:style-name="ce5" table:formula="of:=AVERAGE([.$E$2:.E201])" office:value-type="float" office:value="14.65476295">
            <text:p>14,654762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88852">
            <text:p>6,88852</text:p>
          </table:table-cell>
          <table:table-cell table:style-name="ce5" table:formula="of:=AVERAGE([.$E$2:.E202])" office:value-type="float" office:value="14.6161249253731">
            <text:p>14,6161249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.06152">
            <text:p>8,06152</text:p>
          </table:table-cell>
          <table:table-cell table:style-name="ce5" table:formula="of:=AVERAGE([.$E$2:.E203])" office:value-type="float" office:value="14.5836763861386">
            <text:p>14,58367638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9.30172">
            <text:p>9,30172</text:p>
          </table:table-cell>
          <table:table-cell table:style-name="ce5" table:formula="of:=AVERAGE([.$E$2:.E204])" office:value-type="float" office:value="14.5576568965517">
            <text:p>14,55765689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69922">
            <text:p>6,69922</text:p>
          </table:table-cell>
          <table:table-cell table:style-name="ce5" table:formula="of:=AVERAGE([.$E$2:.E205])" office:value-type="float" office:value="14.5191351470588">
            <text:p>14,51913514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55997">
            <text:p>5,55997</text:p>
          </table:table-cell>
          <table:table-cell table:style-name="ce5" table:formula="of:=AVERAGE([.$E$2:.E206])" office:value-type="float" office:value="14.475431902439">
            <text:p>14,4754319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4.9777">
            <text:p>14,9777</text:p>
          </table:table-cell>
          <table:table-cell table:style-name="ce5" table:formula="of:=AVERAGE([.$E$2:.E207])" office:value-type="float" office:value="14.4778700970874">
            <text:p>14,47787009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.2748">
            <text:p>8,2748</text:p>
          </table:table-cell>
          <table:table-cell table:style-name="ce5" table:formula="of:=AVERAGE([.$E$2:.E208])" office:value-type="float" office:value="14.4479035748792">
            <text:p>14,44790357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0.2959">
            <text:p>60,2959</text:p>
          </table:table-cell>
          <table:table-cell table:style-name="ce5" table:formula="of:=AVERAGE([.$E$2:.E209])" office:value-type="float" office:value="14.6683266346154">
            <text:p>14,66832663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1.8392">
            <text:p>61,8392</text:p>
          </table:table-cell>
          <table:table-cell table:style-name="ce5" table:formula="of:=AVERAGE([.$E$2:.E210])" office:value-type="float" office:value="14.8940245933014">
            <text:p>14,89402459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.5013">
            <text:p>5,5013</text:p>
          </table:table-cell>
          <table:table-cell table:style-name="ce5" table:formula="of:=AVERAGE([.$E$2:.E211])" office:value-type="float" office:value="14.8492973333333">
            <text:p>14,849297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6.902">
            <text:p>56,902</text:p>
          </table:table-cell>
          <table:table-cell table:style-name="ce5" table:formula="of:=AVERAGE([.$E$2:.E212])" office:value-type="float" office:value="15.0485992417062">
            <text:p>15,04859924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7.1493">
            <text:p>57,1493</text:p>
          </table:table-cell>
          <table:table-cell table:style-name="ce5" table:formula="of:=AVERAGE([.$E$2:.E213])" office:value-type="float" office:value="15.2471874528302">
            <text:p>15,24718745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63843">
            <text:p>6,63843</text:p>
          </table:table-cell>
          <table:table-cell table:style-name="ce5" table:formula="of:=AVERAGE([.$E$2:.E214])" office:value-type="float" office:value="15.2067707511737">
            <text:p>15,2067707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9.91334">
            <text:p>9,91334</text:p>
          </table:table-cell>
          <table:table-cell table:style-name="ce5" table:formula="of:=AVERAGE([.$E$2:.E215])" office:value-type="float" office:value="15.182035093458">
            <text:p>15,18203509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2.2809">
            <text:p>12,2809</text:p>
          </table:table-cell>
          <table:table-cell table:style-name="ce5" table:formula="of:=AVERAGE([.$E$2:.E216])" office:value-type="float" office:value="15.1685414418605">
            <text:p>15,16854144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8.02085">
            <text:p>8,02085</text:p>
          </table:table-cell>
          <table:table-cell table:style-name="ce5" table:formula="of:=AVERAGE([.$E$2:.E217])" office:value-type="float" office:value="15.1354502777778">
            <text:p>15,1354502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7644">
            <text:p>4,7644</text:p>
          </table:table-cell>
          <table:table-cell table:style-name="ce5" table:formula="of:=AVERAGE([.$E$2:.E218])" office:value-type="float" office:value="15.0876574193548">
            <text:p>15,0876574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9.744">
            <text:p>39,744</text:p>
          </table:table-cell>
          <table:table-cell table:style-name="ce5" table:formula="of:=AVERAGE([.$E$2:.E219])" office:value-type="float" office:value="15.2007599082569">
            <text:p>15,20075990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.9304">
            <text:p>8,9304</text:p>
          </table:table-cell>
          <table:table-cell table:style-name="ce5" table:formula="of:=AVERAGE([.$E$2:.E220])" office:value-type="float" office:value="15.1721281278539">
            <text:p>15,17212812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937">
            <text:p>3,9937</text:p>
          </table:table-cell>
          <table:table-cell table:style-name="ce5" table:formula="of:=AVERAGE([.$E$2:.E221])" office:value-type="float" office:value="15.1213170909091">
            <text:p>15,12131709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3519">
            <text:p>4,13519</text:p>
          </table:table-cell>
          <table:table-cell table:style-name="ce5" table:formula="of:=AVERAGE([.$E$2:.E222])" office:value-type="float" office:value="15.0716061085973">
            <text:p>15,07160610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59869">
            <text:p>3,59869</text:p>
          </table:table-cell>
          <table:table-cell table:style-name="ce5" table:formula="of:=AVERAGE([.$E$2:.E223])" office:value-type="float" office:value="15.0199263063063">
            <text:p>15,0199263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.65715">
            <text:p>3,65715</text:p>
          </table:table-cell>
          <table:table-cell table:style-name="ce5" table:formula="of:=AVERAGE([.$E$2:.E224])" office:value-type="float" office:value="14.9689721524664">
            <text:p>14,9689721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2614">
            <text:p>4,2614</text:p>
          </table:table-cell>
          <table:table-cell table:style-name="ce5" table:formula="of:=AVERAGE([.$E$2:.E225])" office:value-type="float" office:value="14.9211704910714">
            <text:p>14,92117049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53021">
            <text:p>5,53021</text:p>
          </table:table-cell>
          <table:table-cell table:style-name="ce5" table:formula="of:=AVERAGE([.$E$2:.E226])" office:value-type="float" office:value="14.8794328888889">
            <text:p>14,879432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.28773">
            <text:p>5,28773</text:p>
          </table:table-cell>
          <table:table-cell table:style-name="ce5" table:formula="of:=AVERAGE([.$E$2:.E227])" office:value-type="float" office:value="14.8369917256637">
            <text:p>14,83699172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.86871">
            <text:p>8,86871</text:p>
          </table:table-cell>
          <table:table-cell table:style-name="ce5" table:formula="of:=AVERAGE([.$E$2:.E228])" office:value-type="float" office:value="14.8106997356828">
            <text:p>14,81069973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.07344">
            <text:p>5,07344</text:p>
          </table:table-cell>
          <table:table-cell table:style-name="ce5" table:formula="of:=AVERAGE([.$E$2:.E229])" office:value-type="float" office:value="14.7679924561404">
            <text:p>14,76799245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7.96851">
            <text:p>7,96851</text:p>
          </table:table-cell>
          <table:table-cell table:style-name="ce5" table:formula="of:=AVERAGE([.$E$2:.E230])" office:value-type="float" office:value="14.7383003930131">
            <text:p>14,7383003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.16239">
            <text:p>5,16239</text:p>
          </table:table-cell>
          <table:table-cell table:style-name="ce5" table:formula="of:=AVERAGE([.$E$2:.E231])" office:value-type="float" office:value="14.696666">
            <text:p>14,6966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.03459">
            <text:p>5,03459</text:p>
          </table:table-cell>
          <table:table-cell table:style-name="ce5" table:formula="of:=AVERAGE([.$E$2:.E232])" office:value-type="float" office:value="14.6548388311688">
            <text:p>14,65483883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4.8578">
            <text:p>34,8578</text:p>
          </table:table-cell>
          <table:table-cell table:style-name="ce5" table:formula="of:=AVERAGE([.$E$2:.E233])" office:value-type="float" office:value="14.7419205603448">
            <text:p>14,74192056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70158">
            <text:p>5,70158</text:p>
          </table:table-cell>
          <table:table-cell table:style-name="ce5" table:formula="of:=AVERAGE([.$E$2:.E234])" office:value-type="float" office:value="14.7031208154507">
            <text:p>14,70312081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99259">
            <text:p>4,99259</text:p>
          </table:table-cell>
          <table:table-cell table:style-name="ce5" table:formula="of:=AVERAGE([.$E$2:.E235])" office:value-type="float" office:value="14.6616228205128">
            <text:p>14,66162282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.59826">
            <text:p>6,59826</text:p>
          </table:table-cell>
          <table:table-cell table:style-name="ce5" table:formula="of:=AVERAGE([.$E$2:.E236])" office:value-type="float" office:value="14.6273106382979">
            <text:p>14,62731063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81">
            <text:p>8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22563">
            <text:p>4,22563</text:p>
          </table:table-cell>
          <table:table-cell table:style-name="ce5" table:formula="of:=AVERAGE([.$E$2:.E237])" office:value-type="float" office:value="14.583235720339">
            <text:p>14,58323572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39">
            <text:p>4,239</text:p>
          </table:table-cell>
          <table:table-cell table:style-name="ce5" table:formula="of:=AVERAGE([.$E$2:.E238])" office:value-type="float" office:value="14.5395891561182">
            <text:p>14,53958915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51338">
            <text:p>6,51338</text:p>
          </table:table-cell>
          <table:table-cell table:style-name="ce5" table:formula="of:=AVERAGE([.$E$2:.E239])" office:value-type="float" office:value="14.5058655882353">
            <text:p>14,505865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.04052">
            <text:p>9,04052</text:p>
          </table:table-cell>
          <table:table-cell table:style-name="ce5" table:formula="of:=AVERAGE([.$E$2:.E240])" office:value-type="float" office:value="14.4829980334728">
            <text:p>14,48299803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.71003">
            <text:p>7,71003</text:p>
          </table:table-cell>
          <table:table-cell table:style-name="ce5" table:formula="of:=AVERAGE([.$E$2:.E241])" office:value-type="float" office:value="14.4547773333333">
            <text:p>14,454777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25089">
            <text:p>5,25089</text:p>
          </table:table-cell>
          <table:table-cell table:style-name="ce5" table:formula="of:=AVERAGE([.$E$2:.E242])" office:value-type="float" office:value="14.4165869294606">
            <text:p>14,41658692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8887">
            <text:p>4,68887</text:p>
          </table:table-cell>
          <table:table-cell table:style-name="ce5" table:formula="of:=AVERAGE([.$E$2:.E243])" office:value-type="float" office:value="14.3763897520661">
            <text:p>14,37638975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.64742">
            <text:p>3,64742</text:p>
          </table:table-cell>
          <table:table-cell table:style-name="ce5" table:formula="of:=AVERAGE([.$E$2:.E244])" office:value-type="float" office:value="14.3322376131687">
            <text:p>14,33223761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20936">
            <text:p>5,20936</text:p>
          </table:table-cell>
          <table:table-cell table:style-name="ce5" table:formula="of:=AVERAGE([.$E$2:.E245])" office:value-type="float" office:value="14.2948487704918">
            <text:p>14,29484877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80133">
            <text:p>6,80133</text:p>
          </table:table-cell>
          <table:table-cell table:style-name="ce5" table:formula="of:=AVERAGE([.$E$2:.E246])" office:value-type="float" office:value="14.2642629795918">
            <text:p>14,26426297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99733">
            <text:p>5,99733</text:p>
          </table:table-cell>
          <table:table-cell table:style-name="ce5" table:formula="of:=AVERAGE([.$E$2:.E247])" office:value-type="float" office:value="14.2306575609756">
            <text:p>14,2306575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.43882">
            <text:p>8,43882</text:p>
          </table:table-cell>
          <table:table-cell table:style-name="ce5" table:formula="of:=AVERAGE([.$E$2:.E248])" office:value-type="float" office:value="14.2072088259109">
            <text:p>14,20720882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4.9052">
            <text:p>64,9052</text:p>
          </table:table-cell>
          <table:table-cell table:style-name="ce5" table:formula="of:=AVERAGE([.$E$2:.E249])" office:value-type="float" office:value="14.4116362096774">
            <text:p>14,41163620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2.3766">
            <text:p>42,3766</text:p>
          </table:table-cell>
          <table:table-cell table:style-name="ce5" table:formula="of:=AVERAGE([.$E$2:.E250])" office:value-type="float" office:value="14.5239453012048">
            <text:p>14,52394530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2.3243">
            <text:p>62,3243</text:p>
          </table:table-cell>
          <table:table-cell table:style-name="ce5" table:formula="of:=AVERAGE([.$E$2:.E251])" office:value-type="float" office:value="14.71514672">
            <text:p>14,715146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6.004">
            <text:p>56,004</text:p>
          </table:table-cell>
          <table:table-cell table:style-name="ce5" table:formula="of:=AVERAGE([.$E$2:.E252])" office:value-type="float" office:value="14.8796441434263">
            <text:p>14,87964414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4.422">
            <text:p>54,422</text:p>
          </table:table-cell>
          <table:table-cell table:style-name="ce5" table:formula="of:=AVERAGE([.$E$2:.E253])" office:value-type="float" office:value="15.0365582539683">
            <text:p>15,036558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2.418">
            <text:p>62,418</text:p>
          </table:table-cell>
          <table:table-cell table:style-name="ce5" table:formula="of:=AVERAGE([.$E$2:.E254])" office:value-type="float" office:value="15.2238366798419">
            <text:p>15,22383667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8.5241">
            <text:p>28,5241</text:p>
          </table:table-cell>
          <table:table-cell table:style-name="ce5" table:formula="of:=AVERAGE([.$E$2:.E255])" office:value-type="float" office:value="15.2761999212599">
            <text:p>15,27619992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.9714">
            <text:p>15,9714</text:p>
          </table:table-cell>
          <table:table-cell table:style-name="ce5" table:formula="of:=AVERAGE([.$E$2:.E256])" office:value-type="float" office:value="15.2789261960784">
            <text:p>15,2789261961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56">
          <table:table-cell table:style-name="Default" table:number-columns-repeated="5"/>
          <table:table-cell table:style-name="ce3"/>
          <table:table-cell table:number-columns-repeated="3"/>
        </table:table-row>
        <table:table-row table:style-name="ro2" table:number-rows-repeated="15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og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.33178">
            <text:p>3,33178</text:p>
          </table:table-cell>
          <table:table-cell table:style-name="ce5" table:formula="of:=[.E2]" office:value-type="float" office:value="3.33178">
            <text:p>3,33178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83">
            <text:p>8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.964">
            <text:p>41,964</text:p>
          </table:table-cell>
          <table:table-cell table:style-name="ce5" table:formula="of:=AVERAGE([.$E$2:.E3])" office:value-type="float" office:value="22.64789">
            <text:p>22,64789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.2695">
            <text:p>41,2695</text:p>
          </table:table-cell>
          <table:table-cell table:style-name="ce5" table:formula="of:=AVERAGE([.$E$2:.E4])" office:value-type="float" office:value="28.8550933333333">
            <text:p>28,8550933333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1">
            <text:p>1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9.3558">
            <text:p>49,3558</text:p>
          </table:table-cell>
          <table:table-cell table:style-name="ce5" table:formula="of:=AVERAGE([.$E$2:.E5])" office:value-type="float" office:value="33.98027">
            <text:p>33,98027</text:p>
          </table:table-cell>
          <table:table-cell/>
          <table:table-cell office:value-type="string">
            <text:p>fps prom</text:p>
          </table:table-cell>
          <table:table-cell table:formula="of:=[.F323]" office:value-type="float" office:value="9.53274854037266">
            <text:p>9,532748540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6.79">
            <text:p>46,79</text:p>
          </table:table-cell>
          <table:table-cell table:style-name="ce5" table:formula="of:=AVERAGE([.$E$2:.E6])" office:value-type="float" office:value="36.542216">
            <text:p>36,5422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9.2141">
            <text:p>39,2141</text:p>
          </table:table-cell>
          <table:table-cell table:style-name="ce5" table:formula="of:=AVERAGE([.$E$2:.E7])" office:value-type="float" office:value="36.98753">
            <text:p>36,987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2.8008">
            <text:p>22,8008</text:p>
          </table:table-cell>
          <table:table-cell table:style-name="ce5" table:formula="of:=AVERAGE([.$E$2:.E8])" office:value-type="float" office:value="34.9608542857143">
            <text:p>34,96085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.0661">
            <text:p>12,0661</text:p>
          </table:table-cell>
          <table:table-cell table:style-name="ce5" table:formula="of:=AVERAGE([.$E$2:.E9])" office:value-type="float" office:value="32.09901">
            <text:p>32,09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.6142">
            <text:p>13,6142</text:p>
          </table:table-cell>
          <table:table-cell table:style-name="ce5" table:formula="of:=AVERAGE([.$E$2:.E10])" office:value-type="float" office:value="30.0451422222222">
            <text:p>30,04514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1.6779">
            <text:p>11,6779</text:p>
          </table:table-cell>
          <table:table-cell table:style-name="ce5" table:formula="of:=AVERAGE([.$E$2:.E11])" office:value-type="float" office:value="28.208418">
            <text:p>28,2084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0.581">
            <text:p>30,581</text:p>
          </table:table-cell>
          <table:table-cell table:style-name="ce5" table:formula="of:=AVERAGE([.$E$2:.E12])" office:value-type="float" office:value="28.4241072727273">
            <text:p>28,4241072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6.357">
            <text:p>16,357</text:p>
          </table:table-cell>
          <table:table-cell table:style-name="ce5" table:formula="of:=AVERAGE([.$E$2:.E13])" office:value-type="float" office:value="27.418515">
            <text:p>27,4185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7.0013">
            <text:p>17,0013</text:p>
          </table:table-cell>
          <table:table-cell table:style-name="ce5" table:formula="of:=AVERAGE([.$E$2:.E14])" office:value-type="float" office:value="26.6171907692308">
            <text:p>26,6171907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4.8417">
            <text:p>14,8417</text:p>
          </table:table-cell>
          <table:table-cell table:style-name="ce5" table:formula="of:=AVERAGE([.$E$2:.E15])" office:value-type="float" office:value="25.7760842857143">
            <text:p>25,77608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5.4521">
            <text:p>15,4521</text:p>
          </table:table-cell>
          <table:table-cell table:style-name="ce5" table:formula="of:=AVERAGE([.$E$2:.E16])" office:value-type="float" office:value="25.0878186666667">
            <text:p>25,08781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5.3233">
            <text:p>15,3233</text:p>
          </table:table-cell>
          <table:table-cell table:style-name="ce5" table:formula="of:=AVERAGE([.$E$2:.E17])" office:value-type="float" office:value="24.47753625">
            <text:p>24,47753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0.0927">
            <text:p>10,0927</text:p>
          </table:table-cell>
          <table:table-cell table:style-name="ce5" table:formula="of:=AVERAGE([.$E$2:.E18])" office:value-type="float" office:value="23.6313694117647">
            <text:p>23,63136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.2339">
            <text:p>14,2339</text:p>
          </table:table-cell>
          <table:table-cell table:style-name="ce5" table:formula="of:=AVERAGE([.$E$2:.E19])" office:value-type="float" office:value="23.1092877777778">
            <text:p>23,10928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.49612">
            <text:p>9,49612</text:p>
          </table:table-cell>
          <table:table-cell table:style-name="ce5" table:formula="of:=AVERAGE([.$E$2:.E20])" office:value-type="float" office:value="22.3928052631579">
            <text:p>22,3928052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.445">
            <text:p>13,445</text:p>
          </table:table-cell>
          <table:table-cell table:style-name="ce5" table:formula="of:=AVERAGE([.$E$2:.E21])" office:value-type="float" office:value="21.945415">
            <text:p>21,9454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7.7624">
            <text:p>47,7624</text:p>
          </table:table-cell>
          <table:table-cell table:style-name="ce5" table:formula="of:=AVERAGE([.$E$2:.E22])" office:value-type="float" office:value="23.1747952380952">
            <text:p>23,17479523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2.5332">
            <text:p>12,5332</text:p>
          </table:table-cell>
          <table:table-cell table:style-name="ce5" table:formula="of:=AVERAGE([.$E$2:.E23])" office:value-type="float" office:value="22.6910863636364">
            <text:p>22,69108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0.854">
            <text:p>10,854</text:p>
          </table:table-cell>
          <table:table-cell table:style-name="ce5" table:formula="of:=AVERAGE([.$E$2:.E24])" office:value-type="float" office:value="22.1764304347826">
            <text:p>22,17643043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2.035">
            <text:p>12,035</text:p>
          </table:table-cell>
          <table:table-cell table:style-name="ce5" table:formula="of:=AVERAGE([.$E$2:.E25])" office:value-type="float" office:value="21.7538708333333">
            <text:p>21,75387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4.8707">
            <text:p>14,8707</text:p>
          </table:table-cell>
          <table:table-cell table:style-name="ce5" table:formula="of:=AVERAGE([.$E$2:.E26])" office:value-type="float" office:value="21.478544">
            <text:p>21,4785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.50227">
            <text:p>7,50227</text:p>
          </table:table-cell>
          <table:table-cell table:style-name="ce5" table:formula="of:=AVERAGE([.$E$2:.E27])" office:value-type="float" office:value="20.940995">
            <text:p>20,9409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.87478">
            <text:p>9,87478</text:p>
          </table:table-cell>
          <table:table-cell table:style-name="ce5" table:formula="of:=AVERAGE([.$E$2:.E28])" office:value-type="float" office:value="20.5311351851852">
            <text:p>20,53113518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.57908">
            <text:p>6,57908</text:p>
          </table:table-cell>
          <table:table-cell table:style-name="ce5" table:formula="of:=AVERAGE([.$E$2:.E29])" office:value-type="float" office:value="20.0328475">
            <text:p>20,03284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4.8166">
            <text:p>14,8166</text:p>
          </table:table-cell>
          <table:table-cell table:style-name="ce5" table:formula="of:=AVERAGE([.$E$2:.E30])" office:value-type="float" office:value="19.8529768965517">
            <text:p>19,85297689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.95909">
            <text:p>4,95909</text:p>
          </table:table-cell>
          <table:table-cell table:style-name="ce5" table:formula="of:=AVERAGE([.$E$2:.E31])" office:value-type="float" office:value="19.356514">
            <text:p>19,3565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.63056">
            <text:p>7,63056</text:p>
          </table:table-cell>
          <table:table-cell table:style-name="ce5" table:formula="of:=AVERAGE([.$E$2:.E32])" office:value-type="float" office:value="18.9782574193548">
            <text:p>18,9782574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4.7339">
            <text:p>14,7339</text:p>
          </table:table-cell>
          <table:table-cell table:style-name="ce5" table:formula="of:=AVERAGE([.$E$2:.E33])" office:value-type="float" office:value="18.84562125">
            <text:p>18,84562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23325">
            <text:p>5,23325</text:p>
          </table:table-cell>
          <table:table-cell table:style-name="ce5" table:formula="of:=AVERAGE([.$E$2:.E34])" office:value-type="float" office:value="18.4331251515151">
            <text:p>18,43312515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.48133">
            <text:p>7,48133</text:p>
          </table:table-cell>
          <table:table-cell table:style-name="ce5" table:formula="of:=AVERAGE([.$E$2:.E35])" office:value-type="float" office:value="18.1110135294118">
            <text:p>18,1110135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.33678">
            <text:p>6,33678</text:p>
          </table:table-cell>
          <table:table-cell table:style-name="ce5" table:formula="of:=AVERAGE([.$E$2:.E36])" office:value-type="float" office:value="17.7746068571429">
            <text:p>17,774606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.60864">
            <text:p>6,60864</text:p>
          </table:table-cell>
          <table:table-cell table:style-name="ce5" table:formula="of:=AVERAGE([.$E$2:.E37])" office:value-type="float" office:value="17.4644411111111">
            <text:p>17,46444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.86771">
            <text:p>6,86771</text:p>
          </table:table-cell>
          <table:table-cell table:style-name="ce5" table:formula="of:=AVERAGE([.$E$2:.E38])" office:value-type="float" office:value="17.178042972973">
            <text:p>17,1780429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.31662">
            <text:p>7,31662</text:p>
          </table:table-cell>
          <table:table-cell table:style-name="ce5" table:formula="of:=AVERAGE([.$E$2:.E39])" office:value-type="float" office:value="16.9185318421053">
            <text:p>16,91853184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89712">
            <text:p>6,89712</text:p>
          </table:table-cell>
          <table:table-cell table:style-name="ce5" table:formula="of:=AVERAGE([.$E$2:.E40])" office:value-type="float" office:value="16.6615725641026">
            <text:p>16,6615725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24306">
            <text:p>6,24306</text:p>
          </table:table-cell>
          <table:table-cell table:style-name="ce5" table:formula="of:=AVERAGE([.$E$2:.E41])" office:value-type="float" office:value="16.40110975">
            <text:p>16,401109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.14458">
            <text:p>8,14458</text:p>
          </table:table-cell>
          <table:table-cell table:style-name="ce5" table:formula="of:=AVERAGE([.$E$2:.E42])" office:value-type="float" office:value="16.1997309756098">
            <text:p>16,19973097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.07084">
            <text:p>5,07084</text:p>
          </table:table-cell>
          <table:table-cell table:style-name="ce5" table:formula="of:=AVERAGE([.$E$2:.E43])" office:value-type="float" office:value="15.9347573809524">
            <text:p>15,9347573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85189">
            <text:p>6,85189</text:p>
          </table:table-cell>
          <table:table-cell table:style-name="ce5" table:formula="of:=AVERAGE([.$E$2:.E44])" office:value-type="float" office:value="15.7235279069767">
            <text:p>15,7235279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11274">
            <text:p>7,11274</text:p>
          </table:table-cell>
          <table:table-cell table:style-name="ce5" table:formula="of:=AVERAGE([.$E$2:.E45])" office:value-type="float" office:value="15.5278281818182">
            <text:p>15,52782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52043">
            <text:p>6,52043</text:p>
          </table:table-cell>
          <table:table-cell table:style-name="ce5" table:formula="of:=AVERAGE([.$E$2:.E46])" office:value-type="float" office:value="15.3276637777778">
            <text:p>15,327663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.80225">
            <text:p>6,80225</text:p>
          </table:table-cell>
          <table:table-cell table:style-name="ce5" table:formula="of:=AVERAGE([.$E$2:.E47])" office:value-type="float" office:value="15.1423286956522">
            <text:p>15,14232869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0.3029">
            <text:p>20,3029</text:p>
          </table:table-cell>
          <table:table-cell table:style-name="ce5" table:formula="of:=AVERAGE([.$E$2:.E48])" office:value-type="float" office:value="15.2521280851064">
            <text:p>15,25212808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4">
            <text:p>3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.39022">
            <text:p>7,39022</text:p>
          </table:table-cell>
          <table:table-cell table:style-name="ce5" table:formula="of:=AVERAGE([.$E$2:.E49])" office:value-type="float" office:value="15.0883383333333">
            <text:p>15,08833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4.4232">
            <text:p>14,4232</text:p>
          </table:table-cell>
          <table:table-cell table:style-name="ce5" table:formula="of:=AVERAGE([.$E$2:.E50])" office:value-type="float" office:value="15.0747640816326">
            <text:p>15,0747640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83053">
            <text:p>5,83053</text:p>
          </table:table-cell>
          <table:table-cell table:style-name="ce5" table:formula="of:=AVERAGE([.$E$2:.E51])" office:value-type="float" office:value="14.8898794">
            <text:p>14,88987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41989">
            <text:p>6,41989</text:p>
          </table:table-cell>
          <table:table-cell table:style-name="ce5" table:formula="of:=AVERAGE([.$E$2:.E52])" office:value-type="float" office:value="14.7238011764706">
            <text:p>14,7238011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51258">
            <text:p>7,51258</text:p>
          </table:table-cell>
          <table:table-cell table:style-name="ce5" table:formula="of:=AVERAGE([.$E$2:.E53])" office:value-type="float" office:value="14.5851238461538">
            <text:p>14,58512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3.0794">
            <text:p>13,0794</text:p>
          </table:table-cell>
          <table:table-cell table:style-name="ce5" table:formula="of:=AVERAGE([.$E$2:.E54])" office:value-type="float" office:value="14.5567139622641">
            <text:p>14,55671396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17273">
            <text:p>8,17273</text:p>
          </table:table-cell>
          <table:table-cell table:style-name="ce5" table:formula="of:=AVERAGE([.$E$2:.E55])" office:value-type="float" office:value="14.438492037037">
            <text:p>14,4384920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96859">
            <text:p>6,96859</text:p>
          </table:table-cell>
          <table:table-cell table:style-name="ce5" table:formula="of:=AVERAGE([.$E$2:.E56])" office:value-type="float" office:value="14.3026756363636">
            <text:p>14,302675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70363">
            <text:p>7,70363</text:p>
          </table:table-cell>
          <table:table-cell table:style-name="ce5" table:formula="of:=AVERAGE([.$E$2:.E57])" office:value-type="float" office:value="14.1848355357143">
            <text:p>14,18483553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8.3573">
            <text:p>18,3573</text:p>
          </table:table-cell>
          <table:table-cell table:style-name="ce5" table:formula="of:=AVERAGE([.$E$2:.E58])" office:value-type="float" office:value="14.2580366666667">
            <text:p>14,25803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4.5175">
            <text:p>44,5175</text:p>
          </table:table-cell>
          <table:table-cell table:style-name="ce5" table:formula="of:=AVERAGE([.$E$2:.E59])" office:value-type="float" office:value="14.7797515517241">
            <text:p>14,77975155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0.3076">
            <text:p>10,3076</text:p>
          </table:table-cell>
          <table:table-cell table:style-name="ce5" table:formula="of:=AVERAGE([.$E$2:.E60])" office:value-type="float" office:value="14.7039523728813">
            <text:p>14,70395237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69797">
            <text:p>5,69797</text:p>
          </table:table-cell>
          <table:table-cell table:style-name="ce5" table:formula="of:=AVERAGE([.$E$2:.E61])" office:value-type="float" office:value="14.5538526666667">
            <text:p>14,55385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0.9772">
            <text:p>40,9772</text:p>
          </table:table-cell>
          <table:table-cell table:style-name="ce5" table:formula="of:=AVERAGE([.$E$2:.E62])" office:value-type="float" office:value="14.987022295082">
            <text:p>14,98702229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.25117">
            <text:p>6,25117</text:p>
          </table:table-cell>
          <table:table-cell table:style-name="ce5" table:formula="of:=AVERAGE([.$E$2:.E63])" office:value-type="float" office:value="14.8461214516129">
            <text:p>14,84612145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77947">
            <text:p>6,77947</text:p>
          </table:table-cell>
          <table:table-cell table:style-name="ce5" table:formula="of:=AVERAGE([.$E$2:.E64])" office:value-type="float" office:value="14.7180793650794">
            <text:p>14,71807936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69823">
            <text:p>5,69823</text:p>
          </table:table-cell>
          <table:table-cell table:style-name="ce5" table:formula="of:=AVERAGE([.$E$2:.E65])" office:value-type="float" office:value="14.57714421875">
            <text:p>14,57714421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10109">
            <text:p>6,10109</text:p>
          </table:table-cell>
          <table:table-cell table:style-name="ce5" table:formula="of:=AVERAGE([.$E$2:.E66])" office:value-type="float" office:value="14.4467433846154">
            <text:p>14,446743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5.9508">
            <text:p>35,9508</text:p>
          </table:table-cell>
          <table:table-cell table:style-name="ce5" table:formula="of:=AVERAGE([.$E$2:.E67])" office:value-type="float" office:value="14.7725624242424">
            <text:p>14,77256242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17643">
            <text:p>4,17643</text:p>
          </table:table-cell>
          <table:table-cell table:style-name="ce5" table:formula="of:=AVERAGE([.$E$2:.E68])" office:value-type="float" office:value="14.6144111940298">
            <text:p>14,614411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9.64097">
            <text:p>9,64097</text:p>
          </table:table-cell>
          <table:table-cell table:style-name="ce5" table:formula="of:=AVERAGE([.$E$2:.E69])" office:value-type="float" office:value="14.5412723529412">
            <text:p>14,54127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95895">
            <text:p>6,95895</text:p>
          </table:table-cell>
          <table:table-cell table:style-name="ce5" table:formula="of:=AVERAGE([.$E$2:.E70])" office:value-type="float" office:value="14.4313836231884">
            <text:p>14,43138362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95992">
            <text:p>4,95992</text:p>
          </table:table-cell>
          <table:table-cell table:style-name="ce5" table:formula="of:=AVERAGE([.$E$2:.E71])" office:value-type="float" office:value="14.296077">
            <text:p>14,2960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15002">
            <text:p>6,15002</text:p>
          </table:table-cell>
          <table:table-cell table:style-name="ce5" table:formula="of:=AVERAGE([.$E$2:.E72])" office:value-type="float" office:value="14.1813438028169">
            <text:p>14,18134380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.30495">
            <text:p>5,30495</text:p>
          </table:table-cell>
          <table:table-cell table:style-name="ce5" table:formula="of:=AVERAGE([.$E$2:.E73])" office:value-type="float" office:value="14.0580605555556">
            <text:p>14,058060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76433">
            <text:p>4,76433</text:p>
          </table:table-cell>
          <table:table-cell table:style-name="ce5" table:formula="of:=AVERAGE([.$E$2:.E74])" office:value-type="float" office:value="13.9307491780822">
            <text:p>13,93074917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.27102">
            <text:p>9,27102</text:p>
          </table:table-cell>
          <table:table-cell table:style-name="ce5" table:formula="of:=AVERAGE([.$E$2:.E75])" office:value-type="float" office:value="13.8677798648649">
            <text:p>13,86777986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3173">
            <text:p>10,3173</text:p>
          </table:table-cell>
          <table:table-cell table:style-name="ce5" table:formula="of:=AVERAGE([.$E$2:.E76])" office:value-type="float" office:value="13.8204401333333">
            <text:p>13,8204401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.34774">
            <text:p>5,34774</text:p>
          </table:table-cell>
          <table:table-cell table:style-name="ce5" table:formula="of:=AVERAGE([.$E$2:.E77])" office:value-type="float" office:value="13.7089572368421">
            <text:p>13,7089572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73515">
            <text:p>8,73515</text:p>
          </table:table-cell>
          <table:table-cell table:style-name="ce5" table:formula="of:=AVERAGE([.$E$2:.E78])" office:value-type="float" office:value="13.6443623376623">
            <text:p>13,6443623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.71016">
            <text:p>9,71016</text:p>
          </table:table-cell>
          <table:table-cell table:style-name="ce5" table:formula="of:=AVERAGE([.$E$2:.E79])" office:value-type="float" office:value="13.5939238461538">
            <text:p>13,59392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74469">
            <text:p>6,74469</text:p>
          </table:table-cell>
          <table:table-cell table:style-name="ce5" table:formula="of:=AVERAGE([.$E$2:.E80])" office:value-type="float" office:value="13.5072246835443">
            <text:p>13,50722468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1.7761">
            <text:p>11,7761</text:p>
          </table:table-cell>
          <table:table-cell table:style-name="ce5" table:formula="of:=AVERAGE([.$E$2:.E81])" office:value-type="float" office:value="13.485585625">
            <text:p>13,485585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50246">
            <text:p>5,50246</text:p>
          </table:table-cell>
          <table:table-cell table:style-name="ce5" table:formula="of:=AVERAGE([.$E$2:.E82])" office:value-type="float" office:value="13.3870285185185">
            <text:p>13,38702851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8.55432">
            <text:p>8,55432</text:p>
          </table:table-cell>
          <table:table-cell table:style-name="ce5" table:formula="of:=AVERAGE([.$E$2:.E83])" office:value-type="float" office:value="13.3280930487805">
            <text:p>13,3280930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9465">
            <text:p>4,9465</text:p>
          </table:table-cell>
          <table:table-cell table:style-name="ce5" table:formula="of:=AVERAGE([.$E$2:.E84])" office:value-type="float" office:value="13.22711">
            <text:p>13,227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.3722">
            <text:p>8,3722</text:p>
          </table:table-cell>
          <table:table-cell table:style-name="ce5" table:formula="of:=AVERAGE([.$E$2:.E85])" office:value-type="float" office:value="13.1693134523809">
            <text:p>13,16931345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.65388">
            <text:p>8,65388</text:p>
          </table:table-cell>
          <table:table-cell table:style-name="ce5" table:formula="of:=AVERAGE([.$E$2:.E86])" office:value-type="float" office:value="13.1161907058823">
            <text:p>13,116190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.99981">
            <text:p>5,99981</text:p>
          </table:table-cell>
          <table:table-cell table:style-name="ce5" table:formula="of:=AVERAGE([.$E$2:.E87])" office:value-type="float" office:value="13.0334420930233">
            <text:p>13,0334420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7.33616">
            <text:p>7,33616</text:p>
          </table:table-cell>
          <table:table-cell table:style-name="ce5" table:formula="of:=AVERAGE([.$E$2:.E88])" office:value-type="float" office:value="12.967956091954">
            <text:p>12,9679560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31784">
            <text:p>6,31784</text:p>
          </table:table-cell>
          <table:table-cell table:style-name="ce5" table:formula="of:=AVERAGE([.$E$2:.E89])" office:value-type="float" office:value="12.8923865909091">
            <text:p>12,89238659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4.2294">
            <text:p>14,2294</text:p>
          </table:table-cell>
          <table:table-cell table:style-name="ce5" table:formula="of:=AVERAGE([.$E$2:.E90])" office:value-type="float" office:value="12.9074092134831">
            <text:p>12,90740921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84107">
            <text:p>6,84107</text:p>
          </table:table-cell>
          <table:table-cell table:style-name="ce5" table:formula="of:=AVERAGE([.$E$2:.E91])" office:value-type="float" office:value="12.8400054444444">
            <text:p>12,840005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.38138">
            <text:p>8,38138</text:p>
          </table:table-cell>
          <table:table-cell table:style-name="ce5" table:formula="of:=AVERAGE([.$E$2:.E92])" office:value-type="float" office:value="12.7910095604396">
            <text:p>12,79100956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46865">
            <text:p>7,46865</text:p>
          </table:table-cell>
          <table:table-cell table:style-name="ce5" table:formula="of:=AVERAGE([.$E$2:.E93])" office:value-type="float" office:value="12.733157826087">
            <text:p>12,73315782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.5795">
            <text:p>8,5795</text:p>
          </table:table-cell>
          <table:table-cell table:style-name="ce5" table:formula="of:=AVERAGE([.$E$2:.E94])" office:value-type="float" office:value="12.6884948387097">
            <text:p>12,68849483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.91099">
            <text:p>8,91099</text:p>
          </table:table-cell>
          <table:table-cell table:style-name="ce5" table:formula="of:=AVERAGE([.$E$2:.E95])" office:value-type="float" office:value="12.6483086170213">
            <text:p>12,6483086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9.895">
            <text:p>9,895</text:p>
          </table:table-cell>
          <table:table-cell table:style-name="ce5" table:formula="of:=AVERAGE([.$E$2:.E96])" office:value-type="float" office:value="12.6193264210526">
            <text:p>12,61932642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9.45019">
            <text:p>9,45019</text:p>
          </table:table-cell>
          <table:table-cell table:style-name="ce5" table:formula="of:=AVERAGE([.$E$2:.E97])" office:value-type="float" office:value="12.5863145833333">
            <text:p>12,5863145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.28609">
            <text:p>9,28609</text:p>
          </table:table-cell>
          <table:table-cell table:style-name="ce5" table:formula="of:=AVERAGE([.$E$2:.E98])" office:value-type="float" office:value="12.5522916494845">
            <text:p>12,55229164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.45573">
            <text:p>8,45573</text:p>
          </table:table-cell>
          <table:table-cell table:style-name="ce5" table:formula="of:=AVERAGE([.$E$2:.E99])" office:value-type="float" office:value="12.51049">
            <text:p>12,510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.41449">
            <text:p>7,41449</text:p>
          </table:table-cell>
          <table:table-cell table:style-name="ce5" table:formula="of:=AVERAGE([.$E$2:.E100])" office:value-type="float" office:value="12.4590152525252">
            <text:p>12,45901525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.26758">
            <text:p>9,26758</text:p>
          </table:table-cell>
          <table:table-cell table:style-name="ce5" table:formula="of:=AVERAGE([.$E$2:.E101])" office:value-type="float" office:value="12.4271009">
            <text:p>12,42710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.05398">
            <text:p>8,05398</text:p>
          </table:table-cell>
          <table:table-cell table:style-name="ce5" table:formula="of:=AVERAGE([.$E$2:.E102])" office:value-type="float" office:value="12.3838026732673">
            <text:p>12,38380267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8.73751">
            <text:p>8,73751</text:p>
          </table:table-cell>
          <table:table-cell table:style-name="ce5" table:formula="of:=AVERAGE([.$E$2:.E103])" office:value-type="float" office:value="12.3480547058823">
            <text:p>12,348054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00457">
            <text:p>6,00457</text:p>
          </table:table-cell>
          <table:table-cell table:style-name="ce5" table:formula="of:=AVERAGE([.$E$2:.E104])" office:value-type="float" office:value="12.2864674757281">
            <text:p>12,28646747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7186">
            <text:p>7,7186</text:p>
          </table:table-cell>
          <table:table-cell table:style-name="ce5" table:formula="of:=AVERAGE([.$E$2:.E105])" office:value-type="float" office:value="12.2425456730769">
            <text:p>12,24254567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27781">
            <text:p>7,27781</text:p>
          </table:table-cell>
          <table:table-cell table:style-name="ce5" table:formula="of:=AVERAGE([.$E$2:.E106])" office:value-type="float" office:value="12.1952624761905">
            <text:p>12,1952624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.30813">
            <text:p>7,30813</text:p>
          </table:table-cell>
          <table:table-cell table:style-name="ce5" table:formula="of:=AVERAGE([.$E$2:.E107])" office:value-type="float" office:value="12.1491574528302">
            <text:p>12,14915745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.19203">
            <text:p>7,19203</text:p>
          </table:table-cell>
          <table:table-cell table:style-name="ce5" table:formula="of:=AVERAGE([.$E$2:.E108])" office:value-type="float" office:value="12.1028291588785">
            <text:p>12,10282915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.78072">
            <text:p>7,78072</text:p>
          </table:table-cell>
          <table:table-cell table:style-name="ce5" table:formula="of:=AVERAGE([.$E$2:.E109])" office:value-type="float" office:value="12.0628096296296">
            <text:p>12,06280962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.03568">
            <text:p>8,03568</text:p>
          </table:table-cell>
          <table:table-cell table:style-name="ce5" table:formula="of:=AVERAGE([.$E$2:.E110])" office:value-type="float" office:value="12.0258634862385">
            <text:p>12,02586348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.13395">
            <text:p>7,13395</text:p>
          </table:table-cell>
          <table:table-cell table:style-name="ce5" table:formula="of:=AVERAGE([.$E$2:.E111])" office:value-type="float" office:value="11.9813915454545">
            <text:p>11,981391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57869">
            <text:p>6,57869</text:p>
          </table:table-cell>
          <table:table-cell table:style-name="ce5" table:formula="of:=AVERAGE([.$E$2:.E112])" office:value-type="float" office:value="11.9327185585585">
            <text:p>11,9327185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.25727">
            <text:p>9,25727</text:p>
          </table:table-cell>
          <table:table-cell table:style-name="ce5" table:formula="of:=AVERAGE([.$E$2:.E113])" office:value-type="float" office:value="11.908830625">
            <text:p>11,90883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95704">
            <text:p>8,95704</text:p>
          </table:table-cell>
          <table:table-cell table:style-name="ce5" table:formula="of:=AVERAGE([.$E$2:.E114])" office:value-type="float" office:value="11.8827085840708">
            <text:p>11,88270858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.85128">
            <text:p>8,85128</text:p>
          </table:table-cell>
          <table:table-cell table:style-name="ce5" table:formula="of:=AVERAGE([.$E$2:.E115])" office:value-type="float" office:value="11.8561171052632">
            <text:p>11,85611710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.87603">
            <text:p>8,87603</text:p>
          </table:table-cell>
          <table:table-cell table:style-name="ce5" table:formula="of:=AVERAGE([.$E$2:.E116])" office:value-type="float" office:value="11.8302033043478">
            <text:p>11,83020330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7.428">
            <text:p>17,428</text:p>
          </table:table-cell>
          <table:table-cell table:style-name="ce5" table:formula="of:=AVERAGE([.$E$2:.E117])" office:value-type="float" office:value="11.8784601724138">
            <text:p>11,87846017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2392">
            <text:p>6,2392</text:p>
          </table:table-cell>
          <table:table-cell table:style-name="ce5" table:formula="of:=AVERAGE([.$E$2:.E118])" office:value-type="float" office:value="11.8302613675214">
            <text:p>11,83026136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0.6076">
            <text:p>10,6076</text:p>
          </table:table-cell>
          <table:table-cell table:style-name="ce5" table:formula="of:=AVERAGE([.$E$2:.E119])" office:value-type="float" office:value="11.8198998305085">
            <text:p>11,81989983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.05099">
            <text:p>5,05099</text:p>
          </table:table-cell>
          <table:table-cell table:style-name="ce5" table:formula="of:=AVERAGE([.$E$2:.E120])" office:value-type="float" office:value="11.7630182352941">
            <text:p>11,76301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80629">
            <text:p>8,80629</text:p>
          </table:table-cell>
          <table:table-cell table:style-name="ce5" table:formula="of:=AVERAGE([.$E$2:.E121])" office:value-type="float" office:value="11.7383788333333">
            <text:p>11,738378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81797">
            <text:p>9,81797</text:p>
          </table:table-cell>
          <table:table-cell table:style-name="ce5" table:formula="of:=AVERAGE([.$E$2:.E122])" office:value-type="float" office:value="11.7225076859504">
            <text:p>11,7225076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9166">
            <text:p>4,19166</text:p>
          </table:table-cell>
          <table:table-cell table:style-name="ce5" table:formula="of:=AVERAGE([.$E$2:.E123])" office:value-type="float" office:value="11.6607794262295">
            <text:p>11,66077942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.26651">
            <text:p>5,26651</text:p>
          </table:table-cell>
          <table:table-cell table:style-name="ce5" table:formula="of:=AVERAGE([.$E$2:.E124])" office:value-type="float" office:value="11.608793495935">
            <text:p>11,60879349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6.952">
            <text:p>16,952</text:p>
          </table:table-cell>
          <table:table-cell table:style-name="ce5" table:formula="of:=AVERAGE([.$E$2:.E125])" office:value-type="float" office:value="11.6518838709677">
            <text:p>11,651883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.76465">
            <text:p>5,76465</text:p>
          </table:table-cell>
          <table:table-cell table:style-name="ce5" table:formula="of:=AVERAGE([.$E$2:.E126])" office:value-type="float" office:value="11.604786">
            <text:p>11,6047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3.7022">
            <text:p>13,7022</text:p>
          </table:table-cell>
          <table:table-cell table:style-name="ce5" table:formula="of:=AVERAGE([.$E$2:.E127])" office:value-type="float" office:value="11.6214321428571">
            <text:p>11,621432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7.2723">
            <text:p>7,2723</text:p>
          </table:table-cell>
          <table:table-cell table:style-name="ce5" table:formula="of:=AVERAGE([.$E$2:.E128])" office:value-type="float" office:value="11.587187007874">
            <text:p>11,58718700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96188">
            <text:p>3,96188</text:p>
          </table:table-cell>
          <table:table-cell table:style-name="ce5" table:formula="of:=AVERAGE([.$E$2:.E129])" office:value-type="float" office:value="11.527614296875">
            <text:p>11,52761429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19689">
            <text:p>7,19689</text:p>
          </table:table-cell>
          <table:table-cell table:style-name="ce5" table:formula="of:=AVERAGE([.$E$2:.E130])" office:value-type="float" office:value="11.4940427906977">
            <text:p>11,49404279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.27021">
            <text:p>8,27021</text:p>
          </table:table-cell>
          <table:table-cell table:style-name="ce5" table:formula="of:=AVERAGE([.$E$2:.E131])" office:value-type="float" office:value="11.4692440769231">
            <text:p>11,469244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32767">
            <text:p>6,32767</text:p>
          </table:table-cell>
          <table:table-cell table:style-name="ce5" table:formula="of:=AVERAGE([.$E$2:.E132])" office:value-type="float" office:value="11.4299954198473">
            <text:p>11,42999541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11062">
            <text:p>4,11062</text:p>
          </table:table-cell>
          <table:table-cell table:style-name="ce5" table:formula="of:=AVERAGE([.$E$2:.E133])" office:value-type="float" office:value="11.3745456060606">
            <text:p>11,37454560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82114">
            <text:p>6,82114</text:p>
          </table:table-cell>
          <table:table-cell table:style-name="ce5" table:formula="of:=AVERAGE([.$E$2:.E134])" office:value-type="float" office:value="11.3403094736842">
            <text:p>11,34030947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.25798">
            <text:p>5,25798</text:p>
          </table:table-cell>
          <table:table-cell table:style-name="ce5" table:formula="of:=AVERAGE([.$E$2:.E135])" office:value-type="float" office:value="11.2949189552239">
            <text:p>11,29491895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2.3739">
            <text:p>32,3739</text:p>
          </table:table-cell>
          <table:table-cell table:style-name="ce5" table:formula="of:=AVERAGE([.$E$2:.E136])" office:value-type="float" office:value="11.4510595555556">
            <text:p>11,451059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1836">
            <text:p>7,1836</text:p>
          </table:table-cell>
          <table:table-cell table:style-name="ce5" table:formula="of:=AVERAGE([.$E$2:.E137])" office:value-type="float" office:value="11.4196811764706">
            <text:p>11,4196811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.05154">
            <text:p>4,05154</text:p>
          </table:table-cell>
          <table:table-cell table:style-name="ce5" table:formula="of:=AVERAGE([.$E$2:.E138])" office:value-type="float" office:value="11.3658991240876">
            <text:p>11,36589912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51808">
            <text:p>4,51808</text:p>
          </table:table-cell>
          <table:table-cell table:style-name="ce5" table:formula="of:=AVERAGE([.$E$2:.E139])" office:value-type="float" office:value="11.3162772463768">
            <text:p>11,31627724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8604">
            <text:p>7,8604</text:p>
          </table:table-cell>
          <table:table-cell table:style-name="ce5" table:formula="of:=AVERAGE([.$E$2:.E140])" office:value-type="float" office:value="11.2914148201439">
            <text:p>11,29141482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7.77805">
            <text:p>7,77805</text:p>
          </table:table-cell>
          <table:table-cell table:style-name="ce5" table:formula="of:=AVERAGE([.$E$2:.E141])" office:value-type="float" office:value="11.2663193571428">
            <text:p>11,2663193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88895">
            <text:p>6,88895</text:p>
          </table:table-cell>
          <table:table-cell table:style-name="ce5" table:formula="of:=AVERAGE([.$E$2:.E142])" office:value-type="float" office:value="11.2352741843972">
            <text:p>11,2352741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8.1929">
            <text:p>8,1929</text:p>
          </table:table-cell>
          <table:table-cell table:style-name="ce5" table:formula="of:=AVERAGE([.$E$2:.E143])" office:value-type="float" office:value="11.2138490140845">
            <text:p>11,21384901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9.75107">
            <text:p>9,75107</text:p>
          </table:table-cell>
          <table:table-cell table:style-name="ce5" table:formula="of:=AVERAGE([.$E$2:.E144])" office:value-type="float" office:value="11.2036197902098">
            <text:p>11,20361979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59689">
            <text:p>7,59689</text:p>
          </table:table-cell>
          <table:table-cell table:style-name="ce5" table:formula="of:=AVERAGE([.$E$2:.E145])" office:value-type="float" office:value="11.1785730555556">
            <text:p>11,1785730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.04218">
            <text:p>9,04218</text:p>
          </table:table-cell>
          <table:table-cell table:style-name="ce5" table:formula="of:=AVERAGE([.$E$2:.E146])" office:value-type="float" office:value="11.1638393103448">
            <text:p>11,16383931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.79202">
            <text:p>9,79202</text:p>
          </table:table-cell>
          <table:table-cell table:style-name="ce5" table:formula="of:=AVERAGE([.$E$2:.E147])" office:value-type="float" office:value="11.1544432876712">
            <text:p>11,15444328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.21766">
            <text:p>8,21766</text:p>
          </table:table-cell>
          <table:table-cell table:style-name="ce5" table:formula="of:=AVERAGE([.$E$2:.E148])" office:value-type="float" office:value="11.134465170068">
            <text:p>11,1344651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6.53137">
            <text:p>6,53137</text:p>
          </table:table-cell>
          <table:table-cell table:style-name="ce5" table:formula="of:=AVERAGE([.$E$2:.E149])" office:value-type="float" office:value="11.1033631756757">
            <text:p>11,10336317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24867">
            <text:p>6,24867</text:p>
          </table:table-cell>
          <table:table-cell table:style-name="ce5" table:formula="of:=AVERAGE([.$E$2:.E150])" office:value-type="float" office:value="11.0707813422819">
            <text:p>11,07078134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9.51467">
            <text:p>9,51467</text:p>
          </table:table-cell>
          <table:table-cell table:style-name="ce5" table:formula="of:=AVERAGE([.$E$2:.E151])" office:value-type="float" office:value="11.0604072666667">
            <text:p>11,0604072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.50746">
            <text:p>5,50746</text:p>
          </table:table-cell>
          <table:table-cell table:style-name="ce5" table:formula="of:=AVERAGE([.$E$2:.E152])" office:value-type="float" office:value="11.023632781457">
            <text:p>11,0236327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20217">
            <text:p>6,20217</text:p>
          </table:table-cell>
          <table:table-cell table:style-name="ce5" table:formula="of:=AVERAGE([.$E$2:.E153])" office:value-type="float" office:value="10.9919126315789">
            <text:p>10,99191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.97589">
            <text:p>4,97589</text:p>
          </table:table-cell>
          <table:table-cell table:style-name="ce5" table:formula="of:=AVERAGE([.$E$2:.E154])" office:value-type="float" office:value="10.9525922222222">
            <text:p>10,95259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8.21139">
            <text:p>8,21139</text:p>
          </table:table-cell>
          <table:table-cell table:style-name="ce5" table:formula="of:=AVERAGE([.$E$2:.E155])" office:value-type="float" office:value="10.9347922077922">
            <text:p>10,93479220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.93362">
            <text:p>9,93362</text:p>
          </table:table-cell>
          <table:table-cell table:style-name="ce5" table:formula="of:=AVERAGE([.$E$2:.E156])" office:value-type="float" office:value="10.9283330322581">
            <text:p>10,92833303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.98129">
            <text:p>7,98129</text:p>
          </table:table-cell>
          <table:table-cell table:style-name="ce5" table:formula="of:=AVERAGE([.$E$2:.E157])" office:value-type="float" office:value="10.9094417307692">
            <text:p>10,90944173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.42199">
            <text:p>6,42199</text:p>
          </table:table-cell>
          <table:table-cell table:style-name="ce5" table:formula="of:=AVERAGE([.$E$2:.E158])" office:value-type="float" office:value="10.8808592356688">
            <text:p>10,88085923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32319">
            <text:p>6,32319</text:p>
          </table:table-cell>
          <table:table-cell table:style-name="ce5" table:formula="of:=AVERAGE([.$E$2:.E159])" office:value-type="float" office:value="10.8520132278481">
            <text:p>10,85201322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.07439">
            <text:p>7,07439</text:p>
          </table:table-cell>
          <table:table-cell table:style-name="ce5" table:formula="of:=AVERAGE([.$E$2:.E160])" office:value-type="float" office:value="10.828254591195">
            <text:p>10,82825459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.16507">
            <text:p>7,16507</text:p>
          </table:table-cell>
          <table:table-cell table:style-name="ce5" table:formula="of:=AVERAGE([.$E$2:.E161])" office:value-type="float" office:value="10.8053596875">
            <text:p>10,805359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61955">
            <text:p>5,61955</text:p>
          </table:table-cell>
          <table:table-cell table:style-name="ce5" table:formula="of:=AVERAGE([.$E$2:.E162])" office:value-type="float" office:value="10.773149689441">
            <text:p>10,77314968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79666">
            <text:p>5,79666</text:p>
          </table:table-cell>
          <table:table-cell table:style-name="ce5" table:formula="of:=AVERAGE([.$E$2:.E163])" office:value-type="float" office:value="10.7424306172839">
            <text:p>10,74243061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23872">
            <text:p>7,23872</text:p>
          </table:table-cell>
          <table:table-cell table:style-name="ce5" table:formula="of:=AVERAGE([.$E$2:.E164])" office:value-type="float" office:value="10.7209354601227">
            <text:p>10,72093546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1311">
            <text:p>7,1311</text:p>
          </table:table-cell>
          <table:table-cell table:style-name="ce5" table:formula="of:=AVERAGE([.$E$2:.E165])" office:value-type="float" office:value="10.6990462195122">
            <text:p>10,69904621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.24682">
            <text:p>4,24682</text:p>
          </table:table-cell>
          <table:table-cell table:style-name="ce5" table:formula="of:=AVERAGE([.$E$2:.E166])" office:value-type="float" office:value="10.6599418181818">
            <text:p>10,65994181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13365">
            <text:p>6,13365</text:p>
          </table:table-cell>
          <table:table-cell table:style-name="ce5" table:formula="of:=AVERAGE([.$E$2:.E167])" office:value-type="float" office:value="10.632675">
            <text:p>10,6326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20567">
            <text:p>5,20567</text:p>
          </table:table-cell>
          <table:table-cell table:style-name="ce5" table:formula="of:=AVERAGE([.$E$2:.E168])" office:value-type="float" office:value="10.6001779640719">
            <text:p>10,6001779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23882">
            <text:p>7,23882</text:p>
          </table:table-cell>
          <table:table-cell table:style-name="ce5" table:formula="of:=AVERAGE([.$E$2:.E169])" office:value-type="float" office:value="10.5801698809524">
            <text:p>10,5801698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6.158">
            <text:p>16,158</text:p>
          </table:table-cell>
          <table:table-cell table:style-name="ce5" table:formula="of:=AVERAGE([.$E$2:.E170])" office:value-type="float" office:value="10.6131747928994">
            <text:p>10,61317479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49178">
            <text:p>4,49178</text:p>
          </table:table-cell>
          <table:table-cell table:style-name="ce5" table:formula="of:=AVERAGE([.$E$2:.E171])" office:value-type="float" office:value="10.5771665882353">
            <text:p>10,577166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33919">
            <text:p>6,33919</text:p>
          </table:table-cell>
          <table:table-cell table:style-name="ce5" table:formula="of:=AVERAGE([.$E$2:.E172])" office:value-type="float" office:value="10.5523830994152">
            <text:p>10,55238309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.91521">
            <text:p>7,91521</text:p>
          </table:table-cell>
          <table:table-cell table:style-name="ce5" table:formula="of:=AVERAGE([.$E$2:.E173])" office:value-type="float" office:value="10.5370506976744">
            <text:p>10,53705069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.37654">
            <text:p>6,37654</text:p>
          </table:table-cell>
          <table:table-cell table:style-name="ce5" table:formula="of:=AVERAGE([.$E$2:.E174])" office:value-type="float" office:value="10.5130015028902">
            <text:p>10,51300150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.23794">
            <text:p>9,23794</text:p>
          </table:table-cell>
          <table:table-cell table:style-name="ce5" table:formula="of:=AVERAGE([.$E$2:.E175])" office:value-type="float" office:value="10.5056735632184">
            <text:p>10,5056735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6.5899">
            <text:p>46,5899</text:p>
          </table:table-cell>
          <table:table-cell table:style-name="ce5" table:formula="of:=AVERAGE([.$E$2:.E176])" office:value-type="float" office:value="10.7118691428571">
            <text:p>10,711869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08081">
            <text:p>8,08081</text:p>
          </table:table-cell>
          <table:table-cell table:style-name="ce5" table:formula="of:=AVERAGE([.$E$2:.E177])" office:value-type="float" office:value="10.6969199431818">
            <text:p>10,69691994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6.9583">
            <text:p>16,9583</text:p>
          </table:table-cell>
          <table:table-cell table:style-name="ce5" table:formula="of:=AVERAGE([.$E$2:.E178])" office:value-type="float" office:value="10.7322949717514">
            <text:p>10,73229497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.93447">
            <text:p>3,93447</text:p>
          </table:table-cell>
          <table:table-cell table:style-name="ce5" table:formula="of:=AVERAGE([.$E$2:.E179])" office:value-type="float" office:value="10.6941049438202">
            <text:p>10,69410494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10852">
            <text:p>8,10852</text:p>
          </table:table-cell>
          <table:table-cell table:style-name="ce5" table:formula="of:=AVERAGE([.$E$2:.E180])" office:value-type="float" office:value="10.6796603351955">
            <text:p>10,67966033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.71817">
            <text:p>6,71817</text:p>
          </table:table-cell>
          <table:table-cell table:style-name="ce5" table:formula="of:=AVERAGE([.$E$2:.E181])" office:value-type="float" office:value="10.6576520555555">
            <text:p>10,6576520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91498">
            <text:p>5,91498</text:p>
          </table:table-cell>
          <table:table-cell table:style-name="ce5" table:formula="of:=AVERAGE([.$E$2:.E182])" office:value-type="float" office:value="10.6314494475138">
            <text:p>10,63144944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9429">
            <text:p>5,9429</text:p>
          </table:table-cell>
          <table:table-cell table:style-name="ce5" table:formula="of:=AVERAGE([.$E$2:.E183])" office:value-type="float" office:value="10.6056881868132">
            <text:p>10,60568818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40">
            <text:p>4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.56194">
            <text:p>8,56194</text:p>
          </table:table-cell>
          <table:table-cell table:style-name="ce5" table:formula="of:=AVERAGE([.$E$2:.E184])" office:value-type="float" office:value="10.5945201639344">
            <text:p>10,59452016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.74921">
            <text:p>5,74921</text:p>
          </table:table-cell>
          <table:table-cell table:style-name="ce5" table:formula="of:=AVERAGE([.$E$2:.E185])" office:value-type="float" office:value="10.5681869565217">
            <text:p>10,56818695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.0283">
            <text:p>15,0283</text:p>
          </table:table-cell>
          <table:table-cell table:style-name="ce5" table:formula="of:=AVERAGE([.$E$2:.E186])" office:value-type="float" office:value="10.5922956756757">
            <text:p>10,59229567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8.76119">
            <text:p>8,76119</text:p>
          </table:table-cell>
          <table:table-cell table:style-name="ce5" table:formula="of:=AVERAGE([.$E$2:.E187])" office:value-type="float" office:value="10.5824510215054">
            <text:p>10,58245102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96272">
            <text:p>3,96272</text:p>
          </table:table-cell>
          <table:table-cell table:style-name="ce5" table:formula="of:=AVERAGE([.$E$2:.E188])" office:value-type="float" office:value="10.5470513903743">
            <text:p>10,54705139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.75686">
            <text:p>7,75686</text:p>
          </table:table-cell>
          <table:table-cell table:style-name="ce5" table:formula="of:=AVERAGE([.$E$2:.E189])" office:value-type="float" office:value="10.5322099468085">
            <text:p>10,53220994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.93198">
            <text:p>7,93198</text:p>
          </table:table-cell>
          <table:table-cell table:style-name="ce5" table:formula="of:=AVERAGE([.$E$2:.E190])" office:value-type="float" office:value="10.5184521164021">
            <text:p>10,51845211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27887">
            <text:p>7,27887</text:p>
          </table:table-cell>
          <table:table-cell table:style-name="ce5" table:formula="of:=AVERAGE([.$E$2:.E191])" office:value-type="float" office:value="10.5014016842105">
            <text:p>10,50140168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8.07879">
            <text:p>8,07879</text:p>
          </table:table-cell>
          <table:table-cell table:style-name="ce5" table:formula="of:=AVERAGE([.$E$2:.E192])" office:value-type="float" office:value="10.4887178534031">
            <text:p>10,48871785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.63724">
            <text:p>6,63724</text:p>
          </table:table-cell>
          <table:table-cell table:style-name="ce5" table:formula="of:=AVERAGE([.$E$2:.E193])" office:value-type="float" office:value="10.4686580729167">
            <text:p>10,46865807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8.48435">
            <text:p>8,48435</text:p>
          </table:table-cell>
          <table:table-cell table:style-name="ce5" table:formula="of:=AVERAGE([.$E$2:.E194])" office:value-type="float" office:value="10.4583766839378">
            <text:p>10,45837668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7.07224">
            <text:p>7,07224</text:p>
          </table:table-cell>
          <table:table-cell table:style-name="ce5" table:formula="of:=AVERAGE([.$E$2:.E195])" office:value-type="float" office:value="10.440922371134">
            <text:p>10,44092237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.42141">
            <text:p>6,42141</text:p>
          </table:table-cell>
          <table:table-cell table:style-name="ce5" table:formula="of:=AVERAGE([.$E$2:.E196])" office:value-type="float" office:value="10.4203094871795">
            <text:p>10,42030948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74656">
            <text:p>5,74656</text:p>
          </table:table-cell>
          <table:table-cell table:style-name="ce5" table:formula="of:=AVERAGE([.$E$2:.E197])" office:value-type="float" office:value="10.3964638265306">
            <text:p>10,39646382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.81873">
            <text:p>8,81873</text:p>
          </table:table-cell>
          <table:table-cell table:style-name="ce5" table:formula="of:=AVERAGE([.$E$2:.E198])" office:value-type="float" office:value="10.3884550253807">
            <text:p>10,3884550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68919">
            <text:p>5,68919</text:p>
          </table:table-cell>
          <table:table-cell table:style-name="ce5" table:formula="of:=AVERAGE([.$E$2:.E199])" office:value-type="float" office:value="10.3647213636364">
            <text:p>10,364721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19979">
            <text:p>7,19979</text:p>
          </table:table-cell>
          <table:table-cell table:style-name="ce5" table:formula="of:=AVERAGE([.$E$2:.E200])" office:value-type="float" office:value="10.3488171859296">
            <text:p>10,34881718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37783">
            <text:p>6,37783</text:p>
          </table:table-cell>
          <table:table-cell table:style-name="ce5" table:formula="of:=AVERAGE([.$E$2:.E201])" office:value-type="float" office:value="10.32896225">
            <text:p>10,328962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.92574">
            <text:p>7,92574</text:p>
          </table:table-cell>
          <table:table-cell table:style-name="ce5" table:formula="of:=AVERAGE([.$E$2:.E202])" office:value-type="float" office:value="10.317005920398">
            <text:p>10,31700592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85711">
            <text:p>6,85711</text:p>
          </table:table-cell>
          <table:table-cell table:style-name="ce5" table:formula="of:=AVERAGE([.$E$2:.E203])" office:value-type="float" office:value="10.2998777227723">
            <text:p>10,29987772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9.83768">
            <text:p>9,83768</text:p>
          </table:table-cell>
          <table:table-cell table:style-name="ce5" table:formula="of:=AVERAGE([.$E$2:.E204])" office:value-type="float" office:value="10.2976008866995">
            <text:p>10,29760088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81019">
            <text:p>4,81019</text:p>
          </table:table-cell>
          <table:table-cell table:style-name="ce5" table:formula="of:=AVERAGE([.$E$2:.E205])" office:value-type="float" office:value="10.2707018137255">
            <text:p>10,27070181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.67831">
            <text:p>8,67831</text:p>
          </table:table-cell>
          <table:table-cell table:style-name="ce5" table:formula="of:=AVERAGE([.$E$2:.E206])" office:value-type="float" office:value="10.2629340487805">
            <text:p>10,2629340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86022">
            <text:p>6,86022</text:p>
          </table:table-cell>
          <table:table-cell table:style-name="ce5" table:formula="of:=AVERAGE([.$E$2:.E207])" office:value-type="float" office:value="10.2464160194175">
            <text:p>10,2464160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.17138">
            <text:p>7,17138</text:p>
          </table:table-cell>
          <table:table-cell table:style-name="ce5" table:formula="of:=AVERAGE([.$E$2:.E208])" office:value-type="float" office:value="10.2315607729469">
            <text:p>10,23156077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73727">
            <text:p>6,73727</text:p>
          </table:table-cell>
          <table:table-cell table:style-name="ce5" table:formula="of:=AVERAGE([.$E$2:.E209])" office:value-type="float" office:value="10.2147612980769">
            <text:p>10,21476129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.30536">
            <text:p>7,30536</text:p>
          </table:table-cell>
          <table:table-cell table:style-name="ce5" table:formula="of:=AVERAGE([.$E$2:.E210])" office:value-type="float" office:value="10.2008407177033">
            <text:p>10,20084071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0868">
            <text:p>6,0868</text:p>
          </table:table-cell>
          <table:table-cell table:style-name="ce5" table:formula="of:=AVERAGE([.$E$2:.E211])" office:value-type="float" office:value="10.181250047619">
            <text:p>10,18125004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.80469">
            <text:p>7,80469</text:p>
          </table:table-cell>
          <table:table-cell table:style-name="ce5" table:formula="of:=AVERAGE([.$E$2:.E212])" office:value-type="float" office:value="10.1699867298578">
            <text:p>10,16998672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5.2038">
            <text:p>15,2038</text:p>
          </table:table-cell>
          <table:table-cell table:style-name="ce5" table:formula="of:=AVERAGE([.$E$2:.E213])" office:value-type="float" office:value="10.1937311320755">
            <text:p>10,19373113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82143">
            <text:p>6,82143</text:p>
          </table:table-cell>
          <table:table-cell table:style-name="ce5" table:formula="of:=AVERAGE([.$E$2:.E214])" office:value-type="float" office:value="10.1778987323944">
            <text:p>10,17789873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53714">
            <text:p>4,53714</text:p>
          </table:table-cell>
          <table:table-cell table:style-name="ce5" table:formula="of:=AVERAGE([.$E$2:.E215])" office:value-type="float" office:value="10.151540046729">
            <text:p>10,15154004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77388">
            <text:p>6,77388</text:p>
          </table:table-cell>
          <table:table-cell table:style-name="ce5" table:formula="of:=AVERAGE([.$E$2:.E216])" office:value-type="float" office:value="10.13583">
            <text:p>10,135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81343">
            <text:p>6,81343</text:p>
          </table:table-cell>
          <table:table-cell table:style-name="ce5" table:formula="of:=AVERAGE([.$E$2:.E217])" office:value-type="float" office:value="10.1204485185185">
            <text:p>10,12044851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.61015">
            <text:p>8,61015</text:p>
          </table:table-cell>
          <table:table-cell table:style-name="ce5" table:formula="of:=AVERAGE([.$E$2:.E218])" office:value-type="float" office:value="10.1134886175115">
            <text:p>10,11348861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09771">
            <text:p>6,09771</text:p>
          </table:table-cell>
          <table:table-cell table:style-name="ce5" table:formula="of:=AVERAGE([.$E$2:.E219])" office:value-type="float" office:value="10.0950676146789">
            <text:p>10,09506761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64681">
            <text:p>6,64681</text:p>
          </table:table-cell>
          <table:table-cell table:style-name="ce5" table:formula="of:=AVERAGE([.$E$2:.E220])" office:value-type="float" office:value="10.0793221461187">
            <text:p>10,07932214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0.1971">
            <text:p>20,1971</text:p>
          </table:table-cell>
          <table:table-cell table:style-name="ce5" table:formula="of:=AVERAGE([.$E$2:.E221])" office:value-type="float" office:value="10.1253120454545">
            <text:p>10,1253120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47986">
            <text:p>4,47986</text:p>
          </table:table-cell>
          <table:table-cell table:style-name="ce5" table:formula="of:=AVERAGE([.$E$2:.E222])" office:value-type="float" office:value="10.0997670135747">
            <text:p>10,09976701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4.3987">
            <text:p>14,3987</text:p>
          </table:table-cell>
          <table:table-cell table:style-name="ce5" table:formula="of:=AVERAGE([.$E$2:.E223])" office:value-type="float" office:value="10.1191315765766">
            <text:p>10,1191315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02464">
            <text:p>6,02464</text:p>
          </table:table-cell>
          <table:table-cell table:style-name="ce5" table:formula="of:=AVERAGE([.$E$2:.E224])" office:value-type="float" office:value="10.1007706278027">
            <text:p>10,10077062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8034">
            <text:p>4,8034</text:p>
          </table:table-cell>
          <table:table-cell table:style-name="ce5" table:formula="of:=AVERAGE([.$E$2:.E225])" office:value-type="float" office:value="10.0771216517857">
            <text:p>10,07712165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10295">
            <text:p>6,10295</text:p>
          </table:table-cell>
          <table:table-cell table:style-name="ce5" table:formula="of:=AVERAGE([.$E$2:.E226])" office:value-type="float" office:value="10.0594586666667">
            <text:p>10,05945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81446">
            <text:p>7,81446</text:p>
          </table:table-cell>
          <table:table-cell table:style-name="ce5" table:formula="of:=AVERAGE([.$E$2:.E227])" office:value-type="float" office:value="10.0495250442478">
            <text:p>10,04952504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73442">
            <text:p>6,73442</text:p>
          </table:table-cell>
          <table:table-cell table:style-name="ce5" table:formula="of:=AVERAGE([.$E$2:.E228])" office:value-type="float" office:value="10.0349210572687">
            <text:p>10,03492105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.36555">
            <text:p>5,36555</text:p>
          </table:table-cell>
          <table:table-cell table:style-name="ce5" table:formula="of:=AVERAGE([.$E$2:.E229])" office:value-type="float" office:value="10.0144413596491">
            <text:p>10,01444135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4.4107">
            <text:p>14,4107</text:p>
          </table:table-cell>
          <table:table-cell table:style-name="ce5" table:formula="of:=AVERAGE([.$E$2:.E230])" office:value-type="float" office:value="10.0336389956332">
            <text:p>10,03363899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18896">
            <text:p>6,18896</text:p>
          </table:table-cell>
          <table:table-cell table:style-name="ce5" table:formula="of:=AVERAGE([.$E$2:.E231])" office:value-type="float" office:value="10.016923">
            <text:p>10,0169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033">
            <text:p>6,033</text:p>
          </table:table-cell>
          <table:table-cell table:style-name="ce5" table:formula="of:=AVERAGE([.$E$2:.E232])" office:value-type="float" office:value="9.99967658008658">
            <text:p>9,99967658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7.51675">
            <text:p>7,51675</text:p>
          </table:table-cell>
          <table:table-cell table:style-name="ce5" table:formula="of:=AVERAGE([.$E$2:.E233])" office:value-type="float" office:value="9.98897431034482">
            <text:p>9,98897431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0.6501">
            <text:p>10,6501</text:p>
          </table:table-cell>
          <table:table-cell table:style-name="ce5" table:formula="of:=AVERAGE([.$E$2:.E234])" office:value-type="float" office:value="9.99181175965665">
            <text:p>9,99181175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.90388">
            <text:p>5,90388</text:p>
          </table:table-cell>
          <table:table-cell table:style-name="ce5" table:formula="of:=AVERAGE([.$E$2:.E235])" office:value-type="float" office:value="9.97434196581196">
            <text:p>9,97434196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8.63312">
            <text:p>8,63312</text:p>
          </table:table-cell>
          <table:table-cell table:style-name="ce5" table:formula="of:=AVERAGE([.$E$2:.E236])" office:value-type="float" office:value="9.96863463829786">
            <text:p>9,96863463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86256">
            <text:p>4,86256</text:p>
          </table:table-cell>
          <table:table-cell table:style-name="ce5" table:formula="of:=AVERAGE([.$E$2:.E237])" office:value-type="float" office:value="9.94699872881355">
            <text:p>9,94699872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17467">
            <text:p>6,17467</text:p>
          </table:table-cell>
          <table:table-cell table:style-name="ce5" table:formula="of:=AVERAGE([.$E$2:.E238])" office:value-type="float" office:value="9.9310817299578">
            <text:p>9,931081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08125">
            <text:p>7,08125</text:p>
          </table:table-cell>
          <table:table-cell table:style-name="ce5" table:formula="of:=AVERAGE([.$E$2:.E239])" office:value-type="float" office:value="9.91910764705882">
            <text:p>9,91910764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98091">
            <text:p>6,98091</text:p>
          </table:table-cell>
          <table:table-cell table:style-name="ce5" table:formula="of:=AVERAGE([.$E$2:.E240])" office:value-type="float" office:value="9.90681393305439">
            <text:p>9,90681393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.55379">
            <text:p>7,55379</text:p>
          </table:table-cell>
          <table:table-cell table:style-name="ce5" table:formula="of:=AVERAGE([.$E$2:.E241])" office:value-type="float" office:value="9.89700966666666">
            <text:p>9,897009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76457">
            <text:p>6,76457</text:p>
          </table:table-cell>
          <table:table-cell table:style-name="ce5" table:formula="of:=AVERAGE([.$E$2:.E242])" office:value-type="float" office:value="9.88401199170124">
            <text:p>9,88401199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12096">
            <text:p>6,12096</text:p>
          </table:table-cell>
          <table:table-cell table:style-name="ce5" table:formula="of:=AVERAGE([.$E$2:.E243])" office:value-type="float" office:value="9.86846219008264">
            <text:p>9,8684621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52053">
            <text:p>6,52053</text:p>
          </table:table-cell>
          <table:table-cell table:style-name="ce5" table:formula="of:=AVERAGE([.$E$2:.E244])" office:value-type="float" office:value="9.85468469135802">
            <text:p>9,85468469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.0438">
            <text:p>14,0438</text:p>
          </table:table-cell>
          <table:table-cell table:style-name="ce5" table:formula="of:=AVERAGE([.$E$2:.E245])" office:value-type="float" office:value="9.8718531967213">
            <text:p>9,87185319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02871">
            <text:p>5,02871</text:p>
          </table:table-cell>
          <table:table-cell table:style-name="ce5" table:formula="of:=AVERAGE([.$E$2:.E246])" office:value-type="float" office:value="9.85208526530612">
            <text:p>9,85208526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.25295">
            <text:p>7,25295</text:p>
          </table:table-cell>
          <table:table-cell table:style-name="ce5" table:formula="of:=AVERAGE([.$E$2:.E247])" office:value-type="float" office:value="9.84151967479674">
            <text:p>9,84151967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3.5102">
            <text:p>13,5102</text:p>
          </table:table-cell>
          <table:table-cell table:style-name="ce5" table:formula="of:=AVERAGE([.$E$2:.E248])" office:value-type="float" office:value="9.85637263157894">
            <text:p>9,85637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.66139">
            <text:p>5,66139</text:p>
          </table:table-cell>
          <table:table-cell table:style-name="ce5" table:formula="of:=AVERAGE([.$E$2:.E249])" office:value-type="float" office:value="9.83945737903225">
            <text:p>9,8394573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.03447">
            <text:p>7,03447</text:p>
          </table:table-cell>
          <table:table-cell table:style-name="ce5" table:formula="of:=AVERAGE([.$E$2:.E250])" office:value-type="float" office:value="9.82819236947791">
            <text:p>9,82819236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0.8675">
            <text:p>10,8675</text:p>
          </table:table-cell>
          <table:table-cell table:style-name="ce5" table:formula="of:=AVERAGE([.$E$2:.E251])" office:value-type="float" office:value="9.83234959999999">
            <text:p>9,83234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82052">
            <text:p>5,82052</text:p>
          </table:table-cell>
          <table:table-cell table:style-name="ce5" table:formula="of:=AVERAGE([.$E$2:.E252])" office:value-type="float" office:value="9.81636621513944">
            <text:p>9,81636621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76717">
            <text:p>8,76717</text:p>
          </table:table-cell>
          <table:table-cell table:style-name="ce5" table:formula="of:=AVERAGE([.$E$2:.E253])" office:value-type="float" office:value="9.81220273809523">
            <text:p>9,81220273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34923">
            <text:p>4,34923</text:p>
          </table:table-cell>
          <table:table-cell table:style-name="ce5" table:formula="of:=AVERAGE([.$E$2:.E254])" office:value-type="float" office:value="9.7906099604743">
            <text:p>9,79060996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.98971">
            <text:p>7,98971</text:p>
          </table:table-cell>
          <table:table-cell table:style-name="ce5" table:formula="of:=AVERAGE([.$E$2:.E255])" office:value-type="float" office:value="9.7835198031496">
            <text:p>9,78351980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11438">
            <text:p>5,11438</text:p>
          </table:table-cell>
          <table:table-cell table:style-name="ce5" table:formula="of:=AVERAGE([.$E$2:.E256])" office:value-type="float" office:value="9.76520945098039">
            <text:p>9,765209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00713">
            <text:p>6,00713</text:p>
          </table:table-cell>
          <table:table-cell table:style-name="ce5" table:formula="of:=AVERAGE([.$E$2:.E257])" office:value-type="float" office:value="9.75052945312499">
            <text:p>9,75052945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35715">
            <text:p>6,35715</text:p>
          </table:table-cell>
          <table:table-cell table:style-name="ce5" table:formula="of:=AVERAGE([.$E$2:.E258])" office:value-type="float" office:value="9.73732564202334">
            <text:p>9,737325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32563">
            <text:p>8,32563</text:p>
          </table:table-cell>
          <table:table-cell table:style-name="ce5" table:formula="of:=AVERAGE([.$E$2:.E259])" office:value-type="float" office:value="9.73185395348837">
            <text:p>9,73185395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8.0882">
            <text:p>8,0882</text:p>
          </table:table-cell>
          <table:table-cell table:style-name="ce5" table:formula="of:=AVERAGE([.$E$2:.E260])" office:value-type="float" office:value="9.72550779922779">
            <text:p>9,72550779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71183">
            <text:p>4,71183</text:p>
          </table:table-cell>
          <table:table-cell table:style-name="ce5" table:formula="of:=AVERAGE([.$E$2:.E261])" office:value-type="float" office:value="9.70622442307692">
            <text:p>9,7062244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56215">
            <text:p>6,56215</text:p>
          </table:table-cell>
          <table:table-cell table:style-name="ce5" table:formula="of:=AVERAGE([.$E$2:.E262])" office:value-type="float" office:value="9.69417816091953">
            <text:p>9,69417816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.62631">
            <text:p>7,62631</text:p>
          </table:table-cell>
          <table:table-cell table:style-name="ce5" table:formula="of:=AVERAGE([.$E$2:.E263])" office:value-type="float" office:value="9.68628553435114">
            <text:p>9,68628553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9.8357">
            <text:p>29,8357</text:p>
          </table:table-cell>
          <table:table-cell table:style-name="ce5" table:formula="of:=AVERAGE([.$E$2:.E264])" office:value-type="float" office:value="9.76289927756654">
            <text:p>9,76289927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16366">
            <text:p>5,16366</text:p>
          </table:table-cell>
          <table:table-cell table:style-name="ce5" table:formula="of:=AVERAGE([.$E$2:.E265])" office:value-type="float" office:value="9.74547791666666">
            <text:p>9,7454779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90231">
            <text:p>6,90231</text:p>
          </table:table-cell>
          <table:table-cell table:style-name="ce5" table:formula="of:=AVERAGE([.$E$2:.E266])" office:value-type="float" office:value="9.73474898113207">
            <text:p>9,73474898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.19944">
            <text:p>6,19944</text:p>
          </table:table-cell>
          <table:table-cell table:style-name="ce5" table:formula="of:=AVERAGE([.$E$2:.E267])" office:value-type="float" office:value="9.72145834586466">
            <text:p>9,72145834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73438">
            <text:p>4,73438</text:p>
          </table:table-cell>
          <table:table-cell table:style-name="ce5" table:formula="of:=AVERAGE([.$E$2:.E268])" office:value-type="float" office:value="9.70278014981273">
            <text:p>9,70278014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2909">
            <text:p>6,2909</text:p>
          </table:table-cell>
          <table:table-cell table:style-name="ce5" table:formula="of:=AVERAGE([.$E$2:.E269])" office:value-type="float" office:value="9.69004925373134">
            <text:p>9,69004925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1.6511">
            <text:p>21,6511</text:p>
          </table:table-cell>
          <table:table-cell table:style-name="ce5" table:formula="of:=AVERAGE([.$E$2:.E270])" office:value-type="float" office:value="9.73451412639405">
            <text:p>9,73451412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0.7542">
            <text:p>20,7542</text:p>
          </table:table-cell>
          <table:table-cell table:style-name="ce5" table:formula="of:=AVERAGE([.$E$2:.E271])" office:value-type="float" office:value="9.77532777777777">
            <text:p>9,77532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1931">
            <text:p>7,1931</text:p>
          </table:table-cell>
          <table:table-cell table:style-name="ce5" table:formula="of:=AVERAGE([.$E$2:.E272])" office:value-type="float" office:value="9.76579926199261">
            <text:p>9,7657992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06866">
            <text:p>4,06866</text:p>
          </table:table-cell>
          <table:table-cell table:style-name="ce5" table:formula="of:=AVERAGE([.$E$2:.E273])" office:value-type="float" office:value="9.74485389705882">
            <text:p>9,74485389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3.2791">
            <text:p>23,2791</text:p>
          </table:table-cell>
          <table:table-cell table:style-name="ce5" table:formula="of:=AVERAGE([.$E$2:.E274])" office:value-type="float" office:value="9.79442989010989">
            <text:p>9,7944298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10678">
            <text:p>4,10678</text:p>
          </table:table-cell>
          <table:table-cell table:style-name="ce5" table:formula="of:=AVERAGE([.$E$2:.E275])" office:value-type="float" office:value="9.77367204379562">
            <text:p>9,77367204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8.09783">
            <text:p>8,09783</text:p>
          </table:table-cell>
          <table:table-cell table:style-name="ce5" table:formula="of:=AVERAGE([.$E$2:.E276])" office:value-type="float" office:value="9.76757807272727">
            <text:p>9,7675780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7.96895">
            <text:p>7,96895</text:p>
          </table:table-cell>
          <table:table-cell table:style-name="ce5" table:formula="of:=AVERAGE([.$E$2:.E277])" office:value-type="float" office:value="9.76106130434782">
            <text:p>9,76106130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81975">
            <text:p>6,81975</text:p>
          </table:table-cell>
          <table:table-cell table:style-name="ce5" table:formula="of:=AVERAGE([.$E$2:.E278])" office:value-type="float" office:value="9.75044285198556">
            <text:p>9,7504428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.33167">
            <text:p>9,33167</text:p>
          </table:table-cell>
          <table:table-cell table:style-name="ce5" table:formula="of:=AVERAGE([.$E$2:.E279])" office:value-type="float" office:value="9.74893647482014">
            <text:p>9,74893647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10054">
            <text:p>6,10054</text:p>
          </table:table-cell>
          <table:table-cell table:style-name="ce5" table:formula="of:=AVERAGE([.$E$2:.E280])" office:value-type="float" office:value="9.73585978494623">
            <text:p>9,73585978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94913">
            <text:p>3,94913</text:p>
          </table:table-cell>
          <table:table-cell table:style-name="ce5" table:formula="of:=AVERAGE([.$E$2:.E281])" office:value-type="float" office:value="9.71519289285714">
            <text:p>9,71519289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.69897">
            <text:p>8,69897</text:p>
          </table:table-cell>
          <table:table-cell table:style-name="ce5" table:formula="of:=AVERAGE([.$E$2:.E282])" office:value-type="float" office:value="9.71157644128113">
            <text:p>9,71157644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.26734">
            <text:p>9,26734</text:p>
          </table:table-cell>
          <table:table-cell table:style-name="ce5" table:formula="of:=AVERAGE([.$E$2:.E283])" office:value-type="float" office:value="9.71000113475177">
            <text:p>9,71000113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44587">
            <text:p>4,44587</text:p>
          </table:table-cell>
          <table:table-cell table:style-name="ce5" table:formula="of:=AVERAGE([.$E$2:.E284])" office:value-type="float" office:value="9.69139996466431">
            <text:p>9,6913999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3.3303">
            <text:p>13,3303</text:p>
          </table:table-cell>
          <table:table-cell table:style-name="ce5" table:formula="of:=AVERAGE([.$E$2:.E285])" office:value-type="float" office:value="9.70421299295774">
            <text:p>9,7042129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.12846">
            <text:p>4,12846</text:p>
          </table:table-cell>
          <table:table-cell table:style-name="ce5" table:formula="of:=AVERAGE([.$E$2:.E286])" office:value-type="float" office:value="9.68464894736842">
            <text:p>9,68464894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48832">
            <text:p>5,48832</text:p>
          </table:table-cell>
          <table:table-cell table:style-name="ce5" table:formula="of:=AVERAGE([.$E$2:.E287])" office:value-type="float" office:value="9.66997646853146">
            <text:p>9,66997646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95841">
            <text:p>6,95841</text:p>
          </table:table-cell>
          <table:table-cell table:style-name="ce5" table:formula="of:=AVERAGE([.$E$2:.E288])" office:value-type="float" office:value="9.66052850174216">
            <text:p>9,66052850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4498">
            <text:p>8,4498</text:p>
          </table:table-cell>
          <table:table-cell table:style-name="ce5" table:formula="of:=AVERAGE([.$E$2:.E289])" office:value-type="float" office:value="9.65632458333333">
            <text:p>9,6563245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9.45242">
            <text:p>9,45242</text:p>
          </table:table-cell>
          <table:table-cell table:style-name="ce5" table:formula="of:=AVERAGE([.$E$2:.E290])" office:value-type="float" office:value="9.65561903114186">
            <text:p>9,65561903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44">
            <text:p>4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92814">
            <text:p>5,92814</text:p>
          </table:table-cell>
          <table:table-cell table:style-name="ce5" table:formula="of:=AVERAGE([.$E$2:.E291])" office:value-type="float" office:value="9.64276565517241">
            <text:p>9,64276565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.3208">
            <text:p>6,3208</text:p>
          </table:table-cell>
          <table:table-cell table:style-name="ce5" table:formula="of:=AVERAGE([.$E$2:.E292])" office:value-type="float" office:value="9.63134996563573">
            <text:p>9,63134996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3.0812">
            <text:p>43,0812</text:p>
          </table:table-cell>
          <table:table-cell table:style-name="ce5" table:formula="of:=AVERAGE([.$E$2:.E293])" office:value-type="float" office:value="9.74590424657534">
            <text:p>9,74590424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.6467">
            <text:p>10,6467</text:p>
          </table:table-cell>
          <table:table-cell table:style-name="ce5" table:formula="of:=AVERAGE([.$E$2:.E294])" office:value-type="float" office:value="9.74897863481228">
            <text:p>9,74897863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.58481">
            <text:p>5,58481</text:p>
          </table:table-cell>
          <table:table-cell table:style-name="ce5" table:formula="of:=AVERAGE([.$E$2:.E295])" office:value-type="float" office:value="9.73481479591836">
            <text:p>9,73481479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9.21736">
            <text:p>9,21736</text:p>
          </table:table-cell>
          <table:table-cell table:style-name="ce5" table:formula="of:=AVERAGE([.$E$2:.E296])" office:value-type="float" office:value="9.7330607118644">
            <text:p>9,73306071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.83056">
            <text:p>6,83056</text:p>
          </table:table-cell>
          <table:table-cell table:style-name="ce5" table:formula="of:=AVERAGE([.$E$2:.E297])" office:value-type="float" office:value="9.72325496621621">
            <text:p>9,72325496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.42858">
            <text:p>7,42858</text:p>
          </table:table-cell>
          <table:table-cell table:style-name="ce5" table:formula="of:=AVERAGE([.$E$2:.E298])" office:value-type="float" office:value="9.71552878787878">
            <text:p>9,71552878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.02283">
            <text:p>5,02283</text:p>
          </table:table-cell>
          <table:table-cell table:style-name="ce5" table:formula="of:=AVERAGE([.$E$2:.E299])" office:value-type="float" office:value="9.69978147651006">
            <text:p>9,6997814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.03431">
            <text:p>5,03431</text:p>
          </table:table-cell>
          <table:table-cell table:style-name="ce5" table:formula="of:=AVERAGE([.$E$2:.E300])" office:value-type="float" office:value="9.68417789297658">
            <text:p>9,6841778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.76006">
            <text:p>7,76006</text:p>
          </table:table-cell>
          <table:table-cell table:style-name="ce5" table:formula="of:=AVERAGE([.$E$2:.E301])" office:value-type="float" office:value="9.67776416666666">
            <text:p>9,67776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78918">
            <text:p>6,78918</text:p>
          </table:table-cell>
          <table:table-cell table:style-name="ce5" table:formula="of:=AVERAGE([.$E$2:.E302])" office:value-type="float" office:value="9.66816754152823">
            <text:p>9,66816754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.9261">
            <text:p>8,9261</text:p>
          </table:table-cell>
          <table:table-cell table:style-name="ce5" table:formula="of:=AVERAGE([.$E$2:.E303])" office:value-type="float" office:value="9.66571036423841">
            <text:p>9,6657103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.22599">
            <text:p>6,22599</text:p>
          </table:table-cell>
          <table:table-cell table:style-name="ce5" table:formula="of:=AVERAGE([.$E$2:.E304])" office:value-type="float" office:value="9.65435815181518">
            <text:p>9,65435815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76284">
            <text:p>6,76284</text:p>
          </table:table-cell>
          <table:table-cell table:style-name="ce5" table:formula="of:=AVERAGE([.$E$2:.E305])" office:value-type="float" office:value="9.64484657894736">
            <text:p>9,644846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74658">
            <text:p>6,74658</text:p>
          </table:table-cell>
          <table:table-cell table:style-name="ce5" table:formula="of:=AVERAGE([.$E$2:.E306])" office:value-type="float" office:value="9.63534406557377">
            <text:p>9,63534406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.39457">
            <text:p>6,39457</text:p>
          </table:table-cell>
          <table:table-cell table:style-name="ce5" table:formula="of:=AVERAGE([.$E$2:.E307])" office:value-type="float" office:value="9.62475330065359">
            <text:p>9,62475330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16231">
            <text:p>7,16231</text:p>
          </table:table-cell>
          <table:table-cell table:style-name="ce5" table:formula="of:=AVERAGE([.$E$2:.E308])" office:value-type="float" office:value="9.61673231270358">
            <text:p>9,61673231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.01099">
            <text:p>7,01099</text:p>
          </table:table-cell>
          <table:table-cell table:style-name="ce5" table:formula="of:=AVERAGE([.$E$2:.E309])" office:value-type="float" office:value="9.6082721103896">
            <text:p>9,60827211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.96495">
            <text:p>7,96495</text:p>
          </table:table-cell>
          <table:table-cell table:style-name="ce5" table:formula="of:=AVERAGE([.$E$2:.E310])" office:value-type="float" office:value="9.6029539158576">
            <text:p>9,60295391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77434">
            <text:p>6,77434</text:p>
          </table:table-cell>
          <table:table-cell table:style-name="ce5" table:formula="of:=AVERAGE([.$E$2:.E311])" office:value-type="float" office:value="9.5938293548387">
            <text:p>9,59382935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77356">
            <text:p>7,77356</text:p>
          </table:table-cell>
          <table:table-cell table:style-name="ce5" table:formula="of:=AVERAGE([.$E$2:.E312])" office:value-type="float" office:value="9.58797639871382">
            <text:p>9,58797639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1.9536">
            <text:p>11,9536</text:p>
          </table:table-cell>
          <table:table-cell table:style-name="ce5" table:formula="of:=AVERAGE([.$E$2:.E313])" office:value-type="float" office:value="9.59555852564102">
            <text:p>9,59555852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12164">
            <text:p>5,12164</text:p>
          </table:table-cell>
          <table:table-cell table:style-name="ce5" table:formula="of:=AVERAGE([.$E$2:.E314])" office:value-type="float" office:value="9.58126485623003">
            <text:p>9,58126485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1.7385">
            <text:p>11,7385</text:p>
          </table:table-cell>
          <table:table-cell table:style-name="ce5" table:formula="of:=AVERAGE([.$E$2:.E315])" office:value-type="float" office:value="9.58813503184713">
            <text:p>9,58813503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01149">
            <text:p>7,01149</text:p>
          </table:table-cell>
          <table:table-cell table:style-name="ce5" table:formula="of:=AVERAGE([.$E$2:.E316])" office:value-type="float" office:value="9.5799552063492">
            <text:p>9,5799552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83445">
            <text:p>4,83445</text:p>
          </table:table-cell>
          <table:table-cell table:style-name="ce5" table:formula="of:=AVERAGE([.$E$2:.E317])" office:value-type="float" office:value="9.56493778481012">
            <text:p>9,56493778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56099">
            <text:p>6,56099</text:p>
          </table:table-cell>
          <table:table-cell table:style-name="ce5" table:formula="of:=AVERAGE([.$E$2:.E318])" office:value-type="float" office:value="9.5554616088328">
            <text:p>9,55546160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.68856">
            <text:p>6,68856</text:p>
          </table:table-cell>
          <table:table-cell table:style-name="ce5" table:formula="of:=AVERAGE([.$E$2:.E319])" office:value-type="float" office:value="9.54644619496855">
            <text:p>9,5464461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66263">
            <text:p>6,66263</text:p>
          </table:table-cell>
          <table:table-cell table:style-name="ce5" table:formula="of:=AVERAGE([.$E$2:.E320])" office:value-type="float" office:value="9.53740601880877">
            <text:p>9,53740601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.3246">
            <text:p>16,3246</text:p>
          </table:table-cell>
          <table:table-cell table:style-name="ce5" table:formula="of:=AVERAGE([.$E$2:.E321])" office:value-type="float" office:value="9.55861599999999">
            <text:p>9,5586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57839">
            <text:p>4,57839</text:p>
          </table:table-cell>
          <table:table-cell table:style-name="ce5" table:formula="of:=AVERAGE([.$E$2:.E322])" office:value-type="float" office:value="9.54310127725856">
            <text:p>9,54310127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20952">
            <text:p>6,20952</text:p>
          </table:table-cell>
          <table:table-cell table:style-name="ce5" table:formula="of:=AVERAGE([.$E$2:.E323])" office:value-type="float" office:value="9.53274854037266">
            <text:p>9,5327485404</text:p>
          </table:table-cell>
          <table:table-cell table:number-columns-repeated="3"/>
        </table:table-row>
        <table:table-row table:style-name="ro2" table:number-rows-repeated="14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8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25293">
            <text:p>2,25293</text:p>
          </table:table-cell>
          <table:table-cell table:style-name="ce5" table:formula="of:=[.E2]" office:value-type="float" office:value="2.25293">
            <text:p>2,25293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233">
            <text:p>1233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70">
            <text:p>47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5.07028">
            <text:p>5,07028</text:p>
          </table:table-cell>
          <table:table-cell table:style-name="ce5" table:formula="of:=AVERAGE([.$E$2:.E3])" office:value-type="float" office:value="3.661605">
            <text:p>3,66160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.53708">
            <text:p>4,53708</text:p>
          </table:table-cell>
          <table:table-cell table:style-name="ce5" table:formula="of:=AVERAGE([.$E$2:.E4])" office:value-type="float" office:value="3.95343">
            <text:p>3,95343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2 – 3</text:p>
          </table:table-cell>
          <table:table-cell table:number-columns-repeated="4"/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.36765">
            <text:p>4,36765</text:p>
          </table:table-cell>
          <table:table-cell table:style-name="ce5" table:formula="of:=AVERAGE([.$E$2:.E5])" office:value-type="float" office:value="4.056985">
            <text:p>4,056985</text:p>
          </table:table-cell>
          <table:table-cell/>
          <table:table-cell office:value-type="string">
            <text:p>fps prom</text:p>
          </table:table-cell>
          <table:table-cell table:formula="of:=[.F148]" office:value-type="float" office:value="9.25341068027211">
            <text:p>9,2534106803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064">
            <text:p>4,064</text:p>
          </table:table-cell>
          <table:table-cell table:style-name="ce5" table:formula="of:=AVERAGE([.$E$2:.E6])" office:value-type="float" office:value="4.058388">
            <text:p>4,05838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27692">
            <text:p>4,27692</text:p>
          </table:table-cell>
          <table:table-cell table:style-name="ce5" table:formula="of:=AVERAGE([.$E$2:.E7])" office:value-type="float" office:value="4.09481">
            <text:p>4,0948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327">
            <text:p>32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26409">
            <text:p>3,26409</text:p>
          </table:table-cell>
          <table:table-cell table:style-name="ce5" table:formula="of:=AVERAGE([.$E$2:.E8])" office:value-type="float" office:value="3.97613571428571">
            <text:p>3,9761357143</text:p>
          </table:table-cell>
          <table:table-cell table:number-columns-repeated="6"/>
          <table:table-cell table:style-name="ce9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26">
            <text:p>42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.80793">
            <text:p>4,80793</text:p>
          </table:table-cell>
          <table:table-cell table:style-name="ce5" table:formula="of:=AVERAGE([.$E$2:.E9])" office:value-type="float" office:value="4.08011">
            <text:p>4,0801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.24306">
            <text:p>4,24306</text:p>
          </table:table-cell>
          <table:table-cell table:style-name="ce5" table:formula="of:=AVERAGE([.$E$2:.E10])" office:value-type="float" office:value="4.09821555555556">
            <text:p>4,09821555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52446">
            <text:p>4,52446</text:p>
          </table:table-cell>
          <table:table-cell table:style-name="ce5" table:formula="of:=AVERAGE([.$E$2:.E11])" office:value-type="float" office:value="4.14084">
            <text:p>4,1408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29247">
            <text:p>4,29247</text:p>
          </table:table-cell>
          <table:table-cell table:style-name="ce5" table:formula="of:=AVERAGE([.$E$2:.E12])" office:value-type="float" office:value="4.15462454545455">
            <text:p>4,154624545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.7811">
            <text:p>4,7811</text:p>
          </table:table-cell>
          <table:table-cell table:style-name="ce5" table:formula="of:=AVERAGE([.$E$2:.E13])" office:value-type="float" office:value="4.20683083333333">
            <text:p>4,2068308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.98886">
            <text:p>3,98886</text:p>
          </table:table-cell>
          <table:table-cell table:style-name="ce5" table:formula="of:=AVERAGE([.$E$2:.E14])" office:value-type="float" office:value="4.19006384615385">
            <text:p>4,190063846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3.84176">
            <text:p>3,84176</text:p>
          </table:table-cell>
          <table:table-cell table:style-name="ce5" table:formula="of:=AVERAGE([.$E$2:.E15])" office:value-type="float" office:value="4.165185">
            <text:p>4,16518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.52125">
            <text:p>3,52125</text:p>
          </table:table-cell>
          <table:table-cell table:style-name="ce5" table:formula="of:=AVERAGE([.$E$2:.E16])" office:value-type="float" office:value="4.122256">
            <text:p>4,1222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53299">
            <text:p>3,53299</text:p>
          </table:table-cell>
          <table:table-cell table:style-name="ce5" table:formula="of:=AVERAGE([.$E$2:.E17])" office:value-type="float" office:value="4.085426875">
            <text:p>4,0854268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.12931">
            <text:p>3,12931</text:p>
          </table:table-cell>
          <table:table-cell table:style-name="ce5" table:formula="of:=AVERAGE([.$E$2:.E18])" office:value-type="float" office:value="4.02918470588235">
            <text:p>4,02918470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39157">
            <text:p>3,39157</text:p>
          </table:table-cell>
          <table:table-cell table:style-name="ce5" table:formula="of:=AVERAGE([.$E$2:.E19])" office:value-type="float" office:value="3.99376166666667">
            <text:p>3,993761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.05697">
            <text:p>3,05697</text:p>
          </table:table-cell>
          <table:table-cell table:style-name="ce5" table:formula="of:=AVERAGE([.$E$2:.E20])" office:value-type="float" office:value="3.94445684210526">
            <text:p>3,944456842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2173">
            <text:p>3,2173</text:p>
          </table:table-cell>
          <table:table-cell table:style-name="ce5" table:formula="of:=AVERAGE([.$E$2:.E21])" office:value-type="float" office:value="3.908099">
            <text:p>3,90809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.17598">
            <text:p>3,17598</text:p>
          </table:table-cell>
          <table:table-cell table:style-name="ce5" table:formula="of:=AVERAGE([.$E$2:.E22])" office:value-type="float" office:value="3.87323619047619">
            <text:p>3,873236190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15789">
            <text:p>3,15789</text:p>
          </table:table-cell>
          <table:table-cell table:style-name="ce5" table:formula="of:=AVERAGE([.$E$2:.E23])" office:value-type="float" office:value="3.84072045454545">
            <text:p>3,840720454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3749">
            <text:p>3,23749</text:p>
          </table:table-cell>
          <table:table-cell table:style-name="ce5" table:formula="of:=AVERAGE([.$E$2:.E24])" office:value-type="float" office:value="3.81449304347826">
            <text:p>3,81449304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71141">
            <text:p>2,71141</text:p>
          </table:table-cell>
          <table:table-cell table:style-name="ce5" table:formula="of:=AVERAGE([.$E$2:.E25])" office:value-type="float" office:value="3.76853125">
            <text:p>3,768531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.93598">
            <text:p>2,93598</text:p>
          </table:table-cell>
          <table:table-cell table:style-name="ce5" table:formula="of:=AVERAGE([.$E$2:.E26])" office:value-type="float" office:value="3.7352292">
            <text:p>3,735229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0429">
            <text:p>3,0429</text:p>
          </table:table-cell>
          <table:table-cell table:style-name="ce5" table:formula="of:=AVERAGE([.$E$2:.E27])" office:value-type="float" office:value="3.70860115384615">
            <text:p>3,7086011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4.17216">
            <text:p>4,17216</text:p>
          </table:table-cell>
          <table:table-cell table:style-name="ce5" table:formula="of:=AVERAGE([.$E$2:.E28])" office:value-type="float" office:value="3.72577">
            <text:p>3,725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4.09893">
            <text:p>4,09893</text:p>
          </table:table-cell>
          <table:table-cell table:style-name="ce5" table:formula="of:=AVERAGE([.$E$2:.E29])" office:value-type="float" office:value="3.73909714285714">
            <text:p>3,73909714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.01076">
            <text:p>3,01076</text:p>
          </table:table-cell>
          <table:table-cell table:style-name="ce5" table:formula="of:=AVERAGE([.$E$2:.E30])" office:value-type="float" office:value="3.71398206896552">
            <text:p>3,7139820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3.71551">
            <text:p>3,71551</text:p>
          </table:table-cell>
          <table:table-cell table:style-name="ce5" table:formula="of:=AVERAGE([.$E$2:.E31])" office:value-type="float" office:value="3.714033">
            <text:p>3,7140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10604">
            <text:p>3,10604</text:p>
          </table:table-cell>
          <table:table-cell table:style-name="ce5" table:formula="of:=AVERAGE([.$E$2:.E32])" office:value-type="float" office:value="3.69442032258065">
            <text:p>3,69442032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5854">
            <text:p>2,5854</text:p>
          </table:table-cell>
          <table:table-cell table:style-name="ce5" table:formula="of:=AVERAGE([.$E$2:.E33])" office:value-type="float" office:value="3.6597634375">
            <text:p>3,65976343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92344">
            <text:p>2,92344</text:p>
          </table:table-cell>
          <table:table-cell table:style-name="ce5" table:formula="of:=AVERAGE([.$E$2:.E34])" office:value-type="float" office:value="3.63745060606061">
            <text:p>3,637450606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83779">
            <text:p>2,83779</text:p>
          </table:table-cell>
          <table:table-cell table:style-name="ce5" table:formula="of:=AVERAGE([.$E$2:.E35])" office:value-type="float" office:value="3.61393117647059">
            <text:p>3,613931176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.70991">
            <text:p>2,70991</text:p>
          </table:table-cell>
          <table:table-cell table:style-name="ce5" table:formula="of:=AVERAGE([.$E$2:.E36])" office:value-type="float" office:value="3.588102">
            <text:p>3,58810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.90224">
            <text:p>2,90224</text:p>
          </table:table-cell>
          <table:table-cell table:style-name="ce5" table:formula="of:=AVERAGE([.$E$2:.E37])" office:value-type="float" office:value="3.56905027777778">
            <text:p>3,569050277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6664">
            <text:p>2,86664</text:p>
          </table:table-cell>
          <table:table-cell table:style-name="ce5" table:formula="of:=AVERAGE([.$E$2:.E38])" office:value-type="float" office:value="3.55006621621622">
            <text:p>3,550066216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18919">
            <text:p>3,18919</text:p>
          </table:table-cell>
          <table:table-cell table:style-name="ce5" table:formula="of:=AVERAGE([.$E$2:.E39])" office:value-type="float" office:value="3.54056947368421">
            <text:p>3,540569473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97728">
            <text:p>2,97728</text:p>
          </table:table-cell>
          <table:table-cell table:style-name="ce5" table:formula="of:=AVERAGE([.$E$2:.E40])" office:value-type="float" office:value="3.52612615384615">
            <text:p>3,5261261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3.65265">
            <text:p>3,65265</text:p>
          </table:table-cell>
          <table:table-cell table:style-name="ce5" table:formula="of:=AVERAGE([.$E$2:.E41])" office:value-type="float" office:value="3.52928925">
            <text:p>3,529289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3.98947">
            <text:p>3,98947</text:p>
          </table:table-cell>
          <table:table-cell table:style-name="ce5" table:formula="of:=AVERAGE([.$E$2:.E42])" office:value-type="float" office:value="3.54051317073171">
            <text:p>3,540513170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3.53422">
            <text:p>3,53422</text:p>
          </table:table-cell>
          <table:table-cell table:style-name="ce5" table:formula="of:=AVERAGE([.$E$2:.E43])" office:value-type="float" office:value="3.54036333333333">
            <text:p>3,54036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3.23824">
            <text:p>3,23824</text:p>
          </table:table-cell>
          <table:table-cell table:style-name="ce5" table:formula="of:=AVERAGE([.$E$2:.E44])" office:value-type="float" office:value="3.53333720930233">
            <text:p>3,533337209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.6637">
            <text:p>2,6637</text:p>
          </table:table-cell>
          <table:table-cell table:style-name="ce5" table:formula="of:=AVERAGE([.$E$2:.E45])" office:value-type="float" office:value="3.51357272727273">
            <text:p>3,513572727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.23089">
            <text:p>3,23089</text:p>
          </table:table-cell>
          <table:table-cell table:style-name="ce5" table:formula="of:=AVERAGE([.$E$2:.E46])" office:value-type="float" office:value="3.50729088888889">
            <text:p>3,50729088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58.2955">
            <text:p>58,2955</text:p>
          </table:table-cell>
          <table:table-cell table:style-name="ce5" table:formula="of:=AVERAGE([.$E$2:.E47])" office:value-type="float" office:value="4.69833891304348">
            <text:p>4,69833891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.20866">
            <text:p>3,20866</text:p>
          </table:table-cell>
          <table:table-cell table:style-name="ce5" table:formula="of:=AVERAGE([.$E$2:.E48])" office:value-type="float" office:value="4.66664361702128">
            <text:p>4,66664361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3.1545">
            <text:p>3,1545</text:p>
          </table:table-cell>
          <table:table-cell table:style-name="ce5" table:formula="of:=AVERAGE([.$E$2:.E49])" office:value-type="float" office:value="4.635140625">
            <text:p>4,6351406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3.06921">
            <text:p>3,06921</text:p>
          </table:table-cell>
          <table:table-cell table:style-name="ce5" table:formula="of:=AVERAGE([.$E$2:.E50])" office:value-type="float" office:value="4.60318285714286">
            <text:p>4,60318285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424">
            <text:p>424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3.21627">
            <text:p>3,21627</text:p>
          </table:table-cell>
          <table:table-cell table:style-name="ce5" table:formula="of:=AVERAGE([.$E$2:.E51])" office:value-type="float" office:value="4.5754446">
            <text:p>4,575444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74945">
            <text:p>2,74945</text:p>
          </table:table-cell>
          <table:table-cell table:style-name="ce5" table:formula="of:=AVERAGE([.$E$2:.E52])" office:value-type="float" office:value="4.53964078431373">
            <text:p>4,539640784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386">
            <text:p>38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.63939">
            <text:p>2,63939</text:p>
          </table:table-cell>
          <table:table-cell table:style-name="ce5" table:formula="of:=AVERAGE([.$E$2:.E53])" office:value-type="float" office:value="4.5030975">
            <text:p>4,50309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.71607">
            <text:p>3,71607</text:p>
          </table:table-cell>
          <table:table-cell table:style-name="ce5" table:formula="of:=AVERAGE([.$E$2:.E54])" office:value-type="float" office:value="4.4882479245283">
            <text:p>4,48824792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7">
            <text:p>667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3.42002">
            <text:p>3,42002</text:p>
          </table:table-cell>
          <table:table-cell table:style-name="ce5" table:formula="of:=AVERAGE([.$E$2:.E55])" office:value-type="float" office:value="4.46846592592593">
            <text:p>4,46846592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1">
            <text:p>81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3.38415">
            <text:p>3,38415</text:p>
          </table:table-cell>
          <table:table-cell table:style-name="ce5" table:formula="of:=AVERAGE([.$E$2:.E56])" office:value-type="float" office:value="4.44875109090909">
            <text:p>4,448751090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1">
            <text:p>81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48.8113">
            <text:p>48,8113</text:p>
          </table:table-cell>
          <table:table-cell table:style-name="ce5" table:formula="of:=AVERAGE([.$E$2:.E57])" office:value-type="float" office:value="5.24093946428572">
            <text:p>5,240939464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1">
            <text:p>341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87385">
            <text:p>3,87385</text:p>
          </table:table-cell>
          <table:table-cell table:style-name="ce5" table:formula="of:=AVERAGE([.$E$2:.E58])" office:value-type="float" office:value="5.21695543859649">
            <text:p>5,216955438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.53928">
            <text:p>2,53928</text:p>
          </table:table-cell>
          <table:table-cell table:style-name="ce5" table:formula="of:=AVERAGE([.$E$2:.E59])" office:value-type="float" office:value="5.17078862068966">
            <text:p>5,170788620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.52285">
            <text:p>2,52285</text:p>
          </table:table-cell>
          <table:table-cell table:style-name="ce5" table:formula="of:=AVERAGE([.$E$2:.E60])" office:value-type="float" office:value="5.12590830508475">
            <text:p>5,125908305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384">
            <text:p>38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.55012">
            <text:p>2,55012</text:p>
          </table:table-cell>
          <table:table-cell table:style-name="ce5" table:formula="of:=AVERAGE([.$E$2:.E61])" office:value-type="float" office:value="5.0829785">
            <text:p>5,082978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92879">
            <text:p>2,92879</text:p>
          </table:table-cell>
          <table:table-cell table:style-name="ce5" table:formula="of:=AVERAGE([.$E$2:.E62])" office:value-type="float" office:value="5.04766393442623">
            <text:p>5,047663934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.83633">
            <text:p>2,83633</text:p>
          </table:table-cell>
          <table:table-cell table:style-name="ce5" table:formula="of:=AVERAGE([.$E$2:.E63])" office:value-type="float" office:value="5.01199725806452">
            <text:p>5,011997258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422">
            <text:p>42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.75624">
            <text:p>2,75624</text:p>
          </table:table-cell>
          <table:table-cell table:style-name="ce5" table:formula="of:=AVERAGE([.$E$2:.E64])" office:value-type="float" office:value="4.97619158730159">
            <text:p>4,976191587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393">
            <text:p>39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.48933">
            <text:p>2,48933</text:p>
          </table:table-cell>
          <table:table-cell table:style-name="ce5" table:formula="of:=AVERAGE([.$E$2:.E65])" office:value-type="float" office:value="4.937334375">
            <text:p>4,937334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437">
            <text:p>437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.47863">
            <text:p>2,47863</text:p>
          </table:table-cell>
          <table:table-cell table:style-name="ce5" table:formula="of:=AVERAGE([.$E$2:.E66])" office:value-type="float" office:value="4.89950815384615">
            <text:p>4,8995081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71139">
            <text:p>2,71139</text:p>
          </table:table-cell>
          <table:table-cell table:style-name="ce5" table:formula="of:=AVERAGE([.$E$2:.E67])" office:value-type="float" office:value="4.86635484848485">
            <text:p>4,866354848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92455">
            <text:p>2,92455</text:p>
          </table:table-cell>
          <table:table-cell table:style-name="ce5" table:formula="of:=AVERAGE([.$E$2:.E68])" office:value-type="float" office:value="4.83737268656716">
            <text:p>4,837372686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91623">
            <text:p>2,91623</text:p>
          </table:table-cell>
          <table:table-cell table:style-name="ce5" table:formula="of:=AVERAGE([.$E$2:.E69])" office:value-type="float" office:value="4.80912058823529">
            <text:p>4,809120588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.77453">
            <text:p>2,77453</text:p>
          </table:table-cell>
          <table:table-cell table:style-name="ce5" table:formula="of:=AVERAGE([.$E$2:.E70])" office:value-type="float" office:value="4.77963376811594">
            <text:p>4,779633768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23736">
            <text:p>3,23736</text:p>
          </table:table-cell>
          <table:table-cell table:style-name="ce5" table:formula="of:=AVERAGE([.$E$2:.E71])" office:value-type="float" office:value="4.75760128571429">
            <text:p>4,757601285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34057">
            <text:p>3,34057</text:p>
          </table:table-cell>
          <table:table-cell table:style-name="ce5" table:formula="of:=AVERAGE([.$E$2:.E72])" office:value-type="float" office:value="4.73764309859155">
            <text:p>4,737643098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359">
            <text:p>3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.09152">
            <text:p>3,09152</text:p>
          </table:table-cell>
          <table:table-cell table:style-name="ce5" table:formula="of:=AVERAGE([.$E$2:.E73])" office:value-type="float" office:value="4.71478027777778">
            <text:p>4,714780277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8">
            <text:p>428</text:p>
          </table:table-cell>
          <table:table-cell table:style-name="Default" office:value-type="float" office:value="393">
            <text:p>393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.09761">
            <text:p>3,09761</text:p>
          </table:table-cell>
          <table:table-cell table:style-name="ce5" table:formula="of:=AVERAGE([.$E$2:.E74])" office:value-type="float" office:value="4.69262726027397">
            <text:p>4,69262726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3.86284">
            <text:p>3,86284</text:p>
          </table:table-cell>
          <table:table-cell table:style-name="ce5" table:formula="of:=AVERAGE([.$E$2:.E75])" office:value-type="float" office:value="4.68141391891892">
            <text:p>4,681413918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.7652">
            <text:p>3,7652</text:p>
          </table:table-cell>
          <table:table-cell table:style-name="ce5" table:formula="of:=AVERAGE([.$E$2:.E76])" office:value-type="float" office:value="4.66919773333333">
            <text:p>4,6691977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16477">
            <text:p>3,16477</text:p>
          </table:table-cell>
          <table:table-cell table:style-name="ce5" table:formula="of:=AVERAGE([.$E$2:.E77])" office:value-type="float" office:value="4.64940263157895">
            <text:p>4,649402631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393">
            <text:p>39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12645">
            <text:p>3,12645</text:p>
          </table:table-cell>
          <table:table-cell table:style-name="ce5" table:formula="of:=AVERAGE([.$E$2:.E78])" office:value-type="float" office:value="4.62962402597403">
            <text:p>4,6296240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40213">
            <text:p>3,40213</text:p>
          </table:table-cell>
          <table:table-cell table:style-name="ce5" table:formula="of:=AVERAGE([.$E$2:.E79])" office:value-type="float" office:value="4.61388692307692">
            <text:p>4,61388692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0854">
            <text:p>3,20854</text:p>
          </table:table-cell>
          <table:table-cell table:style-name="ce5" table:formula="of:=AVERAGE([.$E$2:.E80])" office:value-type="float" office:value="4.59609772151899">
            <text:p>4,596097721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402">
            <text:p>402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.05311">
            <text:p>3,05311</text:p>
          </table:table-cell>
          <table:table-cell table:style-name="ce5" table:formula="of:=AVERAGE([.$E$2:.E81])" office:value-type="float" office:value="4.576810375">
            <text:p>4,576810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4.11695">
            <text:p>4,11695</text:p>
          </table:table-cell>
          <table:table-cell table:style-name="ce5" table:formula="of:=AVERAGE([.$E$2:.E82])" office:value-type="float" office:value="4.57113308641975">
            <text:p>4,57113308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3.99637">
            <text:p>3,99637</text:p>
          </table:table-cell>
          <table:table-cell table:style-name="ce5" table:formula="of:=AVERAGE([.$E$2:.E83])" office:value-type="float" office:value="4.5641237804878">
            <text:p>4,564123780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56.9638">
            <text:p>56,9638</text:p>
          </table:table-cell>
          <table:table-cell table:style-name="ce5" table:formula="of:=AVERAGE([.$E$2:.E84])" office:value-type="float" office:value="5.19544518072289">
            <text:p>5,195445180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4.43385">
            <text:p>4,43385</text:p>
          </table:table-cell>
          <table:table-cell table:style-name="ce5" table:formula="of:=AVERAGE([.$E$2:.E85])" office:value-type="float" office:value="5.18637857142857">
            <text:p>5,1863785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33446">
            <text:p>3,33446</text:p>
          </table:table-cell>
          <table:table-cell table:style-name="ce5" table:formula="of:=AVERAGE([.$E$2:.E86])" office:value-type="float" office:value="5.16459129411765">
            <text:p>5,164591294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49668">
            <text:p>3,49668</text:p>
          </table:table-cell>
          <table:table-cell table:style-name="ce5" table:formula="of:=AVERAGE([.$E$2:.E87])" office:value-type="float" office:value="5.14519697674419">
            <text:p>5,14519697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2848">
            <text:p>3,72848</text:p>
          </table:table-cell>
          <table:table-cell table:style-name="ce5" table:formula="of:=AVERAGE([.$E$2:.E88])" office:value-type="float" office:value="5.12891287356322">
            <text:p>5,128912873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03493">
            <text:p>3,03493</text:p>
          </table:table-cell>
          <table:table-cell table:style-name="ce5" table:formula="of:=AVERAGE([.$E$2:.E89])" office:value-type="float" office:value="5.10511761363636">
            <text:p>5,105117613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90077">
            <text:p>2,90077</text:p>
          </table:table-cell>
          <table:table-cell table:style-name="ce5" table:formula="of:=AVERAGE([.$E$2:.E90])" office:value-type="float" office:value="5.08034966292135">
            <text:p>5,080349662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06556">
            <text:p>3,06556</text:p>
          </table:table-cell>
          <table:table-cell table:style-name="ce5" table:formula="of:=AVERAGE([.$E$2:.E91])" office:value-type="float" office:value="5.05796311111111">
            <text:p>5,057963111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22248">
            <text:p>3,22248</text:p>
          </table:table-cell>
          <table:table-cell table:style-name="ce5" table:formula="of:=AVERAGE([.$E$2:.E92])" office:value-type="float" office:value="5.03779296703297">
            <text:p>5,0377929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10">
            <text:p>41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39451">
            <text:p>3,39451</text:p>
          </table:table-cell>
          <table:table-cell table:style-name="ce5" table:formula="of:=AVERAGE([.$E$2:.E93])" office:value-type="float" office:value="5.01993119565217">
            <text:p>5,019931195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05892">
            <text:p>3,05892</text:p>
          </table:table-cell>
          <table:table-cell table:style-name="ce5" table:formula="of:=AVERAGE([.$E$2:.E94])" office:value-type="float" office:value="4.99884505376344">
            <text:p>4,9988450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429">
            <text:p>429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.05324">
            <text:p>3,05324</text:p>
          </table:table-cell>
          <table:table-cell table:style-name="ce5" table:formula="of:=AVERAGE([.$E$2:.E95])" office:value-type="float" office:value="4.97814712765958">
            <text:p>4,97814712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.2578">
            <text:p>3,2578</text:p>
          </table:table-cell>
          <table:table-cell table:style-name="ce5" table:formula="of:=AVERAGE([.$E$2:.E96])" office:value-type="float" office:value="4.96003821052632">
            <text:p>4,96003821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.83558">
            <text:p>2,83558</text:p>
          </table:table-cell>
          <table:table-cell table:style-name="ce5" table:formula="of:=AVERAGE([.$E$2:.E97])" office:value-type="float" office:value="4.9379084375">
            <text:p>4,9379084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3.46842">
            <text:p>3,46842</text:p>
          </table:table-cell>
          <table:table-cell table:style-name="ce5" table:formula="of:=AVERAGE([.$E$2:.E98])" office:value-type="float" office:value="4.92275907216495">
            <text:p>4,922759072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3.98124">
            <text:p>3,98124</text:p>
          </table:table-cell>
          <table:table-cell table:style-name="ce5" table:formula="of:=AVERAGE([.$E$2:.E99])" office:value-type="float" office:value="4.91315173469388">
            <text:p>4,913151734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3.5647">
            <text:p>3,5647</text:p>
          </table:table-cell>
          <table:table-cell table:style-name="ce5" table:formula="of:=AVERAGE([.$E$2:.E100])" office:value-type="float" office:value="4.89953101010101">
            <text:p>4,899531010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3.45809">
            <text:p>3,45809</text:p>
          </table:table-cell>
          <table:table-cell table:style-name="ce5" table:formula="of:=AVERAGE([.$E$2:.E101])" office:value-type="float" office:value="4.8851166">
            <text:p>4,885116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3.64381">
            <text:p>3,64381</text:p>
          </table:table-cell>
          <table:table-cell table:style-name="ce5" table:formula="of:=AVERAGE([.$E$2:.E102])" office:value-type="float" office:value="4.87282643564356">
            <text:p>4,872826435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4.03166">
            <text:p>4,03166</text:p>
          </table:table-cell>
          <table:table-cell table:style-name="ce5" table:formula="of:=AVERAGE([.$E$2:.E103])" office:value-type="float" office:value="4.86457970588235">
            <text:p>4,864579705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50.6454">
            <text:p>50,6454</text:p>
          </table:table-cell>
          <table:table-cell table:style-name="ce5" table:formula="of:=AVERAGE([.$E$2:.E104])" office:value-type="float" office:value="5.30905368932039">
            <text:p>5,309053689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59.0149">
            <text:p>59,0149</text:p>
          </table:table-cell>
          <table:table-cell table:style-name="ce5" table:formula="of:=AVERAGE([.$E$2:.E105])" office:value-type="float" office:value="5.82545605769231">
            <text:p>5,82545605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3.5172">
            <text:p>3,5172</text:p>
          </table:table-cell>
          <table:table-cell table:style-name="ce5" table:formula="of:=AVERAGE([.$E$2:.E106])" office:value-type="float" office:value="5.80347266666667">
            <text:p>5,8034726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44.7507">
            <text:p>44,7507</text:p>
          </table:table-cell>
          <table:table-cell table:style-name="ce5" table:formula="of:=AVERAGE([.$E$2:.E107])" office:value-type="float" office:value="6.17089933962264">
            <text:p>6,170899339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4.02562">
            <text:p>4,02562</text:p>
          </table:table-cell>
          <table:table-cell table:style-name="ce5" table:formula="of:=AVERAGE([.$E$2:.E108])" office:value-type="float" office:value="6.15085">
            <text:p>6,150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.8336">
            <text:p>3,8336</text:p>
          </table:table-cell>
          <table:table-cell table:style-name="ce5" table:formula="of:=AVERAGE([.$E$2:.E109])" office:value-type="float" office:value="6.12939398148148">
            <text:p>6,129393981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68505">
            <text:p>4,68505</text:p>
          </table:table-cell>
          <table:table-cell table:style-name="ce5" table:formula="of:=AVERAGE([.$E$2:.E110])" office:value-type="float" office:value="6.11614311926606">
            <text:p>6,116143119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3.83027">
            <text:p>3,83027</text:p>
          </table:table-cell>
          <table:table-cell table:style-name="ce5" table:formula="of:=AVERAGE([.$E$2:.E111])" office:value-type="float" office:value="6.09536245454546">
            <text:p>6,095362454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62.3521">
            <text:p>62,3521</text:p>
          </table:table-cell>
          <table:table-cell table:style-name="ce5" table:formula="of:=AVERAGE([.$E$2:.E112])" office:value-type="float" office:value="6.60217990990991">
            <text:p>6,602179909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4.06311">
            <text:p>4,06311</text:p>
          </table:table-cell>
          <table:table-cell table:style-name="ce5" table:formula="of:=AVERAGE([.$E$2:.E113])" office:value-type="float" office:value="6.57950964285715">
            <text:p>6,579509642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43.8002">
            <text:p>43,8002</text:p>
          </table:table-cell>
          <table:table-cell table:style-name="ce5" table:formula="of:=AVERAGE([.$E$2:.E114])" office:value-type="float" office:value="6.90889628318584">
            <text:p>6,90889628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3.97712">
            <text:p>3,97712</text:p>
          </table:table-cell>
          <table:table-cell table:style-name="ce5" table:formula="of:=AVERAGE([.$E$2:.E115])" office:value-type="float" office:value="6.88317894736842">
            <text:p>6,883178947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48.539">
            <text:p>48,539</text:p>
          </table:table-cell>
          <table:table-cell table:style-name="ce5" table:formula="of:=AVERAGE([.$E$2:.E116])" office:value-type="float" office:value="7.24540347826087">
            <text:p>7,245403478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52.7931">
            <text:p>52,7931</text:p>
          </table:table-cell>
          <table:table-cell table:style-name="ce5" table:formula="of:=AVERAGE([.$E$2:.E117])" office:value-type="float" office:value="7.63805603448276">
            <text:p>7,63805603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3">
            <text:p>563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3.78634">
            <text:p>3,78634</text:p>
          </table:table-cell>
          <table:table-cell table:style-name="ce5" table:formula="of:=AVERAGE([.$E$2:.E118])" office:value-type="float" office:value="7.60513538461539">
            <text:p>7,605135384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4.00522">
            <text:p>4,00522</text:p>
          </table:table-cell>
          <table:table-cell table:style-name="ce5" table:formula="of:=AVERAGE([.$E$2:.E119])" office:value-type="float" office:value="7.57462762711865">
            <text:p>7,574627627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59.2165">
            <text:p>59,2165</text:p>
          </table:table-cell>
          <table:table-cell table:style-name="ce5" table:formula="of:=AVERAGE([.$E$2:.E120])" office:value-type="float" office:value="8.00859294117647">
            <text:p>8,008592941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58.6542">
            <text:p>58,6542</text:p>
          </table:table-cell>
          <table:table-cell table:style-name="ce5" table:formula="of:=AVERAGE([.$E$2:.E121])" office:value-type="float" office:value="8.43063966666667">
            <text:p>8,4306396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59.6553">
            <text:p>59,6553</text:p>
          </table:table-cell>
          <table:table-cell table:style-name="ce5" table:formula="of:=AVERAGE([.$E$2:.E122])" office:value-type="float" office:value="8.85398396694215">
            <text:p>8,853983966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60.0602">
            <text:p>60,0602</text:p>
          </table:table-cell>
          <table:table-cell table:style-name="ce5" table:formula="of:=AVERAGE([.$E$2:.E123])" office:value-type="float" office:value="9.27370704918033">
            <text:p>9,273707049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2.66001">
            <text:p>2,66001</text:p>
          </table:table-cell>
          <table:table-cell table:style-name="ce5" table:formula="of:=AVERAGE([.$E$2:.E124])" office:value-type="float" office:value="9.21993715447155">
            <text:p>9,21993715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3.38927">
            <text:p>3,38927</text:p>
          </table:table-cell>
          <table:table-cell table:style-name="ce5" table:formula="of:=AVERAGE([.$E$2:.E125])" office:value-type="float" office:value="9.17291564516129">
            <text:p>9,172915645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3.18989">
            <text:p>3,18989</text:p>
          </table:table-cell>
          <table:table-cell table:style-name="ce5" table:formula="of:=AVERAGE([.$E$2:.E126])" office:value-type="float" office:value="9.12505144">
            <text:p>9,1250514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.92408">
            <text:p>2,92408</text:p>
          </table:table-cell>
          <table:table-cell table:style-name="ce5" table:formula="of:=AVERAGE([.$E$2:.E127])" office:value-type="float" office:value="9.07583738095238">
            <text:p>9,07583738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34956">
            <text:p>3,34956</text:p>
          </table:table-cell>
          <table:table-cell table:style-name="ce5" table:formula="of:=AVERAGE([.$E$2:.E128])" office:value-type="float" office:value="9.03074858267717">
            <text:p>9,030748582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345">
            <text:p>34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31824">
            <text:p>3,31824</text:p>
          </table:table-cell>
          <table:table-cell table:style-name="ce5" table:formula="of:=AVERAGE([.$E$2:.E129])" office:value-type="float" office:value="8.986119609375">
            <text:p>8,986119609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3.46364">
            <text:p>3,46364</text:p>
          </table:table-cell>
          <table:table-cell table:style-name="ce5" table:formula="of:=AVERAGE([.$E$2:.E130])" office:value-type="float" office:value="8.94330968992248">
            <text:p>8,943309689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27121">
            <text:p>3,27121</text:p>
          </table:table-cell>
          <table:table-cell table:style-name="ce5" table:formula="of:=AVERAGE([.$E$2:.E131])" office:value-type="float" office:value="8.89967815384616">
            <text:p>8,8996781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5">
            <text:p>655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3.96432">
            <text:p>3,96432</text:p>
          </table:table-cell>
          <table:table-cell table:style-name="ce5" table:formula="of:=AVERAGE([.$E$2:.E132])" office:value-type="float" office:value="8.86200366412214">
            <text:p>8,86200366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.99457">
            <text:p>2,99457</text:p>
          </table:table-cell>
          <table:table-cell table:style-name="ce5" table:formula="of:=AVERAGE([.$E$2:.E133])" office:value-type="float" office:value="8.81755340909091">
            <text:p>8,817553409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5">
            <text:p>635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.80865">
            <text:p>3,80865</text:p>
          </table:table-cell>
          <table:table-cell table:style-name="ce5" table:formula="of:=AVERAGE([.$E$2:.E134])" office:value-type="float" office:value="8.77989248120301">
            <text:p>8,77989248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3.75705">
            <text:p>3,75705</text:p>
          </table:table-cell>
          <table:table-cell table:style-name="ce5" table:formula="of:=AVERAGE([.$E$2:.E135])" office:value-type="float" office:value="8.74240858208955">
            <text:p>8,742408582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70">
            <text:p>47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3.82955">
            <text:p>3,82955</text:p>
          </table:table-cell>
          <table:table-cell table:style-name="ce5" table:formula="of:=AVERAGE([.$E$2:.E136])" office:value-type="float" office:value="8.70601703703704">
            <text:p>8,70601703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13445">
            <text:p>4,13445</text:p>
          </table:table-cell>
          <table:table-cell table:style-name="ce5" table:formula="of:=AVERAGE([.$E$2:.E137])" office:value-type="float" office:value="8.67240257352941">
            <text:p>8,67240257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3.65555">
            <text:p>3,65555</text:p>
          </table:table-cell>
          <table:table-cell table:style-name="ce5" table:formula="of:=AVERAGE([.$E$2:.E138])" office:value-type="float" office:value="8.63578321167883">
            <text:p>8,635783211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50.2486">
            <text:p>50,2486</text:p>
          </table:table-cell>
          <table:table-cell table:style-name="ce5" table:formula="of:=AVERAGE([.$E$2:.E139])" office:value-type="float" office:value="8.93732536231884">
            <text:p>8,937325362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44.8531">
            <text:p>44,8531</text:p>
          </table:table-cell>
          <table:table-cell table:style-name="ce5" table:formula="of:=AVERAGE([.$E$2:.E140])" office:value-type="float" office:value="9.19571223021583">
            <text:p>9,195712230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46437">
            <text:p>3,46437</text:p>
          </table:table-cell>
          <table:table-cell table:style-name="ce5" table:formula="of:=AVERAGE([.$E$2:.E141])" office:value-type="float" office:value="9.15477407142857">
            <text:p>9,1547740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0326">
            <text:p>2,90326</text:p>
          </table:table-cell>
          <table:table-cell table:style-name="ce5" table:formula="of:=AVERAGE([.$E$2:.E142])" office:value-type="float" office:value="9.11043709219858">
            <text:p>9,110437092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5">
            <text:p>785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3.24981">
            <text:p>3,24981</text:p>
          </table:table-cell>
          <table:table-cell table:style-name="ce5" table:formula="of:=AVERAGE([.$E$2:.E143])" office:value-type="float" office:value="9.06916507042254">
            <text:p>9,069165070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5">
            <text:p>785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57.5082">
            <text:p>57,5082</text:p>
          </table:table-cell>
          <table:table-cell table:style-name="ce5" table:formula="of:=AVERAGE([.$E$2:.E144])" office:value-type="float" office:value="9.40789958041958">
            <text:p>9,407899580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416">
            <text:p>416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.82191">
            <text:p>2,82191</text:p>
          </table:table-cell>
          <table:table-cell table:style-name="ce5" table:formula="of:=AVERAGE([.$E$2:.E145])" office:value-type="float" office:value="9.36216354166667">
            <text:p>9,362163541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.80933">
            <text:p>3,80933</text:p>
          </table:table-cell>
          <table:table-cell table:style-name="ce5" table:formula="of:=AVERAGE([.$E$2:.E146])" office:value-type="float" office:value="9.32386813793103">
            <text:p>9,323868137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426">
            <text:p>426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.95454">
            <text:p>3,95454</text:p>
          </table:table-cell>
          <table:table-cell table:style-name="ce5" table:formula="of:=AVERAGE([.$E$2:.E147])" office:value-type="float" office:value="9.28709191780822">
            <text:p>9,287091917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4.33595">
            <text:p>4,33595</text:p>
          </table:table-cell>
          <table:table-cell table:style-name="ce5" table:formula="of:=AVERAGE([.$E$2:.E148])" office:value-type="float" office:value="9.25341068027211">
            <text:p>9,2534106803</text:p>
          </table:table-cell>
          <table:table-cell table:number-columns-repeated="7"/>
        </table:table-row>
        <table:table-row table:style-name="ro2" table:number-rows-repeated="55">
          <table:table-cell table:number-columns-repeated="4"/>
          <table:table-cell table:style-name="ce3" table:number-columns-repeated="2"/>
          <table:table-cell table:number-columns-repeated="7"/>
        </table:table-row>
        <table:table-row table:style-name="ro2" table:number-rows-repeated="104837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0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.54968">
            <text:p>2,54968</text:p>
          </table:table-cell>
          <table:table-cell table:style-name="ce5" table:formula="of:=[.E2]" office:value-type="float" office:value="2.54968">
            <text:p>2,54968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269">
            <text:p>269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7.925">
            <text:p>47,925</text:p>
          </table:table-cell>
          <table:table-cell table:style-name="ce5" table:formula="of:=AVERAGE([.$E$2:.E3])" office:value-type="float" office:value="25.23734">
            <text:p>25,23734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7.6349">
            <text:p>47,6349</text:p>
          </table:table-cell>
          <table:table-cell table:style-name="ce5" table:formula="of:=AVERAGE([.$E$2:.E4])" office:value-type="float" office:value="32.7031933333333">
            <text:p>32,7031933333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1 – 2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6.7373">
            <text:p>56,7373</text:p>
          </table:table-cell>
          <table:table-cell table:style-name="ce5" table:formula="of:=AVERAGE([.$E$2:.E5])" office:value-type="float" office:value="38.71172">
            <text:p>38,71172</text:p>
          </table:table-cell>
          <table:table-cell/>
          <table:table-cell office:value-type="string">
            <text:p>fps prom</text:p>
          </table:table-cell>
          <table:table-cell table:formula="of:=[.F300]" office:value-type="float" office:value="13.270284916388">
            <text:p>13,270284916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1.7279">
            <text:p>51,7279</text:p>
          </table:table-cell>
          <table:table-cell table:style-name="ce5" table:formula="of:=AVERAGE([.$E$2:.E6])" office:value-type="float" office:value="41.314956">
            <text:p>41,3149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0.3489">
            <text:p>40,3489</text:p>
          </table:table-cell>
          <table:table-cell table:style-name="ce5" table:formula="of:=AVERAGE([.$E$2:.E7])" office:value-type="float" office:value="41.1539466666667">
            <text:p>41,15394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2.2341">
            <text:p>22,2341</text:p>
          </table:table-cell>
          <table:table-cell table:style-name="ce5" table:formula="of:=AVERAGE([.$E$2:.E8])" office:value-type="float" office:value="38.4511114285714">
            <text:p>38,45111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5.3261">
            <text:p>15,3261</text:p>
          </table:table-cell>
          <table:table-cell table:style-name="ce5" table:formula="of:=AVERAGE([.$E$2:.E9])" office:value-type="float" office:value="35.560485">
            <text:p>35,5604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.2503">
            <text:p>12,2503</text:p>
          </table:table-cell>
          <table:table-cell table:style-name="ce5" table:formula="of:=AVERAGE([.$E$2:.E10])" office:value-type="float" office:value="32.9704644444444">
            <text:p>32,97046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.0628">
            <text:p>17,0628</text:p>
          </table:table-cell>
          <table:table-cell table:style-name="ce5" table:formula="of:=AVERAGE([.$E$2:.E11])" office:value-type="float" office:value="31.379698">
            <text:p>31,3796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3.6441">
            <text:p>13,6441</text:p>
          </table:table-cell>
          <table:table-cell table:style-name="ce5" table:formula="of:=AVERAGE([.$E$2:.E12])" office:value-type="float" office:value="29.7673709090909">
            <text:p>29,767370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6.5147">
            <text:p>26,5147</text:p>
          </table:table-cell>
          <table:table-cell table:style-name="ce5" table:formula="of:=AVERAGE([.$E$2:.E13])" office:value-type="float" office:value="29.496315">
            <text:p>29,4963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8.7132">
            <text:p>18,7132</text:p>
          </table:table-cell>
          <table:table-cell table:style-name="ce5" table:formula="of:=AVERAGE([.$E$2:.E14])" office:value-type="float" office:value="28.6668446153846">
            <text:p>28,66684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.9777">
            <text:p>14,9777</text:p>
          </table:table-cell>
          <table:table-cell table:style-name="ce5" table:formula="of:=AVERAGE([.$E$2:.E15])" office:value-type="float" office:value="27.6890485714286">
            <text:p>27,68904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.7412">
            <text:p>17,7412</text:p>
          </table:table-cell>
          <table:table-cell table:style-name="ce5" table:formula="of:=AVERAGE([.$E$2:.E16])" office:value-type="float" office:value="27.0258586666667">
            <text:p>27,02585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9.7266">
            <text:p>29,7266</text:p>
          </table:table-cell>
          <table:table-cell table:style-name="ce5" table:formula="of:=AVERAGE([.$E$2:.E17])" office:value-type="float" office:value="27.194655">
            <text:p>27,194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5.7205">
            <text:p>15,7205</text:p>
          </table:table-cell>
          <table:table-cell table:style-name="ce5" table:formula="of:=AVERAGE([.$E$2:.E18])" office:value-type="float" office:value="26.5197047058824">
            <text:p>26,519704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.267">
            <text:p>17,267</text:p>
          </table:table-cell>
          <table:table-cell table:style-name="ce5" table:formula="of:=AVERAGE([.$E$2:.E19])" office:value-type="float" office:value="26.0056655555556">
            <text:p>26,00566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.7321">
            <text:p>17,7321</text:p>
          </table:table-cell>
          <table:table-cell table:style-name="ce5" table:formula="of:=AVERAGE([.$E$2:.E20])" office:value-type="float" office:value="25.5702147368421">
            <text:p>25,5702147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5.1318">
            <text:p>15,1318</text:p>
          </table:table-cell>
          <table:table-cell table:style-name="ce5" table:formula="of:=AVERAGE([.$E$2:.E21])" office:value-type="float" office:value="25.048294">
            <text:p>25,048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.6554">
            <text:p>17,6554</text:p>
          </table:table-cell>
          <table:table-cell table:style-name="ce5" table:formula="of:=AVERAGE([.$E$2:.E22])" office:value-type="float" office:value="24.6962514285714">
            <text:p>24,69625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.9405">
            <text:p>14,9405</text:p>
          </table:table-cell>
          <table:table-cell table:style-name="ce5" table:formula="of:=AVERAGE([.$E$2:.E23])" office:value-type="float" office:value="24.2528081818182">
            <text:p>24,25280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6.6351">
            <text:p>16,6351</text:p>
          </table:table-cell>
          <table:table-cell table:style-name="ce5" table:formula="of:=AVERAGE([.$E$2:.E24])" office:value-type="float" office:value="23.9216034782609">
            <text:p>23,92160347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7204">
            <text:p>5,7204</text:p>
          </table:table-cell>
          <table:table-cell table:style-name="ce5" table:formula="of:=AVERAGE([.$E$2:.E25])" office:value-type="float" office:value="23.16322">
            <text:p>23,163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4.4613">
            <text:p>14,4613</text:p>
          </table:table-cell>
          <table:table-cell table:style-name="ce5" table:formula="of:=AVERAGE([.$E$2:.E26])" office:value-type="float" office:value="22.8151432">
            <text:p>22,81514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91377">
            <text:p>5,91377</text:p>
          </table:table-cell>
          <table:table-cell table:style-name="ce5" table:formula="of:=AVERAGE([.$E$2:.E27])" office:value-type="float" office:value="22.1650903846154">
            <text:p>22,165090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0.5283">
            <text:p>50,5283</text:p>
          </table:table-cell>
          <table:table-cell table:style-name="ce5" table:formula="of:=AVERAGE([.$E$2:.E28])" office:value-type="float" office:value="23.2155796296296">
            <text:p>23,21557962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.58997">
            <text:p>5,58997</text:p>
          </table:table-cell>
          <table:table-cell table:style-name="ce5" table:formula="of:=AVERAGE([.$E$2:.E29])" office:value-type="float" office:value="22.5860935714286">
            <text:p>22,58609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81646">
            <text:p>5,81646</text:p>
          </table:table-cell>
          <table:table-cell table:style-name="ce5" table:formula="of:=AVERAGE([.$E$2:.E30])" office:value-type="float" office:value="22.0078303448276">
            <text:p>22,00783034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4.3656">
            <text:p>54,3656</text:p>
          </table:table-cell>
          <table:table-cell table:style-name="ce5" table:formula="of:=AVERAGE([.$E$2:.E31])" office:value-type="float" office:value="23.0864226666667">
            <text:p>23,08642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2.7828">
            <text:p>12,7828</text:p>
          </table:table-cell>
          <table:table-cell table:style-name="ce5" table:formula="of:=AVERAGE([.$E$2:.E32])" office:value-type="float" office:value="22.7540477419355">
            <text:p>22,75404774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1.6686">
            <text:p>51,6686</text:p>
          </table:table-cell>
          <table:table-cell table:style-name="ce5" table:formula="of:=AVERAGE([.$E$2:.E33])" office:value-type="float" office:value="23.6576275">
            <text:p>23,6576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.09598">
            <text:p>5,09598</text:p>
          </table:table-cell>
          <table:table-cell table:style-name="ce5" table:formula="of:=AVERAGE([.$E$2:.E34])" office:value-type="float" office:value="23.0951533333333">
            <text:p>23,09515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.35195">
            <text:p>5,35195</text:p>
          </table:table-cell>
          <table:table-cell table:style-name="ce5" table:formula="of:=AVERAGE([.$E$2:.E35])" office:value-type="float" office:value="22.5732944117647">
            <text:p>22,573294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53807">
            <text:p>4,53807</text:p>
          </table:table-cell>
          <table:table-cell table:style-name="ce5" table:formula="of:=AVERAGE([.$E$2:.E36])" office:value-type="float" office:value="22.0580022857143">
            <text:p>22,058002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36764">
            <text:p>6,36764</text:p>
          </table:table-cell>
          <table:table-cell table:style-name="ce5" table:formula="of:=AVERAGE([.$E$2:.E37])" office:value-type="float" office:value="21.6221588888889">
            <text:p>21,62215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49519">
            <text:p>4,49519</text:p>
          </table:table-cell>
          <table:table-cell table:style-name="ce5" table:formula="of:=AVERAGE([.$E$2:.E38])" office:value-type="float" office:value="21.1592678378378">
            <text:p>21,15926783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5378">
            <text:p>4,5378</text:p>
          </table:table-cell>
          <table:table-cell table:style-name="ce5" table:formula="of:=AVERAGE([.$E$2:.E39])" office:value-type="float" office:value="20.7218607894737">
            <text:p>20,72186078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.33616">
            <text:p>7,33616</text:p>
          </table:table-cell>
          <table:table-cell table:style-name="ce5" table:formula="of:=AVERAGE([.$E$2:.E40])" office:value-type="float" office:value="20.3786376923077">
            <text:p>20,37863769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7.78846">
            <text:p>7,78846</text:p>
          </table:table-cell>
          <table:table-cell table:style-name="ce5" table:formula="of:=AVERAGE([.$E$2:.E41])" office:value-type="float" office:value="20.06388325">
            <text:p>20,063883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86142">
            <text:p>3,86142</text:p>
          </table:table-cell>
          <table:table-cell table:style-name="ce5" table:formula="of:=AVERAGE([.$E$2:.E42])" office:value-type="float" office:value="19.6687012195122">
            <text:p>19,66870121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.21542">
            <text:p>5,21542</text:p>
          </table:table-cell>
          <table:table-cell table:style-name="ce5" table:formula="of:=AVERAGE([.$E$2:.E43])" office:value-type="float" office:value="19.3245754761905">
            <text:p>19,3245754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5941">
            <text:p>4,15941</text:p>
          </table:table-cell>
          <table:table-cell table:style-name="ce5" table:formula="of:=AVERAGE([.$E$2:.E44])" office:value-type="float" office:value="18.9718972093023">
            <text:p>18,97189720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5.1826">
            <text:p>15,1826</text:p>
          </table:table-cell>
          <table:table-cell table:style-name="ce5" table:formula="of:=AVERAGE([.$E$2:.E45])" office:value-type="float" office:value="18.8857768181818">
            <text:p>18,88577681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09801">
            <text:p>5,09801</text:p>
          </table:table-cell>
          <table:table-cell table:style-name="ce5" table:formula="of:=AVERAGE([.$E$2:.E46])" office:value-type="float" office:value="18.579382">
            <text:p>18,5793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60965">
            <text:p>4,60965</text:p>
          </table:table-cell>
          <table:table-cell table:style-name="ce5" table:formula="of:=AVERAGE([.$E$2:.E47])" office:value-type="float" office:value="18.275692173913">
            <text:p>18,27569217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07792">
            <text:p>4,07792</text:p>
          </table:table-cell>
          <table:table-cell table:style-name="ce5" table:formula="of:=AVERAGE([.$E$2:.E48])" office:value-type="float" office:value="17.9736119148936">
            <text:p>17,97361191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97526">
            <text:p>3,97526</text:p>
          </table:table-cell>
          <table:table-cell table:style-name="ce5" table:formula="of:=AVERAGE([.$E$2:.E49])" office:value-type="float" office:value="17.6819795833333">
            <text:p>17,6819795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63356">
            <text:p>4,63356</text:p>
          </table:table-cell>
          <table:table-cell table:style-name="ce5" table:formula="of:=AVERAGE([.$E$2:.E50])" office:value-type="float" office:value="17.4156853061224">
            <text:p>17,41568530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.01092">
            <text:p>6,01092</text:p>
          </table:table-cell>
          <table:table-cell table:style-name="ce5" table:formula="of:=AVERAGE([.$E$2:.E51])" office:value-type="float" office:value="17.18759">
            <text:p>17,187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90">
            <text:p>9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11484">
            <text:p>4,11484</text:p>
          </table:table-cell>
          <table:table-cell table:style-name="ce5" table:formula="of:=AVERAGE([.$E$2:.E52])" office:value-type="float" office:value="16.9312615686274">
            <text:p>16,93126156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.47727">
            <text:p>6,47727</text:p>
          </table:table-cell>
          <table:table-cell table:style-name="ce5" table:formula="of:=AVERAGE([.$E$2:.E53])" office:value-type="float" office:value="16.7302232692308">
            <text:p>16,7302232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2236">
            <text:p>4,02236</text:p>
          </table:table-cell>
          <table:table-cell table:style-name="ce5" table:formula="of:=AVERAGE([.$E$2:.E54])" office:value-type="float" office:value="16.4904522641509">
            <text:p>16,4904522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3804">
            <text:p>7,3804</text:p>
          </table:table-cell>
          <table:table-cell table:style-name="ce5" table:formula="of:=AVERAGE([.$E$2:.E55])" office:value-type="float" office:value="16.3217475925926">
            <text:p>16,32174759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1.7246">
            <text:p>11,7246</text:p>
          </table:table-cell>
          <table:table-cell table:style-name="ce5" table:formula="of:=AVERAGE([.$E$2:.E56])" office:value-type="float" office:value="16.2381630909091">
            <text:p>16,23816309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.75867">
            <text:p>6,75867</text:p>
          </table:table-cell>
          <table:table-cell table:style-name="ce5" table:formula="of:=AVERAGE([.$E$2:.E57])" office:value-type="float" office:value="16.0688864285714">
            <text:p>16,06888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1153">
            <text:p>8,1153</text:p>
          </table:table-cell>
          <table:table-cell table:style-name="ce5" table:formula="of:=AVERAGE([.$E$2:.E58])" office:value-type="float" office:value="15.9293498245614">
            <text:p>15,92934982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0.3812">
            <text:p>10,3812</text:p>
          </table:table-cell>
          <table:table-cell table:style-name="ce5" table:formula="of:=AVERAGE([.$E$2:.E59])" office:value-type="float" office:value="15.8336920689655">
            <text:p>15,8336920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57235">
            <text:p>4,57235</text:p>
          </table:table-cell>
          <table:table-cell table:style-name="ce5" table:formula="of:=AVERAGE([.$E$2:.E60])" office:value-type="float" office:value="15.6428218644068">
            <text:p>15,64282186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61832">
            <text:p>4,61832</text:p>
          </table:table-cell>
          <table:table-cell table:style-name="ce5" table:formula="of:=AVERAGE([.$E$2:.E61])" office:value-type="float" office:value="15.4590801666667">
            <text:p>15,4590801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16567">
            <text:p>5,16567</text:p>
          </table:table-cell>
          <table:table-cell table:style-name="ce5" table:formula="of:=AVERAGE([.$E$2:.E62])" office:value-type="float" office:value="15.2903357377049">
            <text:p>15,2903357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67933">
            <text:p>4,67933</text:p>
          </table:table-cell>
          <table:table-cell table:style-name="ce5" table:formula="of:=AVERAGE([.$E$2:.E63])" office:value-type="float" office:value="15.119190483871">
            <text:p>15,11919048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9.39407">
            <text:p>9,39407</text:p>
          </table:table-cell>
          <table:table-cell table:style-name="ce5" table:formula="of:=AVERAGE([.$E$2:.E64])" office:value-type="float" office:value="15.0283155555556">
            <text:p>15,02831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9.55109">
            <text:p>9,55109</text:p>
          </table:table-cell>
          <table:table-cell table:style-name="ce5" table:formula="of:=AVERAGE([.$E$2:.E65])" office:value-type="float" office:value="14.94273390625">
            <text:p>14,9427339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52779">
            <text:p>4,52779</text:p>
          </table:table-cell>
          <table:table-cell table:style-name="ce5" table:formula="of:=AVERAGE([.$E$2:.E66])" office:value-type="float" office:value="14.782504">
            <text:p>14,7825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3295">
            <text:p>4,13295</text:p>
          </table:table-cell>
          <table:table-cell table:style-name="ce5" table:formula="of:=AVERAGE([.$E$2:.E67])" office:value-type="float" office:value="14.6211471212121">
            <text:p>14,62114712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03136">
            <text:p>4,03136</text:p>
          </table:table-cell>
          <table:table-cell table:style-name="ce5" table:formula="of:=AVERAGE([.$E$2:.E68])" office:value-type="float" office:value="14.4630905970149">
            <text:p>14,4630905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16603">
            <text:p>4,16603</text:p>
          </table:table-cell>
          <table:table-cell table:style-name="ce5" table:formula="of:=AVERAGE([.$E$2:.E69])" office:value-type="float" office:value="14.3116632352941">
            <text:p>14,311663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7333">
            <text:p>3,87333</text:p>
          </table:table-cell>
          <table:table-cell table:style-name="ce5" table:formula="of:=AVERAGE([.$E$2:.E70])" office:value-type="float" office:value="14.1603830434783">
            <text:p>14,16038304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1826">
            <text:p>4,21826</text:p>
          </table:table-cell>
          <table:table-cell table:style-name="ce5" table:formula="of:=AVERAGE([.$E$2:.E71])" office:value-type="float" office:value="14.0183527142857">
            <text:p>14,018352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28179">
            <text:p>4,28179</text:p>
          </table:table-cell>
          <table:table-cell table:style-name="ce5" table:formula="of:=AVERAGE([.$E$2:.E72])" office:value-type="float" office:value="13.881218028169">
            <text:p>13,88121802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86151">
            <text:p>3,86151</text:p>
          </table:table-cell>
          <table:table-cell table:style-name="ce5" table:formula="of:=AVERAGE([.$E$2:.E73])" office:value-type="float" office:value="13.7420554166667">
            <text:p>13,7420554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4524">
            <text:p>4,4524</text:p>
          </table:table-cell>
          <table:table-cell table:style-name="ce5" table:formula="of:=AVERAGE([.$E$2:.E74])" office:value-type="float" office:value="13.6147998630137">
            <text:p>13,6147998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44486">
            <text:p>3,44486</text:p>
          </table:table-cell>
          <table:table-cell table:style-name="ce5" table:formula="of:=AVERAGE([.$E$2:.E75])" office:value-type="float" office:value="13.4773682432432">
            <text:p>13,47736824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8179">
            <text:p>3,88179</text:p>
          </table:table-cell>
          <table:table-cell table:style-name="ce5" table:formula="of:=AVERAGE([.$E$2:.E76])" office:value-type="float" office:value="13.3494272">
            <text:p>13,349427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38639">
            <text:p>3,38639</text:p>
          </table:table-cell>
          <table:table-cell table:style-name="ce5" table:formula="of:=AVERAGE([.$E$2:.E77])" office:value-type="float" office:value="13.2183346052632">
            <text:p>13,21833460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.40608">
            <text:p>5,40608</text:p>
          </table:table-cell>
          <table:table-cell table:style-name="ce5" table:formula="of:=AVERAGE([.$E$2:.E78])" office:value-type="float" office:value="13.1168767532468">
            <text:p>13,11687675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5.57902">
            <text:p>5,57902</text:p>
          </table:table-cell>
          <table:table-cell table:style-name="ce5" table:formula="of:=AVERAGE([.$E$2:.E79])" office:value-type="float" office:value="13.0202375641026">
            <text:p>13,0202375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46.6833">
            <text:p>46,6833</text:p>
          </table:table-cell>
          <table:table-cell table:style-name="ce5" table:formula="of:=AVERAGE([.$E$2:.E80])" office:value-type="float" office:value="13.446352278481">
            <text:p>13,44635227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83566">
            <text:p>4,83566</text:p>
          </table:table-cell>
          <table:table-cell table:style-name="ce5" table:formula="of:=AVERAGE([.$E$2:.E81])" office:value-type="float" office:value="13.338718625">
            <text:p>13,338718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.09162">
            <text:p>6,09162</text:p>
          </table:table-cell>
          <table:table-cell table:style-name="ce5" table:formula="of:=AVERAGE([.$E$2:.E82])" office:value-type="float" office:value="13.2492482716049">
            <text:p>13,24924827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34373">
            <text:p>5,34373</text:p>
          </table:table-cell>
          <table:table-cell table:style-name="ce5" table:formula="of:=AVERAGE([.$E$2:.E83])" office:value-type="float" office:value="13.1528395121951">
            <text:p>13,15283951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0.6198">
            <text:p>50,6198</text:p>
          </table:table-cell>
          <table:table-cell table:style-name="ce5" table:formula="of:=AVERAGE([.$E$2:.E84])" office:value-type="float" office:value="13.6042486746988">
            <text:p>13,60424867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.74027">
            <text:p>6,74027</text:p>
          </table:table-cell>
          <table:table-cell table:style-name="ce5" table:formula="of:=AVERAGE([.$E$2:.E85])" office:value-type="float" office:value="13.5225346428571">
            <text:p>13,5225346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6.319">
            <text:p>56,319</text:p>
          </table:table-cell>
          <table:table-cell table:style-name="ce5" table:formula="of:=AVERAGE([.$E$2:.E86])" office:value-type="float" office:value="14.0260224705882">
            <text:p>14,02602247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36104">
            <text:p>5,36104</text:p>
          </table:table-cell>
          <table:table-cell table:style-name="ce5" table:formula="of:=AVERAGE([.$E$2:.E87])" office:value-type="float" office:value="13.9252668604651">
            <text:p>13,92526686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7.7736">
            <text:p>57,7736</text:p>
          </table:table-cell>
          <table:table-cell table:style-name="ce5" table:formula="of:=AVERAGE([.$E$2:.E88])" office:value-type="float" office:value="14.4292706896552">
            <text:p>14,42927068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11381">
            <text:p>5,11381</text:p>
          </table:table-cell>
          <table:table-cell table:style-name="ce5" table:formula="of:=AVERAGE([.$E$2:.E89])" office:value-type="float" office:value="14.3234131818182">
            <text:p>14,323413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.27361">
            <text:p>6,27361</text:p>
          </table:table-cell>
          <table:table-cell table:style-name="ce5" table:formula="of:=AVERAGE([.$E$2:.E90])" office:value-type="float" office:value="14.2329659550562">
            <text:p>14,23296595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76013">
            <text:p>6,76013</text:p>
          </table:table-cell>
          <table:table-cell table:style-name="ce5" table:formula="of:=AVERAGE([.$E$2:.E91])" office:value-type="float" office:value="14.1499344444444">
            <text:p>14,14993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.2395">
            <text:p>10,2395</text:p>
          </table:table-cell>
          <table:table-cell table:style-name="ce5" table:formula="of:=AVERAGE([.$E$2:.E92])" office:value-type="float" office:value="14.1069626373626">
            <text:p>14,10696263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.576">
            <text:p>53,576</text:p>
          </table:table-cell>
          <table:table-cell table:style-name="ce5" table:formula="of:=AVERAGE([.$E$2:.E93])" office:value-type="float" office:value="14.5359739130435">
            <text:p>14,53597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2.7923">
            <text:p>32,7923</text:p>
          </table:table-cell>
          <table:table-cell table:style-name="ce5" table:formula="of:=AVERAGE([.$E$2:.E94])" office:value-type="float" office:value="14.7322784946237">
            <text:p>14,73227849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09168">
            <text:p>3,09168</text:p>
          </table:table-cell>
          <table:table-cell table:style-name="ce5" table:formula="of:=AVERAGE([.$E$2:.E95])" office:value-type="float" office:value="14.6084423404255">
            <text:p>14,60844234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54375">
            <text:p>5,54375</text:p>
          </table:table-cell>
          <table:table-cell table:style-name="ce5" table:formula="of:=AVERAGE([.$E$2:.E96])" office:value-type="float" office:value="14.5130245263158">
            <text:p>14,51302452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55463">
            <text:p>5,55463</text:p>
          </table:table-cell>
          <table:table-cell table:style-name="ce5" table:formula="of:=AVERAGE([.$E$2:.E97])" office:value-type="float" office:value="14.4197079166667">
            <text:p>14,4197079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20539">
            <text:p>4,20539</text:p>
          </table:table-cell>
          <table:table-cell table:style-name="ce5" table:formula="of:=AVERAGE([.$E$2:.E98])" office:value-type="float" office:value="14.3144056701031">
            <text:p>14,3144056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77905">
            <text:p>3,77905</text:p>
          </table:table-cell>
          <table:table-cell table:style-name="ce5" table:formula="of:=AVERAGE([.$E$2:.E99])" office:value-type="float" office:value="14.2069020408163">
            <text:p>14,20690204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62139">
            <text:p>3,62139</text:p>
          </table:table-cell>
          <table:table-cell table:style-name="ce5" table:formula="of:=AVERAGE([.$E$2:.E100])" office:value-type="float" office:value="14.0999776767677">
            <text:p>14,09997767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73424">
            <text:p>4,73424</text:p>
          </table:table-cell>
          <table:table-cell table:style-name="ce5" table:formula="of:=AVERAGE([.$E$2:.E101])" office:value-type="float" office:value="14.0063203">
            <text:p>14,00632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3.8208">
            <text:p>43,8208</text:p>
          </table:table-cell>
          <table:table-cell table:style-name="ce5" table:formula="of:=AVERAGE([.$E$2:.E102])" office:value-type="float" office:value="14.3015131683168">
            <text:p>14,30151316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30179">
            <text:p>6,30179</text:p>
          </table:table-cell>
          <table:table-cell table:style-name="ce5" table:formula="of:=AVERAGE([.$E$2:.E103])" office:value-type="float" office:value="14.2230845098039">
            <text:p>14,2230845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4.5494">
            <text:p>54,5494</text:p>
          </table:table-cell>
          <table:table-cell table:style-name="ce5" table:formula="of:=AVERAGE([.$E$2:.E104])" office:value-type="float" office:value="14.6146021359223">
            <text:p>14,61460213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.3931">
            <text:p>44,3931</text:p>
          </table:table-cell>
          <table:table-cell table:style-name="ce5" table:formula="of:=AVERAGE([.$E$2:.E105])" office:value-type="float" office:value="14.9009338461539">
            <text:p>14,90093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.1501">
            <text:p>44,1501</text:p>
          </table:table-cell>
          <table:table-cell table:style-name="ce5" table:formula="of:=AVERAGE([.$E$2:.E106])" office:value-type="float" office:value="15.1794973333333">
            <text:p>15,179497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.2076">
            <text:p>18,2076</text:p>
          </table:table-cell>
          <table:table-cell table:style-name="ce5" table:formula="of:=AVERAGE([.$E$2:.E107])" office:value-type="float" office:value="15.2080643396226">
            <text:p>15,20806433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9.0233">
            <text:p>19,0233</text:p>
          </table:table-cell>
          <table:table-cell table:style-name="ce5" table:formula="of:=AVERAGE([.$E$2:.E108])" office:value-type="float" office:value="15.2437207476636">
            <text:p>15,24372074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98529">
            <text:p>2,98529</text:p>
          </table:table-cell>
          <table:table-cell table:style-name="ce5" table:formula="of:=AVERAGE([.$E$2:.E109])" office:value-type="float" office:value="15.1302167592593">
            <text:p>15,13021675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30328">
            <text:p>4,30328</text:p>
          </table:table-cell>
          <table:table-cell table:style-name="ce5" table:formula="of:=AVERAGE([.$E$2:.E110])" office:value-type="float" office:value="15.0308870642202">
            <text:p>15,0308870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.37747">
            <text:p>8,37747</text:p>
          </table:table-cell>
          <table:table-cell table:style-name="ce5" table:formula="of:=AVERAGE([.$E$2:.E111])" office:value-type="float" office:value="14.9704014545455">
            <text:p>14,970401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6922">
            <text:p>4,06922</text:p>
          </table:table-cell>
          <table:table-cell table:style-name="ce5" table:formula="of:=AVERAGE([.$E$2:.E112])" office:value-type="float" office:value="14.8721926126126">
            <text:p>14,87219261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56084">
            <text:p>5,56084</text:p>
          </table:table-cell>
          <table:table-cell table:style-name="ce5" table:formula="of:=AVERAGE([.$E$2:.E113])" office:value-type="float" office:value="14.7890555357143">
            <text:p>14,78905553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39587">
            <text:p>6,39587</text:p>
          </table:table-cell>
          <table:table-cell table:style-name="ce5" table:formula="of:=AVERAGE([.$E$2:.E114])" office:value-type="float" office:value="14.7147795575221">
            <text:p>14,71477955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29106">
            <text:p>6,29106</text:p>
          </table:table-cell>
          <table:table-cell table:style-name="ce5" table:formula="of:=AVERAGE([.$E$2:.E115])" office:value-type="float" office:value="14.6408872807018">
            <text:p>14,64088728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.04628">
            <text:p>7,04628</text:p>
          </table:table-cell>
          <table:table-cell table:style-name="ce5" table:formula="of:=AVERAGE([.$E$2:.E116])" office:value-type="float" office:value="14.5748472173913">
            <text:p>14,57484721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.69703">
            <text:p>5,69703</text:p>
          </table:table-cell>
          <table:table-cell table:style-name="ce5" table:formula="of:=AVERAGE([.$E$2:.E117])" office:value-type="float" office:value="14.4983143103448">
            <text:p>14,49831431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62689">
            <text:p>3,62689</text:p>
          </table:table-cell>
          <table:table-cell table:style-name="ce5" table:formula="of:=AVERAGE([.$E$2:.E118])" office:value-type="float" office:value="14.4053961538462">
            <text:p>14,405396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.68456">
            <text:p>5,68456</text:p>
          </table:table-cell>
          <table:table-cell table:style-name="ce5" table:formula="of:=AVERAGE([.$E$2:.E119])" office:value-type="float" office:value="14.3314907627119">
            <text:p>14,33149076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1.7926">
            <text:p>11,7926</text:p>
          </table:table-cell>
          <table:table-cell table:style-name="ce5" table:formula="of:=AVERAGE([.$E$2:.E120])" office:value-type="float" office:value="14.3101555462185">
            <text:p>14,3101555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9726">
            <text:p>3,79726</text:p>
          </table:table-cell>
          <table:table-cell table:style-name="ce5" table:formula="of:=AVERAGE([.$E$2:.E121])" office:value-type="float" office:value="14.2225480833333">
            <text:p>14,2225480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7505">
            <text:p>3,97505</text:p>
          </table:table-cell>
          <table:table-cell table:style-name="ce5" table:formula="of:=AVERAGE([.$E$2:.E122])" office:value-type="float" office:value="14.1378580165289">
            <text:p>14,13785801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0.1517">
            <text:p>10,1517</text:p>
          </table:table-cell>
          <table:table-cell table:style-name="ce5" table:formula="of:=AVERAGE([.$E$2:.E123])" office:value-type="float" office:value="14.1051845901639">
            <text:p>14,10518459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3.2291">
            <text:p>13,2291</text:p>
          </table:table-cell>
          <table:table-cell table:style-name="ce5" table:formula="of:=AVERAGE([.$E$2:.E124])" office:value-type="float" office:value="14.0980619512195">
            <text:p>14,0980619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3.615">
            <text:p>23,615</text:p>
          </table:table-cell>
          <table:table-cell table:style-name="ce5" table:formula="of:=AVERAGE([.$E$2:.E125])" office:value-type="float" office:value="14.1748114516129">
            <text:p>14,17481145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.5188">
            <text:p>13,5188</text:p>
          </table:table-cell>
          <table:table-cell table:style-name="ce5" table:formula="of:=AVERAGE([.$E$2:.E126])" office:value-type="float" office:value="14.16956336">
            <text:p>14,169563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88817">
            <text:p>5,88817</text:p>
          </table:table-cell>
          <table:table-cell table:style-name="ce5" table:formula="of:=AVERAGE([.$E$2:.E127])" office:value-type="float" office:value="14.103838015873">
            <text:p>14,10383801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.21714">
            <text:p>7,21714</text:p>
          </table:table-cell>
          <table:table-cell table:style-name="ce5" table:formula="of:=AVERAGE([.$E$2:.E128])" office:value-type="float" office:value="14.0496120472441">
            <text:p>14,04961204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8.18129">
            <text:p>8,18129</text:p>
          </table:table-cell>
          <table:table-cell table:style-name="ce5" table:formula="of:=AVERAGE([.$E$2:.E129])" office:value-type="float" office:value="14.00376578125">
            <text:p>14,00376578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.48709">
            <text:p>8,48709</text:p>
          </table:table-cell>
          <table:table-cell table:style-name="ce5" table:formula="of:=AVERAGE([.$E$2:.E130])" office:value-type="float" office:value="13.9610008527132">
            <text:p>13,96100085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1.2283">
            <text:p>11,2283</text:p>
          </table:table-cell>
          <table:table-cell table:style-name="ce5" table:formula="of:=AVERAGE([.$E$2:.E131])" office:value-type="float" office:value="13.9399800769231">
            <text:p>13,939980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9.16381">
            <text:p>9,16381</text:p>
          </table:table-cell>
          <table:table-cell table:style-name="ce5" table:formula="of:=AVERAGE([.$E$2:.E132])" office:value-type="float" office:value="13.9035207633588">
            <text:p>13,90352076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74422">
            <text:p>4,74422</text:p>
          </table:table-cell>
          <table:table-cell table:style-name="ce5" table:formula="of:=AVERAGE([.$E$2:.E133])" office:value-type="float" office:value="13.8341321212121">
            <text:p>13,83413212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1.6829">
            <text:p>11,6829</text:p>
          </table:table-cell>
          <table:table-cell table:style-name="ce5" table:formula="of:=AVERAGE([.$E$2:.E134])" office:value-type="float" office:value="13.817957443609">
            <text:p>13,81795744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3.0185">
            <text:p>13,0185</text:p>
          </table:table-cell>
          <table:table-cell table:style-name="ce5" table:formula="of:=AVERAGE([.$E$2:.E135])" office:value-type="float" office:value="13.8119913432836">
            <text:p>13,81199134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16633">
            <text:p>6,16633</text:p>
          </table:table-cell>
          <table:table-cell table:style-name="ce5" table:formula="of:=AVERAGE([.$E$2:.E136])" office:value-type="float" office:value="13.7553568148148">
            <text:p>13,75535681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18482">
            <text:p>6,18482</text:p>
          </table:table-cell>
          <table:table-cell table:style-name="ce5" table:formula="of:=AVERAGE([.$E$2:.E137])" office:value-type="float" office:value="13.6996911029412">
            <text:p>13,69969110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1.6213">
            <text:p>11,6213</text:p>
          </table:table-cell>
          <table:table-cell table:style-name="ce5" table:formula="of:=AVERAGE([.$E$2:.E138])" office:value-type="float" office:value="13.6845203649635">
            <text:p>13,6845203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0.182">
            <text:p>10,182</text:p>
          </table:table-cell>
          <table:table-cell table:style-name="ce5" table:formula="of:=AVERAGE([.$E$2:.E139])" office:value-type="float" office:value="13.6591397826087">
            <text:p>13,65913978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.0064">
            <text:p>6,0064</text:p>
          </table:table-cell>
          <table:table-cell table:style-name="ce5" table:formula="of:=AVERAGE([.$E$2:.E140])" office:value-type="float" office:value="13.6040841007194">
            <text:p>13,60408410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.14798">
            <text:p>5,14798</text:p>
          </table:table-cell>
          <table:table-cell table:style-name="ce5" table:formula="of:=AVERAGE([.$E$2:.E141])" office:value-type="float" office:value="13.5436833571429">
            <text:p>13,5436833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3626">
            <text:p>4,3626</text:p>
          </table:table-cell>
          <table:table-cell table:style-name="ce5" table:formula="of:=AVERAGE([.$E$2:.E142])" office:value-type="float" office:value="13.4785692907801">
            <text:p>13,47856929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95754">
            <text:p>4,95754</text:p>
          </table:table-cell>
          <table:table-cell table:style-name="ce5" table:formula="of:=AVERAGE([.$E$2:.E143])" office:value-type="float" office:value="13.4185620422535">
            <text:p>13,41856204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86542">
            <text:p>3,86542</text:p>
          </table:table-cell>
          <table:table-cell table:style-name="ce5" table:formula="of:=AVERAGE([.$E$2:.E144])" office:value-type="float" office:value="13.3517568531469">
            <text:p>13,35175685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88335">
            <text:p>3,88335</text:p>
          </table:table-cell>
          <table:table-cell table:style-name="ce5" table:formula="of:=AVERAGE([.$E$2:.E145])" office:value-type="float" office:value="13.2860040277778">
            <text:p>13,28600402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05359">
            <text:p>5,05359</text:p>
          </table:table-cell>
          <table:table-cell table:style-name="ce5" table:formula="of:=AVERAGE([.$E$2:.E146])" office:value-type="float" office:value="13.2292287586207">
            <text:p>13,2292287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17025">
            <text:p>4,17025</text:p>
          </table:table-cell>
          <table:table-cell table:style-name="ce5" table:formula="of:=AVERAGE([.$E$2:.E147])" office:value-type="float" office:value="13.1671809589041">
            <text:p>13,16718095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197">
            <text:p>4,1197</text:p>
          </table:table-cell>
          <table:table-cell table:style-name="ce5" table:formula="of:=AVERAGE([.$E$2:.E148])" office:value-type="float" office:value="13.1056334693878">
            <text:p>13,10563346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94322">
            <text:p>3,94322</text:p>
          </table:table-cell>
          <table:table-cell table:style-name="ce5" table:formula="of:=AVERAGE([.$E$2:.E149])" office:value-type="float" office:value="13.0437252702703">
            <text:p>13,04372527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4.2884">
            <text:p>64,2884</text:p>
          </table:table-cell>
          <table:table-cell table:style-name="ce5" table:formula="of:=AVERAGE([.$E$2:.E150])" office:value-type="float" office:value="13.387649261745">
            <text:p>13,38764926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65208">
            <text:p>3,65208</text:p>
          </table:table-cell>
          <table:table-cell table:style-name="ce5" table:formula="of:=AVERAGE([.$E$2:.E151])" office:value-type="float" office:value="13.3227454666667">
            <text:p>13,3227454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.1562">
            <text:p>10,1562</text:p>
          </table:table-cell>
          <table:table-cell table:style-name="ce5" table:formula="of:=AVERAGE([.$E$2:.E152])" office:value-type="float" office:value="13.3017749668874">
            <text:p>13,30177496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8281">
            <text:p>4,08281</text:p>
          </table:table-cell>
          <table:table-cell table:style-name="ce5" table:formula="of:=AVERAGE([.$E$2:.E153])" office:value-type="float" office:value="13.241123881579">
            <text:p>13,2411238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67862">
            <text:p>3,67862</text:p>
          </table:table-cell>
          <table:table-cell table:style-name="ce5" table:formula="of:=AVERAGE([.$E$2:.E154])" office:value-type="float" office:value="13.1786238562092">
            <text:p>13,17862385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2.5872">
            <text:p>52,5872</text:p>
          </table:table-cell>
          <table:table-cell table:style-name="ce5" table:formula="of:=AVERAGE([.$E$2:.E155])" office:value-type="float" office:value="13.4345237012987">
            <text:p>13,43452370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55213">
            <text:p>3,55213</text:p>
          </table:table-cell>
          <table:table-cell table:style-name="ce5" table:formula="of:=AVERAGE([.$E$2:.E156])" office:value-type="float" office:value="13.3707663225807">
            <text:p>13,37076632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.42081">
            <text:p>7,42081</text:p>
          </table:table-cell>
          <table:table-cell table:style-name="ce5" table:formula="of:=AVERAGE([.$E$2:.E157])" office:value-type="float" office:value="13.3326255769231">
            <text:p>13,3326255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.88529">
            <text:p>3,88529</text:p>
          </table:table-cell>
          <table:table-cell table:style-name="ce5" table:formula="of:=AVERAGE([.$E$2:.E158])" office:value-type="float" office:value="13.2724514649682">
            <text:p>13,2724514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9103">
            <text:p>3,89103</text:p>
          </table:table-cell>
          <table:table-cell table:style-name="ce5" table:formula="of:=AVERAGE([.$E$2:.E159])" office:value-type="float" office:value="13.2130753797468">
            <text:p>13,21307537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.19153">
            <text:p>6,19153</text:p>
          </table:table-cell>
          <table:table-cell table:style-name="ce5" table:formula="of:=AVERAGE([.$E$2:.E160])" office:value-type="float" office:value="13.1689147169811">
            <text:p>13,1689147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0075">
            <text:p>4,00075</text:p>
          </table:table-cell>
          <table:table-cell table:style-name="ce5" table:formula="of:=AVERAGE([.$E$2:.E161])" office:value-type="float" office:value="13.1116136875">
            <text:p>13,111613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.17517">
            <text:p>6,17517</text:p>
          </table:table-cell>
          <table:table-cell table:style-name="ce5" table:formula="of:=AVERAGE([.$E$2:.E162])" office:value-type="float" office:value="13.0685301863354">
            <text:p>13,06853018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.75093">
            <text:p>5,75093</text:p>
          </table:table-cell>
          <table:table-cell table:style-name="ce5" table:formula="of:=AVERAGE([.$E$2:.E163])" office:value-type="float" office:value="13.0233598148148">
            <text:p>13,02335981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.16821">
            <text:p>7,16821</text:p>
          </table:table-cell>
          <table:table-cell table:style-name="ce5" table:formula="of:=AVERAGE([.$E$2:.E164])" office:value-type="float" office:value="12.9874386503068">
            <text:p>12,98743865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5694">
            <text:p>4,5694</text:p>
          </table:table-cell>
          <table:table-cell table:style-name="ce5" table:formula="of:=AVERAGE([.$E$2:.E165])" office:value-type="float" office:value="12.9361091463415">
            <text:p>12,93610914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.09763">
            <text:p>8,09763</text:p>
          </table:table-cell>
          <table:table-cell table:style-name="ce5" table:formula="of:=AVERAGE([.$E$2:.E166])" office:value-type="float" office:value="12.906785030303">
            <text:p>12,90678503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8.76025">
            <text:p>8,76025</text:p>
          </table:table-cell>
          <table:table-cell table:style-name="ce5" table:formula="of:=AVERAGE([.$E$2:.E167])" office:value-type="float" office:value="12.8818059036145">
            <text:p>12,88180590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7.98786">
            <text:p>7,98786</text:p>
          </table:table-cell>
          <table:table-cell table:style-name="ce5" table:formula="of:=AVERAGE([.$E$2:.E168])" office:value-type="float" office:value="12.8525008383234">
            <text:p>12,85250083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9.29834">
            <text:p>9,29834</text:p>
          </table:table-cell>
          <table:table-cell table:style-name="ce5" table:formula="of:=AVERAGE([.$E$2:.E169])" office:value-type="float" office:value="12.8313451190476">
            <text:p>12,8313451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.34418">
            <text:p>8,34418</text:p>
          </table:table-cell>
          <table:table-cell table:style-name="ce5" table:formula="of:=AVERAGE([.$E$2:.E170])" office:value-type="float" office:value="12.8047938461539">
            <text:p>12,80479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.6288">
            <text:p>9,6288</text:p>
          </table:table-cell>
          <table:table-cell table:style-name="ce5" table:formula="of:=AVERAGE([.$E$2:.E171])" office:value-type="float" office:value="12.7861115294118">
            <text:p>12,7861115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.29896">
            <text:p>8,29896</text:p>
          </table:table-cell>
          <table:table-cell table:style-name="ce5" table:formula="of:=AVERAGE([.$E$2:.E172])" office:value-type="float" office:value="12.759870877193">
            <text:p>12,75987087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.74613">
            <text:p>5,74613</text:p>
          </table:table-cell>
          <table:table-cell table:style-name="ce5" table:formula="of:=AVERAGE([.$E$2:.E173])" office:value-type="float" office:value="12.7190933139535">
            <text:p>12,7190933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66135">
            <text:p>4,66135</text:p>
          </table:table-cell>
          <table:table-cell table:style-name="ce5" table:formula="of:=AVERAGE([.$E$2:.E174])" office:value-type="float" office:value="12.6725167630058">
            <text:p>12,6725167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91835">
            <text:p>4,91835</text:p>
          </table:table-cell>
          <table:table-cell table:style-name="ce5" table:formula="of:=AVERAGE([.$E$2:.E175])" office:value-type="float" office:value="12.6279525862069">
            <text:p>12,62795258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.6707">
            <text:p>15,6707</text:p>
          </table:table-cell>
          <table:table-cell table:style-name="ce5" table:formula="of:=AVERAGE([.$E$2:.E176])" office:value-type="float" office:value="12.6453397142857">
            <text:p>12,645339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2.0096">
            <text:p>12,0096</text:p>
          </table:table-cell>
          <table:table-cell table:style-name="ce5" table:formula="of:=AVERAGE([.$E$2:.E177])" office:value-type="float" office:value="12.6417275568182">
            <text:p>12,64172755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05186">
            <text:p>5,05186</text:p>
          </table:table-cell>
          <table:table-cell table:style-name="ce5" table:formula="of:=AVERAGE([.$E$2:.E178])" office:value-type="float" office:value="12.5988469491525">
            <text:p>12,59884694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8.49942">
            <text:p>8,49942</text:p>
          </table:table-cell>
          <table:table-cell table:style-name="ce5" table:formula="of:=AVERAGE([.$E$2:.E179])" office:value-type="float" office:value="12.5758164606742">
            <text:p>12,57581646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68958">
            <text:p>5,68958</text:p>
          </table:table-cell>
          <table:table-cell table:style-name="ce5" table:formula="of:=AVERAGE([.$E$2:.E180])" office:value-type="float" office:value="12.5373458659218">
            <text:p>12,53734586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52465">
            <text:p>5,52465</text:p>
          </table:table-cell>
          <table:table-cell table:style-name="ce5" table:formula="of:=AVERAGE([.$E$2:.E181])" office:value-type="float" office:value="12.4983864444444">
            <text:p>12,498386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.58018">
            <text:p>7,58018</text:p>
          </table:table-cell>
          <table:table-cell table:style-name="ce5" table:formula="of:=AVERAGE([.$E$2:.E182])" office:value-type="float" office:value="12.4712140331492">
            <text:p>12,47121403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61004">
            <text:p>4,61004</text:p>
          </table:table-cell>
          <table:table-cell table:style-name="ce5" table:formula="of:=AVERAGE([.$E$2:.E183])" office:value-type="float" office:value="12.4280207692308">
            <text:p>12,4280207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8.22735">
            <text:p>8,22735</text:p>
          </table:table-cell>
          <table:table-cell table:style-name="ce5" table:formula="of:=AVERAGE([.$E$2:.E184])" office:value-type="float" office:value="12.405066284153">
            <text:p>12,40506628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4789">
            <text:p>4,4789</text:p>
          </table:table-cell>
          <table:table-cell table:style-name="ce5" table:formula="of:=AVERAGE([.$E$2:.E185])" office:value-type="float" office:value="12.3619892934783">
            <text:p>12,36198929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44231">
            <text:p>4,44231</text:p>
          </table:table-cell>
          <table:table-cell table:style-name="ce5" table:formula="of:=AVERAGE([.$E$2:.E186])" office:value-type="float" office:value="12.3191802162162">
            <text:p>12,31918021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4937">
            <text:p>4,4937</text:p>
          </table:table-cell>
          <table:table-cell table:style-name="ce5" table:formula="of:=AVERAGE([.$E$2:.E187])" office:value-type="float" office:value="12.2771077419355">
            <text:p>12,27710774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71003">
            <text:p>4,71003</text:p>
          </table:table-cell>
          <table:table-cell table:style-name="ce5" table:formula="of:=AVERAGE([.$E$2:.E188])" office:value-type="float" office:value="12.2366420855615">
            <text:p>12,23664208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.31989">
            <text:p>7,31989</text:p>
          </table:table-cell>
          <table:table-cell table:style-name="ce5" table:formula="of:=AVERAGE([.$E$2:.E189])" office:value-type="float" office:value="12.2104891489362">
            <text:p>12,21048914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.25618">
            <text:p>5,25618</text:p>
          </table:table-cell>
          <table:table-cell table:style-name="ce5" table:formula="of:=AVERAGE([.$E$2:.E190])" office:value-type="float" office:value="12.1736938624339">
            <text:p>12,17369386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.01115">
            <text:p>7,01115</text:p>
          </table:table-cell>
          <table:table-cell table:style-name="ce5" table:formula="of:=AVERAGE([.$E$2:.E191])" office:value-type="float" office:value="12.1465225789474">
            <text:p>12,146522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2.687">
            <text:p>52,687</text:p>
          </table:table-cell>
          <table:table-cell table:style-name="ce5" table:formula="of:=AVERAGE([.$E$2:.E192])" office:value-type="float" office:value="12.3587763874346">
            <text:p>12,35877638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8.6649">
            <text:p>58,6649</text:p>
          </table:table-cell>
          <table:table-cell table:style-name="ce5" table:formula="of:=AVERAGE([.$E$2:.E193])" office:value-type="float" office:value="12.5999541145833">
            <text:p>12,59995411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.51237">
            <text:p>6,51237</text:p>
          </table:table-cell>
          <table:table-cell table:style-name="ce5" table:formula="of:=AVERAGE([.$E$2:.E194])" office:value-type="float" office:value="12.5684122279793">
            <text:p>12,5684122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.5081">
            <text:p>48,5081</text:p>
          </table:table-cell>
          <table:table-cell table:style-name="ce5" table:formula="of:=AVERAGE([.$E$2:.E195])" office:value-type="float" office:value="12.7536683505155">
            <text:p>12,75366835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.1697">
            <text:p>5,1697</text:p>
          </table:table-cell>
          <table:table-cell table:style-name="ce5" table:formula="of:=AVERAGE([.$E$2:.E196])" office:value-type="float" office:value="12.7147762051282">
            <text:p>12,71477620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.31488">
            <text:p>9,31488</text:p>
          </table:table-cell>
          <table:table-cell table:style-name="ce5" table:formula="of:=AVERAGE([.$E$2:.E197])" office:value-type="float" office:value="12.6974297959184">
            <text:p>12,69742979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2.8225">
            <text:p>12,8225</text:p>
          </table:table-cell>
          <table:table-cell table:style-name="ce5" table:formula="of:=AVERAGE([.$E$2:.E198])" office:value-type="float" office:value="12.6980646700508">
            <text:p>12,6980646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9.78129">
            <text:p>9,78129</text:p>
          </table:table-cell>
          <table:table-cell table:style-name="ce5" table:formula="of:=AVERAGE([.$E$2:.E199])" office:value-type="float" office:value="12.6833334848485">
            <text:p>12,68333348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86">
            <text:p>8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.91591">
            <text:p>8,91591</text:p>
          </table:table-cell>
          <table:table-cell table:style-name="ce5" table:formula="of:=AVERAGE([.$E$2:.E200])" office:value-type="float" office:value="12.6644017085427">
            <text:p>12,66440170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47142">
            <text:p>4,47142</text:p>
          </table:table-cell>
          <table:table-cell table:style-name="ce5" table:formula="of:=AVERAGE([.$E$2:.E201])" office:value-type="float" office:value="12.6234368">
            <text:p>12,62343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.95274">
            <text:p>6,95274</text:p>
          </table:table-cell>
          <table:table-cell table:style-name="ce5" table:formula="of:=AVERAGE([.$E$2:.E202])" office:value-type="float" office:value="12.5952243781095">
            <text:p>12,59522437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1.0126">
            <text:p>51,0126</text:p>
          </table:table-cell>
          <table:table-cell table:style-name="ce5" table:formula="of:=AVERAGE([.$E$2:.E203])" office:value-type="float" office:value="12.7854094059406">
            <text:p>12,78540940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0634">
            <text:p>5,0634</text:p>
          </table:table-cell>
          <table:table-cell table:style-name="ce5" table:formula="of:=AVERAGE([.$E$2:.E204])" office:value-type="float" office:value="12.7473699507389">
            <text:p>12,74736995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7421">
            <text:p>4,7421</text:p>
          </table:table-cell>
          <table:table-cell table:style-name="ce5" table:formula="of:=AVERAGE([.$E$2:.E205])" office:value-type="float" office:value="12.7081284313726">
            <text:p>12,70812843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1.1025">
            <text:p>21,1025</text:p>
          </table:table-cell>
          <table:table-cell table:style-name="ce5" table:formula="of:=AVERAGE([.$E$2:.E206])" office:value-type="float" office:value="12.7490765853659">
            <text:p>12,74907658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.36141">
            <text:p>6,36141</text:p>
          </table:table-cell>
          <table:table-cell table:style-name="ce5" table:formula="of:=AVERAGE([.$E$2:.E207])" office:value-type="float" office:value="12.7180684951456">
            <text:p>12,71806849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8.65613">
            <text:p>8,65613</text:p>
          </table:table-cell>
          <table:table-cell table:style-name="ce5" table:formula="of:=AVERAGE([.$E$2:.E208])" office:value-type="float" office:value="12.6984456038647">
            <text:p>12,69844560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27972">
            <text:p>5,27972</text:p>
          </table:table-cell>
          <table:table-cell table:style-name="ce5" table:formula="of:=AVERAGE([.$E$2:.E209])" office:value-type="float" office:value="12.6627786538462">
            <text:p>12,6627786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1.2314">
            <text:p>11,2314</text:p>
          </table:table-cell>
          <table:table-cell table:style-name="ce5" table:formula="of:=AVERAGE([.$E$2:.E210])" office:value-type="float" office:value="12.6559299521531">
            <text:p>12,6559299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.6995">
            <text:p>10,6995</text:p>
          </table:table-cell>
          <table:table-cell table:style-name="ce5" table:formula="of:=AVERAGE([.$E$2:.E211])" office:value-type="float" office:value="12.6466136190476">
            <text:p>12,6466136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63533">
            <text:p>5,63533</text:p>
          </table:table-cell>
          <table:table-cell table:style-name="ce5" table:formula="of:=AVERAGE([.$E$2:.E212])" office:value-type="float" office:value="12.6133847867299">
            <text:p>12,61338478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8.78364">
            <text:p>8,78364</text:p>
          </table:table-cell>
          <table:table-cell table:style-name="ce5" table:formula="of:=AVERAGE([.$E$2:.E213])" office:value-type="float" office:value="12.5953199528302">
            <text:p>12,59531995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79082">
            <text:p>5,79082</text:p>
          </table:table-cell>
          <table:table-cell table:style-name="ce5" table:formula="of:=AVERAGE([.$E$2:.E214])" office:value-type="float" office:value="12.563373943662">
            <text:p>12,56337394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2844">
            <text:p>3,92844</text:p>
          </table:table-cell>
          <table:table-cell table:style-name="ce5" table:formula="of:=AVERAGE([.$E$2:.E215])" office:value-type="float" office:value="12.5230237850467">
            <text:p>12,5230237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0.8225">
            <text:p>10,8225</text:p>
          </table:table-cell>
          <table:table-cell table:style-name="ce5" table:formula="of:=AVERAGE([.$E$2:.E216])" office:value-type="float" office:value="12.515114372093">
            <text:p>12,51511437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7.71444">
            <text:p>7,71444</text:p>
          </table:table-cell>
          <table:table-cell table:style-name="ce5" table:formula="of:=AVERAGE([.$E$2:.E217])" office:value-type="float" office:value="12.4928890277778">
            <text:p>12,49288902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0.3127">
            <text:p>10,3127</text:p>
          </table:table-cell>
          <table:table-cell table:style-name="ce5" table:formula="of:=AVERAGE([.$E$2:.E218])" office:value-type="float" office:value="12.4828420737327">
            <text:p>12,48284207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.61691">
            <text:p>7,61691</text:p>
          </table:table-cell>
          <table:table-cell table:style-name="ce5" table:formula="of:=AVERAGE([.$E$2:.E219])" office:value-type="float" office:value="12.4605212844037">
            <text:p>12,4605212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48424">
            <text:p>4,48424</text:p>
          </table:table-cell>
          <table:table-cell table:style-name="ce5" table:formula="of:=AVERAGE([.$E$2:.E220])" office:value-type="float" office:value="12.4240999086758">
            <text:p>12,42409990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9.73416">
            <text:p>9,73416</text:p>
          </table:table-cell>
          <table:table-cell table:style-name="ce5" table:formula="of:=AVERAGE([.$E$2:.E221])" office:value-type="float" office:value="12.4118729090909">
            <text:p>12,411872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.34933">
            <text:p>7,34933</text:p>
          </table:table-cell>
          <table:table-cell table:style-name="ce5" table:formula="of:=AVERAGE([.$E$2:.E222])" office:value-type="float" office:value="12.3889654751131">
            <text:p>12,38896547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34654">
            <text:p>4,34654</text:p>
          </table:table-cell>
          <table:table-cell table:style-name="ce5" table:formula="of:=AVERAGE([.$E$2:.E223])" office:value-type="float" office:value="12.3527383333333">
            <text:p>12,35273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11633">
            <text:p>4,11633</text:p>
          </table:table-cell>
          <table:table-cell table:style-name="ce5" table:formula="of:=AVERAGE([.$E$2:.E224])" office:value-type="float" office:value="12.3158037668162">
            <text:p>12,31580376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.707">
            <text:p>6,707</text:p>
          </table:table-cell>
          <table:table-cell table:style-name="ce5" table:formula="of:=AVERAGE([.$E$2:.E225])" office:value-type="float" office:value="12.2907644642857">
            <text:p>12,29076446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0156">
            <text:p>4,60156</text:p>
          </table:table-cell>
          <table:table-cell table:style-name="ce5" table:formula="of:=AVERAGE([.$E$2:.E226])" office:value-type="float" office:value="12.2565902222222">
            <text:p>12,256590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9.02119">
            <text:p>9,02119</text:p>
          </table:table-cell>
          <table:table-cell table:style-name="ce5" table:formula="of:=AVERAGE([.$E$2:.E227])" office:value-type="float" office:value="12.2422742920354">
            <text:p>12,2422742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8.8926">
            <text:p>48,8926</text:p>
          </table:table-cell>
          <table:table-cell table:style-name="ce5" table:formula="of:=AVERAGE([.$E$2:.E228])" office:value-type="float" office:value="12.4037294713656">
            <text:p>12,4037294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4.1109">
            <text:p>24,1109</text:p>
          </table:table-cell>
          <table:table-cell table:style-name="ce5" table:formula="of:=AVERAGE([.$E$2:.E229])" office:value-type="float" office:value="12.4550767105263">
            <text:p>12,45507671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81689">
            <text:p>4,81689</text:p>
          </table:table-cell>
          <table:table-cell table:style-name="ce5" table:formula="of:=AVERAGE([.$E$2:.E230])" office:value-type="float" office:value="12.4217221834061">
            <text:p>12,42172218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4.0109">
            <text:p>14,0109</text:p>
          </table:table-cell>
          <table:table-cell table:style-name="ce5" table:formula="of:=AVERAGE([.$E$2:.E231])" office:value-type="float" office:value="12.4286316521739">
            <text:p>12,428631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0.818">
            <text:p>10,818</text:p>
          </table:table-cell>
          <table:table-cell table:style-name="ce5" table:formula="of:=AVERAGE([.$E$2:.E232])" office:value-type="float" office:value="12.4216592207792">
            <text:p>12,42165922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8.82497">
            <text:p>8,82497</text:p>
          </table:table-cell>
          <table:table-cell table:style-name="ce5" table:formula="of:=AVERAGE([.$E$2:.E233])" office:value-type="float" office:value="12.40615625">
            <text:p>12,40615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6.54575">
            <text:p>6,54575</text:p>
          </table:table-cell>
          <table:table-cell table:style-name="ce5" table:formula="of:=AVERAGE([.$E$2:.E234])" office:value-type="float" office:value="12.3810042918455">
            <text:p>12,38100429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6.5937">
            <text:p>6,5937</text:p>
          </table:table-cell>
          <table:table-cell table:style-name="ce5" table:formula="of:=AVERAGE([.$E$2:.E235])" office:value-type="float" office:value="12.3562722222222">
            <text:p>12,35627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63555">
            <text:p>5,63555</text:p>
          </table:table-cell>
          <table:table-cell table:style-name="ce5" table:formula="of:=AVERAGE([.$E$2:.E236])" office:value-type="float" office:value="12.3276734042553">
            <text:p>12,32767340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2.7424">
            <text:p>12,7424</text:p>
          </table:table-cell>
          <table:table-cell table:style-name="ce5" table:formula="of:=AVERAGE([.$E$2:.E237])" office:value-type="float" office:value="12.329430720339">
            <text:p>12,32943072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.98388">
            <text:p>4,98388</text:p>
          </table:table-cell>
          <table:table-cell table:style-name="ce5" table:formula="of:=AVERAGE([.$E$2:.E238])" office:value-type="float" office:value="12.2984368354431">
            <text:p>12,29843683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52122">
            <text:p>4,52122</text:p>
          </table:table-cell>
          <table:table-cell table:style-name="ce5" table:formula="of:=AVERAGE([.$E$2:.E239])" office:value-type="float" office:value="12.2657594537815">
            <text:p>12,2657594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43345">
            <text:p>4,43345</text:p>
          </table:table-cell>
          <table:table-cell table:style-name="ce5" table:formula="of:=AVERAGE([.$E$2:.E240])" office:value-type="float" office:value="12.2329882845188">
            <text:p>12,23298828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.79942">
            <text:p>8,79942</text:p>
          </table:table-cell>
          <table:table-cell table:style-name="ce5" table:formula="of:=AVERAGE([.$E$2:.E241])" office:value-type="float" office:value="12.21868175">
            <text:p>12,218681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.89103">
            <text:p>7,89103</text:p>
          </table:table-cell>
          <table:table-cell table:style-name="ce5" table:formula="of:=AVERAGE([.$E$2:.E242])" office:value-type="float" office:value="12.2007246887967">
            <text:p>12,20072468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1.1952">
            <text:p>11,1952</text:p>
          </table:table-cell>
          <table:table-cell table:style-name="ce5" table:formula="of:=AVERAGE([.$E$2:.E243])" office:value-type="float" office:value="12.1965696280992">
            <text:p>12,19656962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8.95343">
            <text:p>8,95343</text:p>
          </table:table-cell>
          <table:table-cell table:style-name="ce5" table:formula="of:=AVERAGE([.$E$2:.E244])" office:value-type="float" office:value="12.1832233744856">
            <text:p>12,18322337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5774">
            <text:p>5,5774</text:p>
          </table:table-cell>
          <table:table-cell table:style-name="ce5" table:formula="of:=AVERAGE([.$E$2:.E245])" office:value-type="float" office:value="12.1561503278689">
            <text:p>12,15615032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80198">
            <text:p>5,80198</text:p>
          </table:table-cell>
          <table:table-cell table:style-name="ce5" table:formula="of:=AVERAGE([.$E$2:.E246])" office:value-type="float" office:value="12.1302149387755">
            <text:p>12,13021493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6717">
            <text:p>3,96717</text:p>
          </table:table-cell>
          <table:table-cell table:style-name="ce5" table:formula="of:=AVERAGE([.$E$2:.E247])" office:value-type="float" office:value="12.0970318292683">
            <text:p>12,09703182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.12071">
            <text:p>8,12071</text:p>
          </table:table-cell>
          <table:table-cell table:style-name="ce5" table:formula="of:=AVERAGE([.$E$2:.E248])" office:value-type="float" office:value="12.0809333603239">
            <text:p>12,08093336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9.24232">
            <text:p>9,24232</text:p>
          </table:table-cell>
          <table:table-cell table:style-name="ce5" table:formula="of:=AVERAGE([.$E$2:.E249])" office:value-type="float" office:value="12.0694873387097">
            <text:p>12,06948733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0.4643">
            <text:p>10,4643</text:p>
          </table:table-cell>
          <table:table-cell table:style-name="ce5" table:formula="of:=AVERAGE([.$E$2:.E250])" office:value-type="float" office:value="12.0630408032129">
            <text:p>12,06304080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864">
            <text:p>5,864</text:p>
          </table:table-cell>
          <table:table-cell table:style-name="ce5" table:formula="of:=AVERAGE([.$E$2:.E251])" office:value-type="float" office:value="12.03824464">
            <text:p>12,038244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1.9113">
            <text:p>61,9113</text:p>
          </table:table-cell>
          <table:table-cell table:style-name="ce5" table:formula="of:=AVERAGE([.$E$2:.E252])" office:value-type="float" office:value="12.2369420717132">
            <text:p>12,23694207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81856">
            <text:p>4,81856</text:p>
          </table:table-cell>
          <table:table-cell table:style-name="ce5" table:formula="of:=AVERAGE([.$E$2:.E253])" office:value-type="float" office:value="12.2075040476191">
            <text:p>12,20750404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7.29325">
            <text:p>7,29325</text:p>
          </table:table-cell>
          <table:table-cell table:style-name="ce5" table:formula="of:=AVERAGE([.$E$2:.E254])" office:value-type="float" office:value="12.1880801185771">
            <text:p>12,18808011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3722">
            <text:p>4,03722</text:p>
          </table:table-cell>
          <table:table-cell table:style-name="ce5" table:formula="of:=AVERAGE([.$E$2:.E255])" office:value-type="float" office:value="12.1559901181103">
            <text:p>12,15599011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54316">
            <text:p>4,54316</text:p>
          </table:table-cell>
          <table:table-cell table:style-name="ce5" table:formula="of:=AVERAGE([.$E$2:.E256])" office:value-type="float" office:value="12.126135882353">
            <text:p>12,12613588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5418">
            <text:p>3,95418</text:p>
          </table:table-cell>
          <table:table-cell table:style-name="ce5" table:formula="of:=AVERAGE([.$E$2:.E257])" office:value-type="float" office:value="12.0942141796875">
            <text:p>12,09421417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.50492">
            <text:p>8,50492</text:p>
          </table:table-cell>
          <table:table-cell table:style-name="ce5" table:formula="of:=AVERAGE([.$E$2:.E258])" office:value-type="float" office:value="12.0802480544747">
            <text:p>12,0802480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6798">
            <text:p>3,86798</text:p>
          </table:table-cell>
          <table:table-cell table:style-name="ce5" table:formula="of:=AVERAGE([.$E$2:.E259])" office:value-type="float" office:value="12.0484175581396">
            <text:p>12,04841755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.33405">
            <text:p>6,33405</text:p>
          </table:table-cell>
          <table:table-cell table:style-name="ce5" table:formula="of:=AVERAGE([.$E$2:.E260])" office:value-type="float" office:value="12.0263543629344">
            <text:p>12,02635436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83292">
            <text:p>5,83292</text:p>
          </table:table-cell>
          <table:table-cell table:style-name="ce5" table:formula="of:=AVERAGE([.$E$2:.E261])" office:value-type="float" office:value="12.0025334615385">
            <text:p>12,0025334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9.2477">
            <text:p>9,2477</text:p>
          </table:table-cell>
          <table:table-cell table:style-name="ce5" table:formula="of:=AVERAGE([.$E$2:.E262])" office:value-type="float" office:value="11.9919785440613">
            <text:p>11,99197854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8.26044">
            <text:p>8,26044</text:p>
          </table:table-cell>
          <table:table-cell table:style-name="ce5" table:formula="of:=AVERAGE([.$E$2:.E263])" office:value-type="float" office:value="11.9777360305344">
            <text:p>11,97773603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8.12513">
            <text:p>8,12513</text:p>
          </table:table-cell>
          <table:table-cell table:style-name="ce5" table:formula="of:=AVERAGE([.$E$2:.E264])" office:value-type="float" office:value="11.9630873384031">
            <text:p>11,96308733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.07683">
            <text:p>8,07683</text:p>
          </table:table-cell>
          <table:table-cell table:style-name="ce5" table:formula="of:=AVERAGE([.$E$2:.E265])" office:value-type="float" office:value="11.9483666666667">
            <text:p>11,94836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.50795">
            <text:p>7,50795</text:p>
          </table:table-cell>
          <table:table-cell table:style-name="ce5" table:formula="of:=AVERAGE([.$E$2:.E266])" office:value-type="float" office:value="11.9316103773585">
            <text:p>11,93161037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36064">
            <text:p>4,36064</text:p>
          </table:table-cell>
          <table:table-cell table:style-name="ce5" table:formula="of:=AVERAGE([.$E$2:.E267])" office:value-type="float" office:value="11.9031480827068">
            <text:p>11,90314808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2.2476">
            <text:p>62,2476</text:p>
          </table:table-cell>
          <table:table-cell table:style-name="ce5" table:formula="of:=AVERAGE([.$E$2:.E268])" office:value-type="float" office:value="12.091704082397">
            <text:p>12,0917040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.10177">
            <text:p>7,10177</text:p>
          </table:table-cell>
          <table:table-cell table:style-name="ce5" table:formula="of:=AVERAGE([.$E$2:.E269])" office:value-type="float" office:value="12.0730849253731">
            <text:p>12,0730849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.0795">
            <text:p>7,0795</text:p>
          </table:table-cell>
          <table:table-cell table:style-name="ce5" table:formula="of:=AVERAGE([.$E$2:.E270])" office:value-type="float" office:value="12.0545214126394">
            <text:p>12,05452141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8944">
            <text:p>4,8944</text:p>
          </table:table-cell>
          <table:table-cell table:style-name="ce5" table:formula="of:=AVERAGE([.$E$2:.E271])" office:value-type="float" office:value="12.0280024444445">
            <text:p>12,028002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55398">
            <text:p>6,55398</text:p>
          </table:table-cell>
          <table:table-cell table:style-name="ce5" table:formula="of:=AVERAGE([.$E$2:.E272])" office:value-type="float" office:value="12.007803099631">
            <text:p>12,00780309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0.1052">
            <text:p>50,1052</text:p>
          </table:table-cell>
          <table:table-cell table:style-name="ce5" table:formula="of:=AVERAGE([.$E$2:.E273])" office:value-type="float" office:value="12.1478670588235">
            <text:p>12,14786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33236">
            <text:p>6,33236</text:p>
          </table:table-cell>
          <table:table-cell table:style-name="ce5" table:formula="of:=AVERAGE([.$E$2:.E274])" office:value-type="float" office:value="12.1265648351649">
            <text:p>12,12656483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3.8823">
            <text:p>53,8823</text:p>
          </table:table-cell>
          <table:table-cell table:style-name="ce5" table:formula="of:=AVERAGE([.$E$2:.E275])" office:value-type="float" office:value="12.2789580291971">
            <text:p>12,27895802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.7721">
            <text:p>16,7721</text:p>
          </table:table-cell>
          <table:table-cell table:style-name="ce5" table:formula="of:=AVERAGE([.$E$2:.E276])" office:value-type="float" office:value="12.2952967272727">
            <text:p>12,295296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8.70655">
            <text:p>8,70655</text:p>
          </table:table-cell>
          <table:table-cell table:style-name="ce5" table:formula="of:=AVERAGE([.$E$2:.E277])" office:value-type="float" office:value="12.2822940217391">
            <text:p>12,28229402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80449">
            <text:p>3,80449</text:p>
          </table:table-cell>
          <table:table-cell table:style-name="ce5" table:formula="of:=AVERAGE([.$E$2:.E278])" office:value-type="float" office:value="12.2516882310469">
            <text:p>12,251688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48418">
            <text:p>4,48418</text:p>
          </table:table-cell>
          <table:table-cell table:style-name="ce5" table:formula="of:=AVERAGE([.$E$2:.E279])" office:value-type="float" office:value="12.2237475539568">
            <text:p>12,2237475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4437">
            <text:p>4,04437</text:p>
          </table:table-cell>
          <table:table-cell table:style-name="ce5" table:formula="of:=AVERAGE([.$E$2:.E280])" office:value-type="float" office:value="12.1944307885305">
            <text:p>12,19443078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.0731">
            <text:p>11,0731</text:p>
          </table:table-cell>
          <table:table-cell table:style-name="ce5" table:formula="of:=AVERAGE([.$E$2:.E281])" office:value-type="float" office:value="12.1904260357143">
            <text:p>12,19042603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24874">
            <text:p>5,24874</text:p>
          </table:table-cell>
          <table:table-cell table:style-name="ce5" table:formula="of:=AVERAGE([.$E$2:.E282])" office:value-type="float" office:value="12.1657225266904">
            <text:p>12,16572252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9.9452">
            <text:p>59,9452</text:p>
          </table:table-cell>
          <table:table-cell table:style-name="ce5" table:formula="of:=AVERAGE([.$E$2:.E283])" office:value-type="float" office:value="12.3351532978724">
            <text:p>12,33515329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.87816">
            <text:p>5,87816</text:p>
          </table:table-cell>
          <table:table-cell table:style-name="ce5" table:formula="of:=AVERAGE([.$E$2:.E284])" office:value-type="float" office:value="12.3123370671378">
            <text:p>12,31233706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7.402">
            <text:p>57,402</text:p>
          </table:table-cell>
          <table:table-cell table:style-name="ce5" table:formula="of:=AVERAGE([.$E$2:.E285])" office:value-type="float" office:value="12.4711034859155">
            <text:p>12,47110348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2.8037">
            <text:p>52,8037</text:p>
          </table:table-cell>
          <table:table-cell table:style-name="ce5" table:formula="of:=AVERAGE([.$E$2:.E286])" office:value-type="float" office:value="12.6126213684211">
            <text:p>12,61262136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6.6744">
            <text:p>46,6744</text:p>
          </table:table-cell>
          <table:table-cell table:style-name="ce5" table:formula="of:=AVERAGE([.$E$2:.E287])" office:value-type="float" office:value="12.7317184965035">
            <text:p>12,73171849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3.7084">
            <text:p>53,7084</text:p>
          </table:table-cell>
          <table:table-cell table:style-name="ce5" table:formula="of:=AVERAGE([.$E$2:.E288])" office:value-type="float" office:value="12.8744943902439">
            <text:p>12,87449439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1.7707">
            <text:p>51,7707</text:p>
          </table:table-cell>
          <table:table-cell table:style-name="ce5" table:formula="of:=AVERAGE([.$E$2:.E289])" office:value-type="float" office:value="13.0095506597222">
            <text:p>13,00955065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4.8211">
            <text:p>54,8211</text:p>
          </table:table-cell>
          <table:table-cell table:style-name="ce5" table:formula="of:=AVERAGE([.$E$2:.E290])" office:value-type="float" office:value="13.1542273010381">
            <text:p>13,1542273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6.5288">
            <text:p>26,5288</text:p>
          </table:table-cell>
          <table:table-cell table:style-name="ce5" table:formula="of:=AVERAGE([.$E$2:.E291])" office:value-type="float" office:value="13.2003465172414">
            <text:p>13,20034651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5.2765">
            <text:p>15,2765</text:p>
          </table:table-cell>
          <table:table-cell table:style-name="ce5" table:formula="of:=AVERAGE([.$E$2:.E292])" office:value-type="float" office:value="13.2074810652921">
            <text:p>13,20748106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.0219">
            <text:p>17,0219</text:p>
          </table:table-cell>
          <table:table-cell table:style-name="ce5" table:formula="of:=AVERAGE([.$E$2:.E293])" office:value-type="float" office:value="13.2205441438356">
            <text:p>13,22054414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.9665">
            <text:p>14,9665</text:p>
          </table:table-cell>
          <table:table-cell table:style-name="ce5" table:formula="of:=AVERAGE([.$E$2:.E294])" office:value-type="float" office:value="13.2265030375427">
            <text:p>13,2265030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.2104">
            <text:p>14,2104</text:p>
          </table:table-cell>
          <table:table-cell table:style-name="ce5" table:formula="of:=AVERAGE([.$E$2:.E295])" office:value-type="float" office:value="13.2298496258504">
            <text:p>13,22984962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.8501">
            <text:p>16,8501</text:p>
          </table:table-cell>
          <table:table-cell table:style-name="ce5" table:formula="of:=AVERAGE([.$E$2:.E296])" office:value-type="float" office:value="13.242121661017">
            <text:p>13,2421216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.5862">
            <text:p>14,5862</text:p>
          </table:table-cell>
          <table:table-cell table:style-name="ce5" table:formula="of:=AVERAGE([.$E$2:.E297])" office:value-type="float" office:value="13.2466624662162">
            <text:p>13,24666246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5.9943">
            <text:p>15,9943</text:p>
          </table:table-cell>
          <table:table-cell table:style-name="ce5" table:formula="of:=AVERAGE([.$E$2:.E298])" office:value-type="float" office:value="13.2559137710438">
            <text:p>13,2559137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.5758">
            <text:p>16,5758</text:p>
          </table:table-cell>
          <table:table-cell table:style-name="ce5" table:formula="of:=AVERAGE([.$E$2:.E299])" office:value-type="float" office:value="13.2670543288591">
            <text:p>13,26705432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.233">
            <text:p>14,233</text:p>
          </table:table-cell>
          <table:table-cell table:style-name="ce5" table:formula="of:=AVERAGE([.$E$2:.E300])" office:value-type="float" office:value="13.270284916388">
            <text:p>13,2702849164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87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.17665">
            <text:p>2,17665</text:p>
          </table:table-cell>
          <table:table-cell table:style-name="ce5" table:formula="of:=[.E2]" office:value-type="float" office:value="2.17665">
            <text:p>2,17665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353">
            <text:p>35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4071">
            <text:p>5,4071</text:p>
          </table:table-cell>
          <table:table-cell table:style-name="ce5" table:formula="of:=AVERAGE([.$E$2:.E3])" office:value-type="float" office:value="3.791875">
            <text:p>3,79187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.41697">
            <text:p>5,41697</text:p>
          </table:table-cell>
          <table:table-cell table:style-name="ce5" table:formula="of:=AVERAGE([.$E$2:.E4])" office:value-type="float" office:value="4.33357333333333">
            <text:p>4,3335733333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1 – 2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7.9701">
            <text:p>17,9701</text:p>
          </table:table-cell>
          <table:table-cell table:style-name="ce5" table:formula="of:=AVERAGE([.$E$2:.E5])" office:value-type="float" office:value="7.742705">
            <text:p>7,742705</text:p>
          </table:table-cell>
          <table:table-cell/>
          <table:table-cell office:value-type="string">
            <text:p>fps promedio</text:p>
          </table:table-cell>
          <table:table-cell table:formula="of:=[.F235]" office:value-type="float" office:value="12.6264656837607">
            <text:p>12,6264656838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0.5634">
            <text:p>20,5634</text:p>
          </table:table-cell>
          <table:table-cell table:style-name="ce5" table:formula="of:=AVERAGE([.$E$2:.E6])" office:value-type="float" office:value="10.306844">
            <text:p>10,306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57699">
            <text:p>4,57699</text:p>
          </table:table-cell>
          <table:table-cell table:style-name="ce5" table:formula="of:=AVERAGE([.$E$2:.E7])" office:value-type="float" office:value="9.35186833333333">
            <text:p>9,35186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33103">
            <text:p>5,33103</text:p>
          </table:table-cell>
          <table:table-cell table:style-name="ce5" table:formula="of:=AVERAGE([.$E$2:.E8])" office:value-type="float" office:value="8.77746285714286">
            <text:p>8,77746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72662">
            <text:p>4,72662</text:p>
          </table:table-cell>
          <table:table-cell table:style-name="ce5" table:formula="of:=AVERAGE([.$E$2:.E9])" office:value-type="float" office:value="8.2711075">
            <text:p>8,27110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22281">
            <text:p>4,22281</text:p>
          </table:table-cell>
          <table:table-cell table:style-name="ce5" table:formula="of:=AVERAGE([.$E$2:.E10])" office:value-type="float" office:value="7.82129666666667">
            <text:p>7,82129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28642">
            <text:p>4,28642</text:p>
          </table:table-cell>
          <table:table-cell table:style-name="ce5" table:formula="of:=AVERAGE([.$E$2:.E11])" office:value-type="float" office:value="7.467809">
            <text:p>7,4678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03951">
            <text:p>4,03951</text:p>
          </table:table-cell>
          <table:table-cell table:style-name="ce5" table:formula="of:=AVERAGE([.$E$2:.E12])" office:value-type="float" office:value="7.15614545454546">
            <text:p>7,1561454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52093">
            <text:p>5,52093</text:p>
          </table:table-cell>
          <table:table-cell table:style-name="ce5" table:formula="of:=AVERAGE([.$E$2:.E13])" office:value-type="float" office:value="7.0198775">
            <text:p>7,0198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3721">
            <text:p>3,93721</text:p>
          </table:table-cell>
          <table:table-cell table:style-name="ce5" table:formula="of:=AVERAGE([.$E$2:.E14])" office:value-type="float" office:value="6.78274923076923">
            <text:p>6,78274923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78757">
            <text:p>4,78757</text:p>
          </table:table-cell>
          <table:table-cell table:style-name="ce5" table:formula="of:=AVERAGE([.$E$2:.E15])" office:value-type="float" office:value="6.64023642857143">
            <text:p>6,64023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5419">
            <text:p>4,25419</text:p>
          </table:table-cell>
          <table:table-cell table:style-name="ce5" table:formula="of:=AVERAGE([.$E$2:.E16])" office:value-type="float" office:value="6.48116666666667">
            <text:p>6,48116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302">
            <text:p>4,302</text:p>
          </table:table-cell>
          <table:table-cell table:style-name="ce5" table:formula="of:=AVERAGE([.$E$2:.E17])" office:value-type="float" office:value="6.34496875">
            <text:p>6,3449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3.541">
            <text:p>43,541</text:p>
          </table:table-cell>
          <table:table-cell table:style-name="ce5" table:formula="of:=AVERAGE([.$E$2:.E18])" office:value-type="float" office:value="8.53297058823529">
            <text:p>8,532970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11672">
            <text:p>4,11672</text:p>
          </table:table-cell>
          <table:table-cell table:style-name="ce5" table:formula="of:=AVERAGE([.$E$2:.E19])" office:value-type="float" office:value="8.28762333333333">
            <text:p>8,28762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15155">
            <text:p>4,15155</text:p>
          </table:table-cell>
          <table:table-cell table:style-name="ce5" table:formula="of:=AVERAGE([.$E$2:.E20])" office:value-type="float" office:value="8.06993526315789">
            <text:p>8,0699352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0966">
            <text:p>3,90966</text:p>
          </table:table-cell>
          <table:table-cell table:style-name="ce5" table:formula="of:=AVERAGE([.$E$2:.E21])" office:value-type="float" office:value="7.8619215">
            <text:p>7,86192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0256">
            <text:p>3,90256</text:p>
          </table:table-cell>
          <table:table-cell table:style-name="ce5" table:formula="of:=AVERAGE([.$E$2:.E22])" office:value-type="float" office:value="7.67338047619047">
            <text:p>7,6733804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8.7971">
            <text:p>48,7971</text:p>
          </table:table-cell>
          <table:table-cell table:style-name="ce5" table:formula="of:=AVERAGE([.$E$2:.E23])" office:value-type="float" office:value="9.54264045454545">
            <text:p>9,542640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9413">
            <text:p>3,99413</text:p>
          </table:table-cell>
          <table:table-cell table:style-name="ce5" table:formula="of:=AVERAGE([.$E$2:.E24])" office:value-type="float" office:value="9.30140086956522">
            <text:p>9,30140086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4">
            <text:p>434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.00275">
            <text:p>5,00275</text:p>
          </table:table-cell>
          <table:table-cell table:style-name="ce5" table:formula="of:=AVERAGE([.$E$2:.E25])" office:value-type="float" office:value="9.12229041666667">
            <text:p>9,1222904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3655">
            <text:p>4,23655</text:p>
          </table:table-cell>
          <table:table-cell table:style-name="ce5" table:formula="of:=AVERAGE([.$E$2:.E26])" office:value-type="float" office:value="8.9268608">
            <text:p>8,92686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93961">
            <text:p>3,93961</text:p>
          </table:table-cell>
          <table:table-cell table:style-name="ce5" table:formula="of:=AVERAGE([.$E$2:.E27])" office:value-type="float" office:value="8.73504346153846">
            <text:p>8,73504346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6941">
            <text:p>3,6941</text:p>
          </table:table-cell>
          <table:table-cell table:style-name="ce5" table:formula="of:=AVERAGE([.$E$2:.E28])" office:value-type="float" office:value="8.54834185185185">
            <text:p>8,54834185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58363">
            <text:p>3,58363</text:p>
          </table:table-cell>
          <table:table-cell table:style-name="ce5" table:formula="of:=AVERAGE([.$E$2:.E29])" office:value-type="float" office:value="8.37103071428571">
            <text:p>8,371030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6077">
            <text:p>3,96077</text:p>
          </table:table-cell>
          <table:table-cell table:style-name="ce5" table:formula="of:=AVERAGE([.$E$2:.E30])" office:value-type="float" office:value="8.21895275862069">
            <text:p>8,21895275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53203">
            <text:p>3,53203</text:p>
          </table:table-cell>
          <table:table-cell table:style-name="ce5" table:formula="of:=AVERAGE([.$E$2:.E31])" office:value-type="float" office:value="8.062722">
            <text:p>8,0627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76572">
            <text:p>4,76572</text:p>
          </table:table-cell>
          <table:table-cell table:style-name="ce5" table:formula="of:=AVERAGE([.$E$2:.E32])" office:value-type="float" office:value="7.95636709677419">
            <text:p>7,95636709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49201">
            <text:p>3,49201</text:p>
          </table:table-cell>
          <table:table-cell table:style-name="ce5" table:formula="of:=AVERAGE([.$E$2:.E33])" office:value-type="float" office:value="7.8168559375">
            <text:p>7,8168559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68652">
            <text:p>3,68652</text:p>
          </table:table-cell>
          <table:table-cell table:style-name="ce5" table:formula="of:=AVERAGE([.$E$2:.E34])" office:value-type="float" office:value="7.69169424242424">
            <text:p>7,69169424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48681">
            <text:p>3,48681</text:p>
          </table:table-cell>
          <table:table-cell table:style-name="ce5" table:formula="of:=AVERAGE([.$E$2:.E35])" office:value-type="float" office:value="7.56802117647059">
            <text:p>7,56802117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53808">
            <text:p>3,53808</text:p>
          </table:table-cell>
          <table:table-cell table:style-name="ce5" table:formula="of:=AVERAGE([.$E$2:.E36])" office:value-type="float" office:value="7.45288">
            <text:p>7,452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78009">
            <text:p>3,78009</text:p>
          </table:table-cell>
          <table:table-cell table:style-name="ce5" table:formula="of:=AVERAGE([.$E$2:.E37])" office:value-type="float" office:value="7.35085805555555">
            <text:p>7,3508580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85138">
            <text:p>3,85138</text:p>
          </table:table-cell>
          <table:table-cell table:style-name="ce5" table:formula="of:=AVERAGE([.$E$2:.E38])" office:value-type="float" office:value="7.25627756756756">
            <text:p>7,25627756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4906">
            <text:p>3,84906</text:p>
          </table:table-cell>
          <table:table-cell table:style-name="ce5" table:formula="of:=AVERAGE([.$E$2:.E39])" office:value-type="float" office:value="7.16661394736842">
            <text:p>7,16661394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50758">
            <text:p>3,50758</text:p>
          </table:table-cell>
          <table:table-cell table:style-name="ce5" table:formula="of:=AVERAGE([.$E$2:.E40])" office:value-type="float" office:value="7.07279256410256">
            <text:p>7,0727925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75302">
            <text:p>3,75302</text:p>
          </table:table-cell>
          <table:table-cell table:style-name="ce5" table:formula="of:=AVERAGE([.$E$2:.E41])" office:value-type="float" office:value="6.98979825">
            <text:p>6,989798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1835">
            <text:p>3,81835</text:p>
          </table:table-cell>
          <table:table-cell table:style-name="ce5" table:formula="of:=AVERAGE([.$E$2:.E42])" office:value-type="float" office:value="6.91244585365853">
            <text:p>6,91244585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8514">
            <text:p>3,8514</text:p>
          </table:table-cell>
          <table:table-cell table:style-name="ce5" table:formula="of:=AVERAGE([.$E$2:.E43])" office:value-type="float" office:value="6.83956380952381">
            <text:p>6,83956380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65387">
            <text:p>3,65387</text:p>
          </table:table-cell>
          <table:table-cell table:style-name="ce5" table:formula="of:=AVERAGE([.$E$2:.E44])" office:value-type="float" office:value="6.76547790697674">
            <text:p>6,7654779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7222">
            <text:p>3,77222</text:p>
          </table:table-cell>
          <table:table-cell table:style-name="ce5" table:formula="of:=AVERAGE([.$E$2:.E45])" office:value-type="float" office:value="6.69744931818182">
            <text:p>6,69744931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9281">
            <text:p>3,9281</text:p>
          </table:table-cell>
          <table:table-cell table:style-name="ce5" table:formula="of:=AVERAGE([.$E$2:.E46])" office:value-type="float" office:value="6.63590822222222">
            <text:p>6,635908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3741">
            <text:p>3,93741</text:p>
          </table:table-cell>
          <table:table-cell table:style-name="ce5" table:formula="of:=AVERAGE([.$E$2:.E47])" office:value-type="float" office:value="6.5772452173913">
            <text:p>6,57724521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7855">
            <text:p>4,07855</text:p>
          </table:table-cell>
          <table:table-cell table:style-name="ce5" table:formula="of:=AVERAGE([.$E$2:.E48])" office:value-type="float" office:value="6.5240814893617">
            <text:p>6,52408148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31766">
            <text:p>4,31766</text:p>
          </table:table-cell>
          <table:table-cell table:style-name="ce5" table:formula="of:=AVERAGE([.$E$2:.E49])" office:value-type="float" office:value="6.478114375">
            <text:p>6,47811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35715">
            <text:p>4,35715</text:p>
          </table:table-cell>
          <table:table-cell table:style-name="ce5" table:formula="of:=AVERAGE([.$E$2:.E50])" office:value-type="float" office:value="6.4348293877551">
            <text:p>6,43482938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.37802">
            <text:p>8,37802</text:p>
          </table:table-cell>
          <table:table-cell table:style-name="ce5" table:formula="of:=AVERAGE([.$E$2:.E51])" office:value-type="float" office:value="6.4736932">
            <text:p>6,47369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49128">
            <text:p>4,49128</text:p>
          </table:table-cell>
          <table:table-cell table:style-name="ce5" table:formula="of:=AVERAGE([.$E$2:.E52])" office:value-type="float" office:value="6.43482235294117">
            <text:p>6,43482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1.8697">
            <text:p>11,8697</text:p>
          </table:table-cell>
          <table:table-cell table:style-name="ce5" table:formula="of:=AVERAGE([.$E$2:.E53])" office:value-type="float" office:value="6.53933923076923">
            <text:p>6,53933923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94758">
            <text:p>3,94758</text:p>
          </table:table-cell>
          <table:table-cell table:style-name="ce5" table:formula="of:=AVERAGE([.$E$2:.E54])" office:value-type="float" office:value="6.49043811320755">
            <text:p>6,49043811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86807">
            <text:p>3,86807</text:p>
          </table:table-cell>
          <table:table-cell table:style-name="ce5" table:formula="of:=AVERAGE([.$E$2:.E55])" office:value-type="float" office:value="6.44187574074074">
            <text:p>6,44187574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30485">
            <text:p>4,30485</text:p>
          </table:table-cell>
          <table:table-cell table:style-name="ce5" table:formula="of:=AVERAGE([.$E$2:.E56])" office:value-type="float" office:value="6.40302072727273">
            <text:p>6,403020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9.13326">
            <text:p>9,13326</text:p>
          </table:table-cell>
          <table:table-cell table:style-name="ce5" table:formula="of:=AVERAGE([.$E$2:.E57])" office:value-type="float" office:value="6.451775">
            <text:p>6,4517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5.1875">
            <text:p>55,1875</text:p>
          </table:table-cell>
          <table:table-cell table:style-name="ce5" table:formula="of:=AVERAGE([.$E$2:.E58])" office:value-type="float" office:value="7.30678771929824">
            <text:p>7,30678771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.2211">
            <text:p>15,2211</text:p>
          </table:table-cell>
          <table:table-cell table:style-name="ce5" table:formula="of:=AVERAGE([.$E$2:.E59])" office:value-type="float" office:value="7.44324137931034">
            <text:p>7,44324137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73465">
            <text:p>4,73465</text:p>
          </table:table-cell>
          <table:table-cell table:style-name="ce5" table:formula="of:=AVERAGE([.$E$2:.E60])" office:value-type="float" office:value="7.39733305084746">
            <text:p>7,39733305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16247">
            <text:p>4,16247</text:p>
          </table:table-cell>
          <table:table-cell table:style-name="ce5" table:formula="of:=AVERAGE([.$E$2:.E61])" office:value-type="float" office:value="7.34341866666666">
            <text:p>7,34341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58335">
            <text:p>4,58335</text:p>
          </table:table-cell>
          <table:table-cell table:style-name="ce5" table:formula="of:=AVERAGE([.$E$2:.E62])" office:value-type="float" office:value="7.29817163934426">
            <text:p>7,29817163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82628">
            <text:p>4,82628</text:p>
          </table:table-cell>
          <table:table-cell table:style-name="ce5" table:formula="of:=AVERAGE([.$E$2:.E63])" office:value-type="float" office:value="7.25830241935484">
            <text:p>7,2583024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0.5403">
            <text:p>10,5403</text:p>
          </table:table-cell>
          <table:table-cell table:style-name="ce5" table:formula="of:=AVERAGE([.$E$2:.E64])" office:value-type="float" office:value="7.31039761904762">
            <text:p>7,3103976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53241">
            <text:p>4,53241</text:p>
          </table:table-cell>
          <table:table-cell table:style-name="ce5" table:formula="of:=AVERAGE([.$E$2:.E65])" office:value-type="float" office:value="7.2669915625">
            <text:p>7,2669915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.02544">
            <text:p>9,02544</text:p>
          </table:table-cell>
          <table:table-cell table:style-name="ce5" table:formula="of:=AVERAGE([.$E$2:.E66])" office:value-type="float" office:value="7.29404461538461">
            <text:p>7,29404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1.679">
            <text:p>11,679</text:p>
          </table:table-cell>
          <table:table-cell table:style-name="ce5" table:formula="of:=AVERAGE([.$E$2:.E67])" office:value-type="float" office:value="7.36048333333333">
            <text:p>7,36048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.6422">
            <text:p>12,6422</text:p>
          </table:table-cell>
          <table:table-cell table:style-name="ce5" table:formula="of:=AVERAGE([.$E$2:.E68])" office:value-type="float" office:value="7.43931492537313">
            <text:p>7,4393149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7.23605">
            <text:p>7,23605</text:p>
          </table:table-cell>
          <table:table-cell table:style-name="ce5" table:formula="of:=AVERAGE([.$E$2:.E69])" office:value-type="float" office:value="7.43632573529411">
            <text:p>7,43632573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2641">
            <text:p>5,2641</text:p>
          </table:table-cell>
          <table:table-cell table:style-name="ce5" table:formula="of:=AVERAGE([.$E$2:.E70])" office:value-type="float" office:value="7.40484420289855">
            <text:p>7,40484420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11449">
            <text:p>5,11449</text:p>
          </table:table-cell>
          <table:table-cell table:style-name="ce5" table:formula="of:=AVERAGE([.$E$2:.E71])" office:value-type="float" office:value="7.37212485714286">
            <text:p>7,372124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60751">
            <text:p>4,60751</text:p>
          </table:table-cell>
          <table:table-cell table:style-name="ce5" table:formula="of:=AVERAGE([.$E$2:.E72])" office:value-type="float" office:value="7.33318661971831">
            <text:p>7,33318661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4444">
            <text:p>4,24444</text:p>
          </table:table-cell>
          <table:table-cell table:style-name="ce5" table:formula="of:=AVERAGE([.$E$2:.E73])" office:value-type="float" office:value="7.29028736111111">
            <text:p>7,29028736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94942">
            <text:p>4,94942</text:p>
          </table:table-cell>
          <table:table-cell table:style-name="ce5" table:formula="of:=AVERAGE([.$E$2:.E74])" office:value-type="float" office:value="7.25822068493151">
            <text:p>7,25822068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89275">
            <text:p>4,89275</text:p>
          </table:table-cell>
          <table:table-cell table:style-name="ce5" table:formula="of:=AVERAGE([.$E$2:.E75])" office:value-type="float" office:value="7.22625486486486">
            <text:p>7,22625486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4142">
            <text:p>4,24142</text:p>
          </table:table-cell>
          <table:table-cell table:style-name="ce5" table:formula="of:=AVERAGE([.$E$2:.E76])" office:value-type="float" office:value="7.18645706666667">
            <text:p>7,1864570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5.9166">
            <text:p>55,9166</text:p>
          </table:table-cell>
          <table:table-cell table:style-name="ce5" table:formula="of:=AVERAGE([.$E$2:.E77])" office:value-type="float" office:value="7.82764315789474">
            <text:p>7,82764315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2776">
            <text:p>4,2776</text:p>
          </table:table-cell>
          <table:table-cell table:style-name="ce5" table:formula="of:=AVERAGE([.$E$2:.E78])" office:value-type="float" office:value="7.7815387012987">
            <text:p>7,78153870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8.7092">
            <text:p>48,7092</text:p>
          </table:table-cell>
          <table:table-cell table:style-name="ce5" table:formula="of:=AVERAGE([.$E$2:.E79])" office:value-type="float" office:value="8.30625230769231">
            <text:p>8,30625230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564">
            <text:p>3,9564</text:p>
          </table:table-cell>
          <table:table-cell table:style-name="ce5" table:formula="of:=AVERAGE([.$E$2:.E80])" office:value-type="float" office:value="8.25119088607595">
            <text:p>8,25119088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29579">
            <text:p>4,29579</text:p>
          </table:table-cell>
          <table:table-cell table:style-name="ce5" table:formula="of:=AVERAGE([.$E$2:.E81])" office:value-type="float" office:value="8.201748375">
            <text:p>8,201748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11402">
            <text:p>5,11402</text:p>
          </table:table-cell>
          <table:table-cell table:style-name="ce5" table:formula="of:=AVERAGE([.$E$2:.E82])" office:value-type="float" office:value="8.16362827160494">
            <text:p>8,16362827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7468">
            <text:p>4,7468</text:p>
          </table:table-cell>
          <table:table-cell table:style-name="ce5" table:formula="of:=AVERAGE([.$E$2:.E83])" office:value-type="float" office:value="8.12195963414634">
            <text:p>8,12195963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.5417">
            <text:p>45,5417</text:p>
          </table:table-cell>
          <table:table-cell table:style-name="ce5" table:formula="of:=AVERAGE([.$E$2:.E84])" office:value-type="float" office:value="8.57279987951807">
            <text:p>8,57279987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9.2995">
            <text:p>49,2995</text:p>
          </table:table-cell>
          <table:table-cell table:style-name="ce5" table:formula="of:=AVERAGE([.$E$2:.E85])" office:value-type="float" office:value="9.05764154761905">
            <text:p>9,05764154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.33054">
            <text:p>4,33054</text:p>
          </table:table-cell>
          <table:table-cell table:style-name="ce5" table:formula="of:=AVERAGE([.$E$2:.E86])" office:value-type="float" office:value="9.00202858823529">
            <text:p>9,002028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2.8703">
            <text:p>42,8703</text:p>
          </table:table-cell>
          <table:table-cell table:style-name="ce5" table:formula="of:=AVERAGE([.$E$2:.E87])" office:value-type="float" office:value="9.39584569767442">
            <text:p>9,39584569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0.4368">
            <text:p>40,4368</text:p>
          </table:table-cell>
          <table:table-cell table:style-name="ce5" table:formula="of:=AVERAGE([.$E$2:.E88])" office:value-type="float" office:value="9.75263827586207">
            <text:p>9,75263827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6757">
            <text:p>3,6757</text:p>
          </table:table-cell>
          <table:table-cell table:style-name="ce5" table:formula="of:=AVERAGE([.$E$2:.E89])" office:value-type="float" office:value="9.68358215909091">
            <text:p>9,68358215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5976">
            <text:p>4,5976</text:p>
          </table:table-cell>
          <table:table-cell table:style-name="ce5" table:formula="of:=AVERAGE([.$E$2:.E90])" office:value-type="float" office:value="9.62643629213483">
            <text:p>9,62643629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43425">
            <text:p>4,43425</text:p>
          </table:table-cell>
          <table:table-cell table:style-name="ce5" table:formula="of:=AVERAGE([.$E$2:.E91])" office:value-type="float" office:value="9.56874533333333">
            <text:p>9,568745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77559">
            <text:p>3,77559</text:p>
          </table:table-cell>
          <table:table-cell table:style-name="ce5" table:formula="of:=AVERAGE([.$E$2:.E92])" office:value-type="float" office:value="9.50508428571429">
            <text:p>9,50508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.53584">
            <text:p>3,53584</text:p>
          </table:table-cell>
          <table:table-cell table:style-name="ce5" table:formula="of:=AVERAGE([.$E$2:.E93])" office:value-type="float" office:value="9.44020119565217">
            <text:p>9,44020119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55586">
            <text:p>3,55586</text:p>
          </table:table-cell>
          <table:table-cell table:style-name="ce5" table:formula="of:=AVERAGE([.$E$2:.E94])" office:value-type="float" office:value="9.37692870967742">
            <text:p>9,37692870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42487">
            <text:p>3,42487</text:p>
          </table:table-cell>
          <table:table-cell table:style-name="ce5" table:formula="of:=AVERAGE([.$E$2:.E95])" office:value-type="float" office:value="9.31360893617021">
            <text:p>9,31360893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34154">
            <text:p>4,34154</text:p>
          </table:table-cell>
          <table:table-cell table:style-name="ce5" table:formula="of:=AVERAGE([.$E$2:.E96])" office:value-type="float" office:value="9.26127136842105">
            <text:p>9,26127136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20917">
            <text:p>5,20917</text:p>
          </table:table-cell>
          <table:table-cell table:style-name="ce5" table:formula="of:=AVERAGE([.$E$2:.E97])" office:value-type="float" office:value="9.21906197916667">
            <text:p>9,21906197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81736">
            <text:p>3,81736</text:p>
          </table:table-cell>
          <table:table-cell table:style-name="ce5" table:formula="of:=AVERAGE([.$E$2:.E98])" office:value-type="float" office:value="9.16337432989691">
            <text:p>9,16337432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.39466">
            <text:p>4,39466</text:p>
          </table:table-cell>
          <table:table-cell table:style-name="ce5" table:formula="of:=AVERAGE([.$E$2:.E99])" office:value-type="float" office:value="9.11471397959184">
            <text:p>9,11471397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4.5133">
            <text:p>54,5133</text:p>
          </table:table-cell>
          <table:table-cell table:style-name="ce5" table:formula="of:=AVERAGE([.$E$2:.E100])" office:value-type="float" office:value="9.57328555555556">
            <text:p>9,57328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.06137">
            <text:p>5,06137</text:p>
          </table:table-cell>
          <table:table-cell table:style-name="ce5" table:formula="of:=AVERAGE([.$E$2:.E101])" office:value-type="float" office:value="9.5281664">
            <text:p>9,52816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3.9655">
            <text:p>43,9655</text:p>
          </table:table-cell>
          <table:table-cell table:style-name="ce5" table:formula="of:=AVERAGE([.$E$2:.E102])" office:value-type="float" office:value="9.8691300990099">
            <text:p>9,8691300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46933">
            <text:p>4,46933</text:p>
          </table:table-cell>
          <table:table-cell table:style-name="ce5" table:formula="of:=AVERAGE([.$E$2:.E103])" office:value-type="float" office:value="9.81619088235294">
            <text:p>9,8161908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2.8929">
            <text:p>12,8929</text:p>
          </table:table-cell>
          <table:table-cell table:style-name="ce5" table:formula="of:=AVERAGE([.$E$2:.E104])" office:value-type="float" office:value="9.8460618446602">
            <text:p>9,84606184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57691">
            <text:p>3,57691</text:p>
          </table:table-cell>
          <table:table-cell table:style-name="ce5" table:formula="of:=AVERAGE([.$E$2:.E105])" office:value-type="float" office:value="9.78578153846154">
            <text:p>9,78578153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60308">
            <text:p>3,60308</text:p>
          </table:table-cell>
          <table:table-cell table:style-name="ce5" table:formula="of:=AVERAGE([.$E$2:.E106])" office:value-type="float" office:value="9.72689866666667">
            <text:p>9,72689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95055">
            <text:p>3,95055</text:p>
          </table:table-cell>
          <table:table-cell table:style-name="ce5" table:formula="of:=AVERAGE([.$E$2:.E107])" office:value-type="float" office:value="9.67240481132076">
            <text:p>9,67240481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8.5473">
            <text:p>8,5473</text:p>
          </table:table-cell>
          <table:table-cell table:style-name="ce5" table:formula="of:=AVERAGE([.$E$2:.E108])" office:value-type="float" office:value="9.66188981308411">
            <text:p>9,66188981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63446">
            <text:p>4,63446</text:p>
          </table:table-cell>
          <table:table-cell table:style-name="ce5" table:formula="of:=AVERAGE([.$E$2:.E109])" office:value-type="float" office:value="9.61533953703704">
            <text:p>9,6153395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.48911">
            <text:p>5,48911</text:p>
          </table:table-cell>
          <table:table-cell table:style-name="ce5" table:formula="of:=AVERAGE([.$E$2:.E110])" office:value-type="float" office:value="9.57748422018349">
            <text:p>9,57748422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0602">
            <text:p>3,90602</text:p>
          </table:table-cell>
          <table:table-cell table:style-name="ce5" table:formula="of:=AVERAGE([.$E$2:.E111])" office:value-type="float" office:value="9.52592545454546">
            <text:p>9,525925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5338">
            <text:p>4,15338</text:p>
          </table:table-cell>
          <table:table-cell table:style-name="ce5" table:formula="of:=AVERAGE([.$E$2:.E112])" office:value-type="float" office:value="9.47752414414414">
            <text:p>9,47752414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31421">
            <text:p>4,31421</text:p>
          </table:table-cell>
          <table:table-cell table:style-name="ce5" table:formula="of:=AVERAGE([.$E$2:.E113])" office:value-type="float" office:value="9.431423125">
            <text:p>9,431423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5.4633">
            <text:p>55,4633</text:p>
          </table:table-cell>
          <table:table-cell table:style-name="ce5" table:formula="of:=AVERAGE([.$E$2:.E114])" office:value-type="float" office:value="9.83878486725664">
            <text:p>9,83878486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65289">
            <text:p>4,65289</text:p>
          </table:table-cell>
          <table:table-cell table:style-name="ce5" table:formula="of:=AVERAGE([.$E$2:.E115])" office:value-type="float" office:value="9.79329456140351">
            <text:p>9,79329456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9.2058">
            <text:p>49,2058</text:p>
          </table:table-cell>
          <table:table-cell table:style-name="ce5" table:formula="of:=AVERAGE([.$E$2:.E116])" office:value-type="float" office:value="10.136012">
            <text:p>10,1360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2.6235">
            <text:p>52,6235</text:p>
          </table:table-cell>
          <table:table-cell table:style-name="ce5" table:formula="of:=AVERAGE([.$E$2:.E117])" office:value-type="float" office:value="10.5022834482759">
            <text:p>10,50228344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1.7145">
            <text:p>51,7145</text:p>
          </table:table-cell>
          <table:table-cell table:style-name="ce5" table:formula="of:=AVERAGE([.$E$2:.E118])" office:value-type="float" office:value="10.8545246153846">
            <text:p>10,85452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9.5986">
            <text:p>49,5986</text:p>
          </table:table-cell>
          <table:table-cell table:style-name="ce5" table:formula="of:=AVERAGE([.$E$2:.E119])" office:value-type="float" office:value="11.1828642372881">
            <text:p>11,18286423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5.6055">
            <text:p>15,6055</text:p>
          </table:table-cell>
          <table:table-cell table:style-name="ce5" table:formula="of:=AVERAGE([.$E$2:.E120])" office:value-type="float" office:value="11.2200292436975">
            <text:p>11,22002924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68523">
            <text:p>2,68523</text:p>
          </table:table-cell>
          <table:table-cell table:style-name="ce5" table:formula="of:=AVERAGE([.$E$2:.E121])" office:value-type="float" office:value="11.1489059166667">
            <text:p>11,1489059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38629">
            <text:p>4,38629</text:p>
          </table:table-cell>
          <table:table-cell table:style-name="ce5" table:formula="of:=AVERAGE([.$E$2:.E122])" office:value-type="float" office:value="11.0930165289256">
            <text:p>11,09301652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17838">
            <text:p>4,17838</text:p>
          </table:table-cell>
          <table:table-cell table:style-name="ce5" table:formula="of:=AVERAGE([.$E$2:.E123])" office:value-type="float" office:value="11.0363391803279">
            <text:p>11,03633918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2119">
            <text:p>4,22119</text:p>
          </table:table-cell>
          <table:table-cell table:style-name="ce5" table:formula="of:=AVERAGE([.$E$2:.E124])" office:value-type="float" office:value="10.9809314634146">
            <text:p>10,98093146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.51708">
            <text:p>6,51708</text:p>
          </table:table-cell>
          <table:table-cell table:style-name="ce5" table:formula="of:=AVERAGE([.$E$2:.E125])" office:value-type="float" office:value="10.9449326612903">
            <text:p>10,94493266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41782">
            <text:p>4,41782</text:p>
          </table:table-cell>
          <table:table-cell table:style-name="ce5" table:formula="of:=AVERAGE([.$E$2:.E126])" office:value-type="float" office:value="10.89271576">
            <text:p>10,892715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17132">
            <text:p>4,17132</text:p>
          </table:table-cell>
          <table:table-cell table:style-name="ce5" table:formula="of:=AVERAGE([.$E$2:.E127])" office:value-type="float" office:value="10.8393713492063">
            <text:p>10,83937134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9065">
            <text:p>3,99065</text:p>
          </table:table-cell>
          <table:table-cell table:style-name="ce5" table:formula="of:=AVERAGE([.$E$2:.E128])" office:value-type="float" office:value="10.7854444094488">
            <text:p>10,78544440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76501">
            <text:p>4,76501</text:p>
          </table:table-cell>
          <table:table-cell table:style-name="ce5" table:formula="of:=AVERAGE([.$E$2:.E129])" office:value-type="float" office:value="10.738409765625">
            <text:p>10,73840976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6938">
            <text:p>4,16938</text:p>
          </table:table-cell>
          <table:table-cell table:style-name="ce5" table:formula="of:=AVERAGE([.$E$2:.E130])" office:value-type="float" office:value="10.6874870542636">
            <text:p>10,68748705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10963">
            <text:p>4,10963</text:p>
          </table:table-cell>
          <table:table-cell table:style-name="ce5" table:formula="of:=AVERAGE([.$E$2:.E131])" office:value-type="float" office:value="10.6368881538462">
            <text:p>10,636888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09623">
            <text:p>4,09623</text:p>
          </table:table-cell>
          <table:table-cell table:style-name="ce5" table:formula="of:=AVERAGE([.$E$2:.E132])" office:value-type="float" office:value="10.5869594656489">
            <text:p>10,58695946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2068">
            <text:p>4,02068</text:p>
          </table:table-cell>
          <table:table-cell table:style-name="ce5" table:formula="of:=AVERAGE([.$E$2:.E133])" office:value-type="float" office:value="10.5372149242424">
            <text:p>10,53721492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64602">
            <text:p>4,64602</text:p>
          </table:table-cell>
          <table:table-cell table:style-name="ce5" table:formula="of:=AVERAGE([.$E$2:.E134])" office:value-type="float" office:value="10.4929202255639">
            <text:p>10,49292022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15317">
            <text:p>4,15317</text:p>
          </table:table-cell>
          <table:table-cell table:style-name="ce5" table:formula="of:=AVERAGE([.$E$2:.E135])" office:value-type="float" office:value="10.4456086567164">
            <text:p>10,44560865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2325">
            <text:p>3,92325</text:p>
          </table:table-cell>
          <table:table-cell table:style-name="ce5" table:formula="of:=AVERAGE([.$E$2:.E136])" office:value-type="float" office:value="10.3972948888889">
            <text:p>10,397294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2977">
            <text:p>3,82977</text:p>
          </table:table-cell>
          <table:table-cell table:style-name="ce5" table:formula="of:=AVERAGE([.$E$2:.E137])" office:value-type="float" office:value="10.3490042647059">
            <text:p>10,3490042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78058">
            <text:p>3,78058</text:p>
          </table:table-cell>
          <table:table-cell table:style-name="ce5" table:formula="of:=AVERAGE([.$E$2:.E138])" office:value-type="float" office:value="10.3010595620438">
            <text:p>10,3010595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27438">
            <text:p>4,27438</text:p>
          </table:table-cell>
          <table:table-cell table:style-name="ce5" table:formula="of:=AVERAGE([.$E$2:.E139])" office:value-type="float" office:value="10.2573879710145">
            <text:p>10,2573879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4.1171">
            <text:p>44,1171</text:p>
          </table:table-cell>
          <table:table-cell table:style-name="ce5" table:formula="of:=AVERAGE([.$E$2:.E140])" office:value-type="float" office:value="10.5009830215827">
            <text:p>10,50098302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87109">
            <text:p>4,87109</text:p>
          </table:table-cell>
          <table:table-cell table:style-name="ce5" table:formula="of:=AVERAGE([.$E$2:.E141])" office:value-type="float" office:value="10.4607695">
            <text:p>10,46076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3812">
            <text:p>3,83812</text:p>
          </table:table-cell>
          <table:table-cell table:style-name="ce5" table:formula="of:=AVERAGE([.$E$2:.E142])" office:value-type="float" office:value="10.4138003546099">
            <text:p>10,41380035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8602">
            <text:p>3,78602</text:p>
          </table:table-cell>
          <table:table-cell table:style-name="ce5" table:formula="of:=AVERAGE([.$E$2:.E143])" office:value-type="float" office:value="10.3671258450704">
            <text:p>10,3671258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64954">
            <text:p>3,64954</text:p>
          </table:table-cell>
          <table:table-cell table:style-name="ce5" table:formula="of:=AVERAGE([.$E$2:.E144])" office:value-type="float" office:value="10.3201497202797">
            <text:p>10,32014972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41861">
            <text:p>3,41861</text:p>
          </table:table-cell>
          <table:table-cell table:style-name="ce5" table:formula="of:=AVERAGE([.$E$2:.E145])" office:value-type="float" office:value="10.2722223611111">
            <text:p>10,27222236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70211">
            <text:p>3,70211</text:p>
          </table:table-cell>
          <table:table-cell table:style-name="ce5" table:formula="of:=AVERAGE([.$E$2:.E146])" office:value-type="float" office:value="10.2269112413793">
            <text:p>10,22691124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.43044">
            <text:p>5,43044</text:p>
          </table:table-cell>
          <table:table-cell table:style-name="ce5" table:formula="of:=AVERAGE([.$E$2:.E147])" office:value-type="float" office:value="10.1940586986301">
            <text:p>10,19405869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53119">
            <text:p>5,53119</text:p>
          </table:table-cell>
          <table:table-cell table:style-name="ce5" table:formula="of:=AVERAGE([.$E$2:.E148])" office:value-type="float" office:value="10.1623385034014">
            <text:p>10,16233850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61484">
            <text:p>3,61484</text:p>
          </table:table-cell>
          <table:table-cell table:style-name="ce5" table:formula="of:=AVERAGE([.$E$2:.E149])" office:value-type="float" office:value="10.1180986486486">
            <text:p>10,11809864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94984">
            <text:p>3,94984</text:p>
          </table:table-cell>
          <table:table-cell table:style-name="ce5" table:formula="of:=AVERAGE([.$E$2:.E150])" office:value-type="float" office:value="10.0767009395973">
            <text:p>10,07670093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84141">
            <text:p>3,84141</text:p>
          </table:table-cell>
          <table:table-cell table:style-name="ce5" table:formula="of:=AVERAGE([.$E$2:.E151])" office:value-type="float" office:value="10.0351323333333">
            <text:p>10,035132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7.431">
            <text:p>57,431</text:p>
          </table:table-cell>
          <table:table-cell table:style-name="ce5" table:formula="of:=AVERAGE([.$E$2:.E152])" office:value-type="float" office:value="10.3490122516556">
            <text:p>10,34901225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7.8238">
            <text:p>57,8238</text:p>
          </table:table-cell>
          <table:table-cell table:style-name="ce5" table:formula="of:=AVERAGE([.$E$2:.E153])" office:value-type="float" office:value="10.6613463815789">
            <text:p>10,6613463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6.1735">
            <text:p>56,1735</text:p>
          </table:table-cell>
          <table:table-cell table:style-name="ce5" table:formula="of:=AVERAGE([.$E$2:.E154])" office:value-type="float" office:value="10.9588114379085">
            <text:p>10,95881143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3.1093">
            <text:p>53,1093</text:p>
          </table:table-cell>
          <table:table-cell table:style-name="ce5" table:formula="of:=AVERAGE([.$E$2:.E155])" office:value-type="float" office:value="11.2325159090909">
            <text:p>11,232515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1.6159">
            <text:p>51,6159</text:p>
          </table:table-cell>
          <table:table-cell table:style-name="ce5" table:formula="of:=AVERAGE([.$E$2:.E156])" office:value-type="float" office:value="11.4930538709677">
            <text:p>11,49305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83136">
            <text:p>3,83136</text:p>
          </table:table-cell>
          <table:table-cell table:style-name="ce5" table:formula="of:=AVERAGE([.$E$2:.E157])" office:value-type="float" office:value="11.4439404487179">
            <text:p>11,44394044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.41425">
            <text:p>9,41425</text:p>
          </table:table-cell>
          <table:table-cell table:style-name="ce5" table:formula="of:=AVERAGE([.$E$2:.E158])" office:value-type="float" office:value="11.4310124840764">
            <text:p>11,43101248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32141">
            <text:p>4,32141</text:p>
          </table:table-cell>
          <table:table-cell table:style-name="ce5" table:formula="of:=AVERAGE([.$E$2:.E159])" office:value-type="float" office:value="11.386015">
            <text:p>11,3860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.80172">
            <text:p>5,80172</text:p>
          </table:table-cell>
          <table:table-cell table:style-name="ce5" table:formula="of:=AVERAGE([.$E$2:.E160])" office:value-type="float" office:value="11.3508936477987">
            <text:p>11,35089364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83892">
            <text:p>3,83892</text:p>
          </table:table-cell>
          <table:table-cell table:style-name="ce5" table:formula="of:=AVERAGE([.$E$2:.E161])" office:value-type="float" office:value="11.3039438125">
            <text:p>11,3039438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9.3749">
            <text:p>59,3749</text:p>
          </table:table-cell>
          <table:table-cell table:style-name="ce5" table:formula="of:=AVERAGE([.$E$2:.E162])" office:value-type="float" office:value="11.6025211801242">
            <text:p>11,60252118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9902">
            <text:p>3,99902</text:p>
          </table:table-cell>
          <table:table-cell table:style-name="ce5" table:formula="of:=AVERAGE([.$E$2:.E163])" office:value-type="float" office:value="11.5555859876543">
            <text:p>11,55558598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7.5264">
            <text:p>47,5264</text:p>
          </table:table-cell>
          <table:table-cell table:style-name="ce5" table:formula="of:=AVERAGE([.$E$2:.E164])" office:value-type="float" office:value="11.7762658282209">
            <text:p>11,77626582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94028">
            <text:p>3,94028</text:p>
          </table:table-cell>
          <table:table-cell table:style-name="ce5" table:formula="of:=AVERAGE([.$E$2:.E165])" office:value-type="float" office:value="11.7284854268293">
            <text:p>11,72848542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0.2486">
            <text:p>50,2486</text:p>
          </table:table-cell>
          <table:table-cell table:style-name="ce5" table:formula="of:=AVERAGE([.$E$2:.E166])" office:value-type="float" office:value="11.9619406666667">
            <text:p>11,96194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16832">
            <text:p>4,16832</text:p>
          </table:table-cell>
          <table:table-cell table:style-name="ce5" table:formula="of:=AVERAGE([.$E$2:.E167])" office:value-type="float" office:value="11.9149911445783">
            <text:p>11,91499114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0.0926">
            <text:p>50,0926</text:p>
          </table:table-cell>
          <table:table-cell table:style-name="ce5" table:formula="of:=AVERAGE([.$E$2:.E168])" office:value-type="float" office:value="12.1435995808383">
            <text:p>12,14359958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6.5202">
            <text:p>46,5202</text:p>
          </table:table-cell>
          <table:table-cell table:style-name="ce5" table:formula="of:=AVERAGE([.$E$2:.E169])" office:value-type="float" office:value="12.348222202381">
            <text:p>12,3482222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7.1142">
            <text:p>17,1142</text:p>
          </table:table-cell>
          <table:table-cell table:style-name="ce5" table:formula="of:=AVERAGE([.$E$2:.E170])" office:value-type="float" office:value="12.3764232544379">
            <text:p>12,37642325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37124">
            <text:p>3,37124</text:p>
          </table:table-cell>
          <table:table-cell table:style-name="ce5" table:formula="of:=AVERAGE([.$E$2:.E171])" office:value-type="float" office:value="12.3234515882353">
            <text:p>12,323451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8.7591">
            <text:p>48,7591</text:p>
          </table:table-cell>
          <table:table-cell table:style-name="ce5" table:formula="of:=AVERAGE([.$E$2:.E172])" office:value-type="float" office:value="12.5365255555556">
            <text:p>12,53652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8.49343">
            <text:p>8,49343</text:p>
          </table:table-cell>
          <table:table-cell table:style-name="ce5" table:formula="of:=AVERAGE([.$E$2:.E173])" office:value-type="float" office:value="12.5130191860465">
            <text:p>12,5130191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81283">
            <text:p>6,81283</text:p>
          </table:table-cell>
          <table:table-cell table:style-name="ce5" table:formula="of:=AVERAGE([.$E$2:.E174])" office:value-type="float" office:value="12.4800701156069">
            <text:p>12,48007011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81171">
            <text:p>6,81171</text:p>
          </table:table-cell>
          <table:table-cell table:style-name="ce5" table:formula="of:=AVERAGE([.$E$2:.E175])" office:value-type="float" office:value="12.4474933333333">
            <text:p>12,44749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75309">
            <text:p>2,75309</text:p>
          </table:table-cell>
          <table:table-cell table:style-name="ce5" table:formula="of:=AVERAGE([.$E$2:.E176])" office:value-type="float" office:value="12.3920967428571">
            <text:p>12,3920967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0.61">
            <text:p>50,61</text:p>
          </table:table-cell>
          <table:table-cell table:style-name="ce5" table:formula="of:=AVERAGE([.$E$2:.E177])" office:value-type="float" office:value="12.6092439204545">
            <text:p>12,60924392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8.2453">
            <text:p>8,2453</text:p>
          </table:table-cell>
          <table:table-cell table:style-name="ce5" table:formula="of:=AVERAGE([.$E$2:.E178])" office:value-type="float" office:value="12.5845888700565">
            <text:p>12,5845888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3.6004">
            <text:p>13,6004</text:p>
          </table:table-cell>
          <table:table-cell table:style-name="ce5" table:formula="of:=AVERAGE([.$E$2:.E179])" office:value-type="float" office:value="12.5902956741573">
            <text:p>12,5902956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90862">
            <text:p>2,90862</text:p>
          </table:table-cell>
          <table:table-cell table:style-name="ce5" table:formula="of:=AVERAGE([.$E$2:.E180])" office:value-type="float" office:value="12.5362081005587">
            <text:p>12,53620810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.6166">
            <text:p>48,6166</text:p>
          </table:table-cell>
          <table:table-cell table:style-name="ce5" table:formula="of:=AVERAGE([.$E$2:.E181])" office:value-type="float" office:value="12.7366547222222">
            <text:p>12,7366547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3.4713">
            <text:p>13,4713</text:p>
          </table:table-cell>
          <table:table-cell table:style-name="ce5" table:formula="of:=AVERAGE([.$E$2:.E182])" office:value-type="float" office:value="12.7407135359116">
            <text:p>12,74071353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64046">
            <text:p>2,64046</text:p>
          </table:table-cell>
          <table:table-cell table:style-name="ce5" table:formula="of:=AVERAGE([.$E$2:.E183])" office:value-type="float" office:value="12.6852176373626">
            <text:p>12,68521763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7.7695">
            <text:p>47,7695</text:p>
          </table:table-cell>
          <table:table-cell table:style-name="ce5" table:formula="of:=AVERAGE([.$E$2:.E184])" office:value-type="float" office:value="12.8769350273224">
            <text:p>12,8769350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9.391">
            <text:p>29,391</text:p>
          </table:table-cell>
          <table:table-cell table:style-name="ce5" table:formula="of:=AVERAGE([.$E$2:.E185])" office:value-type="float" office:value="12.9666853804348">
            <text:p>12,96668538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13867">
            <text:p>7,13867</text:p>
          </table:table-cell>
          <table:table-cell table:style-name="ce5" table:formula="of:=AVERAGE([.$E$2:.E186])" office:value-type="float" office:value="12.9351825945946">
            <text:p>12,93518259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67359">
            <text:p>3,67359</text:p>
          </table:table-cell>
          <table:table-cell table:style-name="ce5" table:formula="of:=AVERAGE([.$E$2:.E187])" office:value-type="float" office:value="12.8853890860215">
            <text:p>12,8853890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.51976">
            <text:p>6,51976</text:p>
          </table:table-cell>
          <table:table-cell table:style-name="ce5" table:formula="of:=AVERAGE([.$E$2:.E188])" office:value-type="float" office:value="12.8513482887701">
            <text:p>12,85134828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.70035">
            <text:p>5,70035</text:p>
          </table:table-cell>
          <table:table-cell table:style-name="ce5" table:formula="of:=AVERAGE([.$E$2:.E189])" office:value-type="float" office:value="12.8133110638298">
            <text:p>12,81331106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62954">
            <text:p>4,62954</text:p>
          </table:table-cell>
          <table:table-cell table:style-name="ce5" table:formula="of:=AVERAGE([.$E$2:.E190])" office:value-type="float" office:value="12.7700106878307">
            <text:p>12,77001068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4.6348">
            <text:p>14,6348</text:p>
          </table:table-cell>
          <table:table-cell table:style-name="ce5" table:formula="of:=AVERAGE([.$E$2:.E191])" office:value-type="float" office:value="12.7798253684211">
            <text:p>12,77982536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9228">
            <text:p>3,89228</text:p>
          </table:table-cell>
          <table:table-cell table:style-name="ce5" table:formula="of:=AVERAGE([.$E$2:.E192])" office:value-type="float" office:value="12.7332937172775">
            <text:p>12,73329371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40984">
            <text:p>6,40984</text:p>
          </table:table-cell>
          <table:table-cell table:style-name="ce5" table:formula="of:=AVERAGE([.$E$2:.E193])" office:value-type="float" office:value="12.7003590625">
            <text:p>12,700359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.65262">
            <text:p>7,65262</text:p>
          </table:table-cell>
          <table:table-cell table:style-name="ce5" table:formula="of:=AVERAGE([.$E$2:.E194])" office:value-type="float" office:value="12.6742049740933">
            <text:p>12,67420497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76316">
            <text:p>5,76316</text:p>
          </table:table-cell>
          <table:table-cell table:style-name="ce5" table:formula="of:=AVERAGE([.$E$2:.E195])" office:value-type="float" office:value="12.6385810309278">
            <text:p>12,63858103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.08958">
            <text:p>7,08958</text:p>
          </table:table-cell>
          <table:table-cell table:style-name="ce5" table:formula="of:=AVERAGE([.$E$2:.E196])" office:value-type="float" office:value="12.6101246153846">
            <text:p>12,61012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.4578">
            <text:p>7,4578</text:p>
          </table:table-cell>
          <table:table-cell table:style-name="ce5" table:formula="of:=AVERAGE([.$E$2:.E197])" office:value-type="float" office:value="12.583837244898">
            <text:p>12,58383724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.21137">
            <text:p>7,21137</text:p>
          </table:table-cell>
          <table:table-cell table:style-name="ce5" table:formula="of:=AVERAGE([.$E$2:.E198])" office:value-type="float" office:value="12.5565658375634">
            <text:p>12,55656583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8.42778">
            <text:p>8,42778</text:p>
          </table:table-cell>
          <table:table-cell table:style-name="ce5" table:formula="of:=AVERAGE([.$E$2:.E199])" office:value-type="float" office:value="12.5357133838384">
            <text:p>12,53571338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.04724">
            <text:p>8,04724</text:p>
          </table:table-cell>
          <table:table-cell table:style-name="ce5" table:formula="of:=AVERAGE([.$E$2:.E200])" office:value-type="float" office:value="12.513158241206">
            <text:p>12,51315824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00">
            <text:p>10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.08155">
            <text:p>7,08155</text:p>
          </table:table-cell>
          <table:table-cell table:style-name="ce5" table:formula="of:=AVERAGE([.$E$2:.E201])" office:value-type="float" office:value="12.4860002">
            <text:p>12,48600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66495">
            <text:p>5,66495</text:p>
          </table:table-cell>
          <table:table-cell table:style-name="ce5" table:formula="of:=AVERAGE([.$E$2:.E202])" office:value-type="float" office:value="12.4520646268657">
            <text:p>12,45206462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8.69906">
            <text:p>8,69906</text:p>
          </table:table-cell>
          <table:table-cell table:style-name="ce5" table:formula="of:=AVERAGE([.$E$2:.E203])" office:value-type="float" office:value="12.4334853960396">
            <text:p>12,4334853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.24473">
            <text:p>6,24473</text:p>
          </table:table-cell>
          <table:table-cell table:style-name="ce5" table:formula="of:=AVERAGE([.$E$2:.E204])" office:value-type="float" office:value="12.4029989162562">
            <text:p>12,40299891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.79986">
            <text:p>5,79986</text:p>
          </table:table-cell>
          <table:table-cell table:style-name="ce5" table:formula="of:=AVERAGE([.$E$2:.E205])" office:value-type="float" office:value="12.3706305882353">
            <text:p>12,370630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0408">
            <text:p>4,20408</text:p>
          </table:table-cell>
          <table:table-cell table:style-name="ce5" table:formula="of:=AVERAGE([.$E$2:.E206])" office:value-type="float" office:value="12.3307937560976">
            <text:p>12,33079375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.70596">
            <text:p>6,70596</text:p>
          </table:table-cell>
          <table:table-cell table:style-name="ce5" table:formula="of:=AVERAGE([.$E$2:.E207])" office:value-type="float" office:value="12.3034887378641">
            <text:p>12,30348873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8037">
            <text:p>4,18037</text:p>
          </table:table-cell>
          <table:table-cell table:style-name="ce5" table:formula="of:=AVERAGE([.$E$2:.E208])" office:value-type="float" office:value="12.2642466183575">
            <text:p>12,26424661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.1582">
            <text:p>11,1582</text:p>
          </table:table-cell>
          <table:table-cell table:style-name="ce5" table:formula="of:=AVERAGE([.$E$2:.E209])" office:value-type="float" office:value="12.2589290865385">
            <text:p>12,25892908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.3008">
            <text:p>6,3008</text:p>
          </table:table-cell>
          <table:table-cell table:style-name="ce5" table:formula="of:=AVERAGE([.$E$2:.E210])" office:value-type="float" office:value="12.230421291866">
            <text:p>12,23042129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0438">
            <text:p>3,70438</text:p>
          </table:table-cell>
          <table:table-cell table:style-name="ce5" table:formula="of:=AVERAGE([.$E$2:.E211])" office:value-type="float" office:value="12.1898210952381">
            <text:p>12,18982109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8.7472">
            <text:p>48,7472</text:p>
          </table:table-cell>
          <table:table-cell table:style-name="ce5" table:formula="of:=AVERAGE([.$E$2:.E212])" office:value-type="float" office:value="12.3630788151659">
            <text:p>12,36307881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15117">
            <text:p>4,15117</text:p>
          </table:table-cell>
          <table:table-cell table:style-name="ce5" table:formula="of:=AVERAGE([.$E$2:.E213])" office:value-type="float" office:value="12.3243433962264">
            <text:p>12,32434339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86521">
            <text:p>3,86521</text:p>
          </table:table-cell>
          <table:table-cell table:style-name="ce5" table:formula="of:=AVERAGE([.$E$2:.E214])" office:value-type="float" office:value="12.2846291549296">
            <text:p>12,28462915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6606">
            <text:p>56,6606</text:p>
          </table:table-cell>
          <table:table-cell table:style-name="ce5" table:formula="of:=AVERAGE([.$E$2:.E215])" office:value-type="float" office:value="12.4919935046729">
            <text:p>12,49199350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2684">
            <text:p>56,2684</text:p>
          </table:table-cell>
          <table:table-cell table:style-name="ce5" table:formula="of:=AVERAGE([.$E$2:.E216])" office:value-type="float" office:value="12.6956046976744">
            <text:p>12,69560469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28753">
            <text:p>6,28753</text:p>
          </table:table-cell>
          <table:table-cell table:style-name="ce5" table:formula="of:=AVERAGE([.$E$2:.E217])" office:value-type="float" office:value="12.6659376851852">
            <text:p>12,66593768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9114">
            <text:p>3,9114</text:p>
          </table:table-cell>
          <table:table-cell table:style-name="ce5" table:formula="of:=AVERAGE([.$E$2:.E218])" office:value-type="float" office:value="12.6255941935484">
            <text:p>12,62559419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17557">
            <text:p>4,17557</text:p>
          </table:table-cell>
          <table:table-cell table:style-name="ce5" table:formula="of:=AVERAGE([.$E$2:.E219])" office:value-type="float" office:value="12.5868326146789">
            <text:p>12,58683261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.03694">
            <text:p>5,03694</text:p>
          </table:table-cell>
          <table:table-cell table:style-name="ce5" table:formula="of:=AVERAGE([.$E$2:.E220])" office:value-type="float" office:value="12.5523582191781">
            <text:p>12,55235821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.98783">
            <text:p>6,98783</text:p>
          </table:table-cell>
          <table:table-cell table:style-name="ce5" table:formula="of:=AVERAGE([.$E$2:.E221])" office:value-type="float" office:value="12.5270649090909">
            <text:p>12,527064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32059">
            <text:p>4,32059</text:p>
          </table:table-cell>
          <table:table-cell table:style-name="ce5" table:formula="of:=AVERAGE([.$E$2:.E222])" office:value-type="float" office:value="12.4899315384615">
            <text:p>12,48993153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.12188">
            <text:p>5,12188</text:p>
          </table:table-cell>
          <table:table-cell table:style-name="ce5" table:formula="of:=AVERAGE([.$E$2:.E223])" office:value-type="float" office:value="12.4567421171171">
            <text:p>12,45674211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8.05639">
            <text:p>8,05639</text:p>
          </table:table-cell>
          <table:table-cell table:style-name="ce5" table:formula="of:=AVERAGE([.$E$2:.E224])" office:value-type="float" office:value="12.4370095964125">
            <text:p>12,43700959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8.0672">
            <text:p>18,0672</text:p>
          </table:table-cell>
          <table:table-cell table:style-name="ce5" table:formula="of:=AVERAGE([.$E$2:.E225])" office:value-type="float" office:value="12.462144375">
            <text:p>12,46214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9.8318">
            <text:p>19,8318</text:p>
          </table:table-cell>
          <table:table-cell table:style-name="ce5" table:formula="of:=AVERAGE([.$E$2:.E226])" office:value-type="float" office:value="12.4948984">
            <text:p>12,49489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.17405">
            <text:p>9,17405</text:p>
          </table:table-cell>
          <table:table-cell table:style-name="ce5" table:formula="of:=AVERAGE([.$E$2:.E227])" office:value-type="float" office:value="12.480204380531">
            <text:p>12,48020438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0.1517">
            <text:p>10,1517</text:p>
          </table:table-cell>
          <table:table-cell table:style-name="ce5" table:formula="of:=AVERAGE([.$E$2:.E228])" office:value-type="float" office:value="12.4699466519824">
            <text:p>12,4699466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7.71879">
            <text:p>7,71879</text:p>
          </table:table-cell>
          <table:table-cell table:style-name="ce5" table:formula="of:=AVERAGE([.$E$2:.E229])" office:value-type="float" office:value="12.449108245614">
            <text:p>12,44910824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9748">
            <text:p>4,9748</text:p>
          </table:table-cell>
          <table:table-cell table:style-name="ce5" table:formula="of:=AVERAGE([.$E$2:.E230])" office:value-type="float" office:value="12.4164693449782">
            <text:p>12,4164693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4.3494">
            <text:p>44,3494</text:p>
          </table:table-cell>
          <table:table-cell table:style-name="ce5" table:formula="of:=AVERAGE([.$E$2:.E231])" office:value-type="float" office:value="12.555308173913">
            <text:p>12,55530817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03245">
            <text:p>6,03245</text:p>
          </table:table-cell>
          <table:table-cell table:style-name="ce5" table:formula="of:=AVERAGE([.$E$2:.E232])" office:value-type="float" office:value="12.5270706926407">
            <text:p>12,52707069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9.9375">
            <text:p>49,9375</text:p>
          </table:table-cell>
          <table:table-cell table:style-name="ce5" table:formula="of:=AVERAGE([.$E$2:.E233])" office:value-type="float" office:value="12.6883225431034">
            <text:p>12,68832254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.10235">
            <text:p>5,10235</text:p>
          </table:table-cell>
          <table:table-cell table:style-name="ce5" table:formula="of:=AVERAGE([.$E$2:.E234])" office:value-type="float" office:value="12.65576472103">
            <text:p>12,6557647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.79979">
            <text:p>5,79979</text:p>
          </table:table-cell>
          <table:table-cell table:style-name="ce5" table:formula="of:=AVERAGE([.$E$2:.E235])" office:value-type="float" office:value="12.6264656837607">
            <text:p>12,6264656838</text:p>
          </table:table-cell>
          <table:table-cell table:number-columns-repeated="3"/>
        </table:table-row>
        <table:table-row table:style-name="ro2" table:number-rows-repeated="8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+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.93461">
            <text:p>1,93461</text:p>
          </table:table-cell>
          <table:table-cell table:style-name="ce5" table:formula="of:=[.E2]" office:value-type="float" office:value="1.93461">
            <text:p>1,93461</text:p>
          </table:table-cell>
          <table:table-cell/>
          <table:table-cell office:value-type="string">
            <text:p>Target keypoints:</text:p>
          </table:table-cell>
          <table:table-cell table:style-name="ce13" office:value-type="float" office:value="2002">
            <text:p>2002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4.5577">
            <text:p>44,5577</text:p>
          </table:table-cell>
          <table:table-cell table:style-name="ce5" table:formula="of:=AVERAGE([.$E$2:.E3])" office:value-type="float" office:value="23.246155">
            <text:p>23,24615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3.3144">
            <text:p>43,3144</text:p>
          </table:table-cell>
          <table:table-cell table:style-name="ce5" table:formula="of:=AVERAGE([.$E$2:.E4])" office:value-type="float" office:value="29.93557">
            <text:p>29,93557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5.2304">
            <text:p>55,2304</text:p>
          </table:table-cell>
          <table:table-cell table:style-name="ce5" table:formula="of:=AVERAGE([.$E$2:.E5])" office:value-type="float" office:value="36.2592775">
            <text:p>36,2592775</text:p>
          </table:table-cell>
          <table:table-cell/>
          <table:table-cell office:value-type="string">
            <text:p>fps promedio</text:p>
          </table:table-cell>
          <table:table-cell table:formula="of:=[.F134]" office:value-type="float" office:value="12.5783176691729">
            <text:p>12,5783176692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9.3192">
            <text:p>49,3192</text:p>
          </table:table-cell>
          <table:table-cell table:style-name="ce5" table:formula="of:=AVERAGE([.$E$2:.E6])" office:value-type="float" office:value="38.871262">
            <text:p>38,8712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18.5316">
            <text:p>18,5316</text:p>
          </table:table-cell>
          <table:table-cell table:style-name="ce5" table:formula="of:=AVERAGE([.$E$2:.E7])" office:value-type="float" office:value="35.4813183333333">
            <text:p>35,48131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577">
            <text:p>577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3.84852">
            <text:p>3,84852</text:p>
          </table:table-cell>
          <table:table-cell table:style-name="ce5" table:formula="of:=AVERAGE([.$E$2:.E8])" office:value-type="float" office:value="30.9623471428571">
            <text:p>30,96234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08347">
            <text:p>4,08347</text:p>
          </table:table-cell>
          <table:table-cell table:style-name="ce5" table:formula="of:=AVERAGE([.$E$2:.E9])" office:value-type="float" office:value="27.6024875">
            <text:p>27,6024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68274">
            <text:p>3,68274</text:p>
          </table:table-cell>
          <table:table-cell table:style-name="ce5" table:formula="of:=AVERAGE([.$E$2:.E10])" office:value-type="float" office:value="24.9447377777778">
            <text:p>24,94473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11978">
            <text:p>3,11978</text:p>
          </table:table-cell>
          <table:table-cell table:style-name="ce5" table:formula="of:=AVERAGE([.$E$2:.E11])" office:value-type="float" office:value="22.762242">
            <text:p>22,7622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16056">
            <text:p>3,16056</text:p>
          </table:table-cell>
          <table:table-cell table:style-name="ce5" table:formula="of:=AVERAGE([.$E$2:.E12])" office:value-type="float" office:value="20.9802709090909">
            <text:p>20,980270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.68812">
            <text:p>2,68812</text:p>
          </table:table-cell>
          <table:table-cell table:style-name="ce5" table:formula="of:=AVERAGE([.$E$2:.E13])" office:value-type="float" office:value="19.455925">
            <text:p>19,4559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0">
            <text:p>390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92075">
            <text:p>2,92075</text:p>
          </table:table-cell>
          <table:table-cell table:style-name="ce5" table:formula="of:=AVERAGE([.$E$2:.E14])" office:value-type="float" office:value="18.1839884615385">
            <text:p>18,1839884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2">
            <text:p>312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.1903">
            <text:p>3,1903</text:p>
          </table:table-cell>
          <table:table-cell table:style-name="ce5" table:formula="of:=AVERAGE([.$E$2:.E15])" office:value-type="float" office:value="17.1130107142857">
            <text:p>17,113010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75423">
            <text:p>2,75423</text:p>
          </table:table-cell>
          <table:table-cell table:style-name="ce5" table:formula="of:=AVERAGE([.$E$2:.E16])" office:value-type="float" office:value="16.1557586666667">
            <text:p>16,15575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07092">
            <text:p>3,07092</text:p>
          </table:table-cell>
          <table:table-cell table:style-name="ce5" table:formula="of:=AVERAGE([.$E$2:.E17])" office:value-type="float" office:value="15.33795625">
            <text:p>15,33795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6">
            <text:p>776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62566">
            <text:p>2,62566</text:p>
          </table:table-cell>
          <table:table-cell table:style-name="ce5" table:formula="of:=AVERAGE([.$E$2:.E18])" office:value-type="float" office:value="14.5901741176471">
            <text:p>14,5901741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8">
            <text:p>728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80973">
            <text:p>2,80973</text:p>
          </table:table-cell>
          <table:table-cell table:style-name="ce5" table:formula="of:=AVERAGE([.$E$2:.E19])" office:value-type="float" office:value="13.935705">
            <text:p>13,9357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84393">
            <text:p>2,84393</text:p>
          </table:table-cell>
          <table:table-cell table:style-name="ce5" table:formula="of:=AVERAGE([.$E$2:.E20])" office:value-type="float" office:value="13.3519273684211">
            <text:p>13,35192736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0">
            <text:p>810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69784">
            <text:p>2,69784</text:p>
          </table:table-cell>
          <table:table-cell table:style-name="ce5" table:formula="of:=AVERAGE([.$E$2:.E21])" office:value-type="float" office:value="12.819223">
            <text:p>12,8192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0">
            <text:p>810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4.1678">
            <text:p>44,1678</text:p>
          </table:table-cell>
          <table:table-cell table:style-name="ce5" table:formula="of:=AVERAGE([.$E$2:.E22])" office:value-type="float" office:value="14.3120123809524">
            <text:p>14,3120123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65764">
            <text:p>2,65764</text:p>
          </table:table-cell>
          <table:table-cell table:style-name="ce5" table:formula="of:=AVERAGE([.$E$2:.E23])" office:value-type="float" office:value="13.7822681818182">
            <text:p>13,78226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2504">
            <text:p>2,82504</text:p>
          </table:table-cell>
          <table:table-cell table:style-name="ce5" table:formula="of:=AVERAGE([.$E$2:.E24])" office:value-type="float" office:value="13.3058669565217">
            <text:p>13,30586695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2">
            <text:p>902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.48902">
            <text:p>2,48902</text:p>
          </table:table-cell>
          <table:table-cell table:style-name="ce5" table:formula="of:=AVERAGE([.$E$2:.E25])" office:value-type="float" office:value="12.855165">
            <text:p>12,8551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1">
            <text:p>651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.70635">
            <text:p>2,70635</text:p>
          </table:table-cell>
          <table:table-cell table:style-name="ce5" table:formula="of:=AVERAGE([.$E$2:.E26])" office:value-type="float" office:value="12.4492124">
            <text:p>12,44921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.93962">
            <text:p>2,93962</text:p>
          </table:table-cell>
          <table:table-cell table:style-name="ce5" table:formula="of:=AVERAGE([.$E$2:.E27])" office:value-type="float" office:value="12.0834588461538">
            <text:p>12,083458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82673">
            <text:p>2,82673</text:p>
          </table:table-cell>
          <table:table-cell table:style-name="ce5" table:formula="of:=AVERAGE([.$E$2:.E28])" office:value-type="float" office:value="11.740617037037">
            <text:p>11,7406170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2">
            <text:p>402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04318">
            <text:p>3,04318</text:p>
          </table:table-cell>
          <table:table-cell table:style-name="ce5" table:formula="of:=AVERAGE([.$E$2:.E29])" office:value-type="float" office:value="11.4299942857143">
            <text:p>11,42999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89695">
            <text:p>2,89695</text:p>
          </table:table-cell>
          <table:table-cell table:style-name="ce5" table:formula="of:=AVERAGE([.$E$2:.E30])" office:value-type="float" office:value="11.1357513793103">
            <text:p>11,13575137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.85395">
            <text:p>2,85395</text:p>
          </table:table-cell>
          <table:table-cell table:style-name="ce5" table:formula="of:=AVERAGE([.$E$2:.E31])" office:value-type="float" office:value="10.8596913333333">
            <text:p>10,859691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555">
            <text:p>55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.96517">
            <text:p>2,96517</text:p>
          </table:table-cell>
          <table:table-cell table:style-name="ce5" table:formula="of:=AVERAGE([.$E$2:.E32])" office:value-type="float" office:value="10.6050293548387">
            <text:p>10,60502935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87142">
            <text:p>2,87142</text:p>
          </table:table-cell>
          <table:table-cell table:style-name="ce5" table:formula="of:=AVERAGE([.$E$2:.E33])" office:value-type="float" office:value="10.3633540625">
            <text:p>10,363354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01216">
            <text:p>3,01216</text:p>
          </table:table-cell>
          <table:table-cell table:style-name="ce5" table:formula="of:=AVERAGE([.$E$2:.E34])" office:value-type="float" office:value="10.1405906060606">
            <text:p>10,14059060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.8207">
            <text:p>2,8207</text:p>
          </table:table-cell>
          <table:table-cell table:style-name="ce5" table:formula="of:=AVERAGE([.$E$2:.E35])" office:value-type="float" office:value="9.92529970588235">
            <text:p>9,925299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.95606">
            <text:p>2,95606</text:p>
          </table:table-cell>
          <table:table-cell table:style-name="ce5" table:formula="of:=AVERAGE([.$E$2:.E36])" office:value-type="float" office:value="9.72617857142857">
            <text:p>9,72617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18171">
            <text:p>3,18171</text:p>
          </table:table-cell>
          <table:table-cell table:style-name="ce5" table:formula="of:=AVERAGE([.$E$2:.E37])" office:value-type="float" office:value="9.54438777777778">
            <text:p>9,54438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.69041">
            <text:p>2,69041</text:p>
          </table:table-cell>
          <table:table-cell table:style-name="ce5" table:formula="of:=AVERAGE([.$E$2:.E38])" office:value-type="float" office:value="9.35914513513514">
            <text:p>9,35914513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89199">
            <text:p>2,89199</text:p>
          </table:table-cell>
          <table:table-cell table:style-name="ce5" table:formula="of:=AVERAGE([.$E$2:.E39])" office:value-type="float" office:value="9.18895684210526">
            <text:p>9,18895684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8">
            <text:p>658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74871">
            <text:p>2,74871</text:p>
          </table:table-cell>
          <table:table-cell table:style-name="ce5" table:formula="of:=AVERAGE([.$E$2:.E40])" office:value-type="float" office:value="9.02382230769231">
            <text:p>9,02382230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2">
            <text:p>722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64283">
            <text:p>2,64283</text:p>
          </table:table-cell>
          <table:table-cell table:style-name="ce5" table:formula="of:=AVERAGE([.$E$2:.E41])" office:value-type="float" office:value="8.8642975">
            <text:p>8,86429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6567">
            <text:p>2,6567</text:p>
          </table:table-cell>
          <table:table-cell table:style-name="ce5" table:formula="of:=AVERAGE([.$E$2:.E42])" office:value-type="float" office:value="8.71289268292683">
            <text:p>8,71289268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9">
            <text:p>789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.50506">
            <text:p>2,50506</text:p>
          </table:table-cell>
          <table:table-cell table:style-name="ce5" table:formula="of:=AVERAGE([.$E$2:.E43])" office:value-type="float" office:value="8.56508714285714">
            <text:p>8,56508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8">
            <text:p>998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.30782">
            <text:p>2,30782</text:p>
          </table:table-cell>
          <table:table-cell table:style-name="ce5" table:formula="of:=AVERAGE([.$E$2:.E44])" office:value-type="float" office:value="8.41956930232558">
            <text:p>8,41956930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4">
            <text:p>704</text:p>
          </table:table-cell>
          <table:table-cell table:style-name="Default" office:value-type="float" office:value="514">
            <text:p>51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52929">
            <text:p>2,52929</text:p>
          </table:table-cell>
          <table:table-cell table:style-name="ce5" table:formula="of:=AVERAGE([.$E$2:.E45])" office:value-type="float" office:value="8.28569931818182">
            <text:p>8,28569931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5">
            <text:p>745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60552">
            <text:p>2,60552</text:p>
          </table:table-cell>
          <table:table-cell table:style-name="ce5" table:formula="of:=AVERAGE([.$E$2:.E46])" office:value-type="float" office:value="8.15947311111111">
            <text:p>8,159473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73584">
            <text:p>2,73584</text:p>
          </table:table-cell>
          <table:table-cell table:style-name="ce5" table:formula="of:=AVERAGE([.$E$2:.E47])" office:value-type="float" office:value="8.04156804347826">
            <text:p>8,04156804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8">
            <text:p>868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.50472">
            <text:p>2,50472</text:p>
          </table:table-cell>
          <table:table-cell table:style-name="ce5" table:formula="of:=AVERAGE([.$E$2:.E48])" office:value-type="float" office:value="7.92376276595745">
            <text:p>7,923762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8">
            <text:p>868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7.9276">
            <text:p>37,9276</text:p>
          </table:table-cell>
          <table:table-cell table:style-name="ce5" table:formula="of:=AVERAGE([.$E$2:.E49])" office:value-type="float" office:value="8.54884270833333">
            <text:p>8,54884270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88193">
            <text:p>2,88193</text:p>
          </table:table-cell>
          <table:table-cell table:style-name="ce5" table:formula="of:=AVERAGE([.$E$2:.E50])" office:value-type="float" office:value="8.43319142857143">
            <text:p>8,43319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8.5744">
            <text:p>48,5744</text:p>
          </table:table-cell>
          <table:table-cell table:style-name="ce5" table:formula="of:=AVERAGE([.$E$2:.E51])" office:value-type="float" office:value="9.2360156">
            <text:p>9,23601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1">
            <text:p>931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43662">
            <text:p>2,43662</text:p>
          </table:table-cell>
          <table:table-cell table:style-name="ce5" table:formula="of:=AVERAGE([.$E$2:.E52])" office:value-type="float" office:value="9.10269411764706">
            <text:p>9,1026941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94522">
            <text:p>2,94522</text:p>
          </table:table-cell>
          <table:table-cell table:style-name="ce5" table:formula="of:=AVERAGE([.$E$2:.E53])" office:value-type="float" office:value="8.98428115384615">
            <text:p>8,9842811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.79537">
            <text:p>2,79537</text:p>
          </table:table-cell>
          <table:table-cell table:style-name="ce5" table:formula="of:=AVERAGE([.$E$2:.E54])" office:value-type="float" office:value="8.86750924528302">
            <text:p>8,86750924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7698">
            <text:p>3,27698</text:p>
          </table:table-cell>
          <table:table-cell table:style-name="ce5" table:formula="of:=AVERAGE([.$E$2:.E55])" office:value-type="float" office:value="8.76398092592593">
            <text:p>8,76398092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.9428">
            <text:p>45,9428</text:p>
          </table:table-cell>
          <table:table-cell table:style-name="ce5" table:formula="of:=AVERAGE([.$E$2:.E56])" office:value-type="float" office:value="9.43995945454545">
            <text:p>9,4399594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.75597">
            <text:p>2,75597</text:p>
          </table:table-cell>
          <table:table-cell table:style-name="ce5" table:formula="of:=AVERAGE([.$E$2:.E57])" office:value-type="float" office:value="9.3206025">
            <text:p>9,32060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.78689">
            <text:p>3,78689</text:p>
          </table:table-cell>
          <table:table-cell table:style-name="ce5" table:formula="of:=AVERAGE([.$E$2:.E58])" office:value-type="float" office:value="9.2235198245614">
            <text:p>9,22351982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.58413">
            <text:p>2,58413</text:p>
          </table:table-cell>
          <table:table-cell table:style-name="ce5" table:formula="of:=AVERAGE([.$E$2:.E59])" office:value-type="float" office:value="9.1090475862069">
            <text:p>9,10904758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.81828">
            <text:p>2,81828</text:p>
          </table:table-cell>
          <table:table-cell table:style-name="ce5" table:formula="of:=AVERAGE([.$E$2:.E60])" office:value-type="float" office:value="9.00242440677966">
            <text:p>9,00242440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569">
            <text:p>56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73665">
            <text:p>2,73665</text:p>
          </table:table-cell>
          <table:table-cell table:style-name="ce5" table:formula="of:=AVERAGE([.$E$2:.E61])" office:value-type="float" office:value="8.89799483333333">
            <text:p>8,897994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.94699">
            <text:p>2,94699</text:p>
          </table:table-cell>
          <table:table-cell table:style-name="ce5" table:formula="of:=AVERAGE([.$E$2:.E62])" office:value-type="float" office:value="8.80043737704918">
            <text:p>8,800437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47405">
            <text:p>2,47405</text:p>
          </table:table-cell>
          <table:table-cell table:style-name="ce5" table:formula="of:=AVERAGE([.$E$2:.E63])" office:value-type="float" office:value="8.69839887096774">
            <text:p>8,698398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5">
            <text:p>1175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.35241">
            <text:p>2,35241</text:p>
          </table:table-cell>
          <table:table-cell table:style-name="ce5" table:formula="of:=AVERAGE([.$E$2:.E64])" office:value-type="float" office:value="8.59766888888889">
            <text:p>8,59766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5">
            <text:p>1175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5.0574">
            <text:p>45,0574</text:p>
          </table:table-cell>
          <table:table-cell table:style-name="ce5" table:formula="of:=AVERAGE([.$E$2:.E65])" office:value-type="float" office:value="9.1673521875">
            <text:p>9,1673521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5">
            <text:p>1175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6.0235">
            <text:p>46,0235</text:p>
          </table:table-cell>
          <table:table-cell table:style-name="ce5" table:formula="of:=AVERAGE([.$E$2:.E66])" office:value-type="float" office:value="9.73436984615385">
            <text:p>9,734369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4">
            <text:p>1194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.46048">
            <text:p>2,46048</text:p>
          </table:table-cell>
          <table:table-cell table:style-name="ce5" table:formula="of:=AVERAGE([.$E$2:.E67])" office:value-type="float" office:value="9.62415939393939">
            <text:p>9,62415939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4">
            <text:p>1194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51.4613">
            <text:p>51,4613</text:p>
          </table:table-cell>
          <table:table-cell table:style-name="ce5" table:formula="of:=AVERAGE([.$E$2:.E68])" office:value-type="float" office:value="10.2485943283582">
            <text:p>10,24859432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4">
            <text:p>1234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.54167">
            <text:p>2,54167</text:p>
          </table:table-cell>
          <table:table-cell table:style-name="ce5" table:formula="of:=AVERAGE([.$E$2:.E69])" office:value-type="float" office:value="10.1352572058824">
            <text:p>10,1352572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34">
            <text:p>1234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47.7711">
            <text:p>47,7711</text:p>
          </table:table-cell>
          <table:table-cell table:style-name="ce5" table:formula="of:=AVERAGE([.$E$2:.E70])" office:value-type="float" office:value="10.6807042028986">
            <text:p>10,68070420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1">
            <text:p>1261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.67082">
            <text:p>2,67082</text:p>
          </table:table-cell>
          <table:table-cell table:style-name="ce5" table:formula="of:=AVERAGE([.$E$2:.E71])" office:value-type="float" office:value="10.5662772857143">
            <text:p>10,566277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532">
            <text:p>2,9532</text:p>
          </table:table-cell>
          <table:table-cell table:style-name="ce5" table:formula="of:=AVERAGE([.$E$2:.E72])" office:value-type="float" office:value="10.4590508450704">
            <text:p>10,45905084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4">
            <text:p>1144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2.39713">
            <text:p>2,39713</text:p>
          </table:table-cell>
          <table:table-cell table:style-name="ce5" table:formula="of:=AVERAGE([.$E$2:.E73])" office:value-type="float" office:value="10.3470797222222">
            <text:p>10,34707972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27">
            <text:p>1227</text:p>
          </table:table-cell>
          <table:table-cell table:style-name="Default" office:value-type="float" office:value="609">
            <text:p>609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2.60764">
            <text:p>2,60764</text:p>
          </table:table-cell>
          <table:table-cell table:style-name="ce5" table:formula="of:=AVERAGE([.$E$2:.E74])" office:value-type="float" office:value="10.24106">
            <text:p>10,241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.71165">
            <text:p>2,71165</text:p>
          </table:table-cell>
          <table:table-cell table:style-name="ce5" table:formula="of:=AVERAGE([.$E$2:.E75])" office:value-type="float" office:value="10.1393112162162">
            <text:p>10,13931121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4.5852">
            <text:p>44,5852</text:p>
          </table:table-cell>
          <table:table-cell table:style-name="ce5" table:formula="of:=AVERAGE([.$E$2:.E76])" office:value-type="float" office:value="10.5985897333333">
            <text:p>10,5985897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6">
            <text:p>1156</text:p>
          </table:table-cell>
          <table:table-cell table:style-name="Default" office:value-type="float" office:value="641">
            <text:p>641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2.77905">
            <text:p>2,77905</text:p>
          </table:table-cell>
          <table:table-cell table:style-name="ce5" table:formula="of:=AVERAGE([.$E$2:.E77])" office:value-type="float" office:value="10.4957010526316">
            <text:p>10,495701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6">
            <text:p>1156</text:p>
          </table:table-cell>
          <table:table-cell table:style-name="Default" office:value-type="float" office:value="641">
            <text:p>641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44.7068">
            <text:p>44,7068</text:p>
          </table:table-cell>
          <table:table-cell table:style-name="ce5" table:formula="of:=AVERAGE([.$E$2:.E78])" office:value-type="float" office:value="10.940001038961">
            <text:p>10,9400010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4">
            <text:p>1164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.54466">
            <text:p>2,54466</text:p>
          </table:table-cell>
          <table:table-cell table:style-name="ce5" table:formula="of:=AVERAGE([.$E$2:.E79])" office:value-type="float" office:value="10.8323684615385">
            <text:p>10,8323684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64">
            <text:p>1164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43.0313">
            <text:p>43,0313</text:p>
          </table:table-cell>
          <table:table-cell table:style-name="ce5" table:formula="of:=AVERAGE([.$E$2:.E80])" office:value-type="float" office:value="11.2399498734177">
            <text:p>11,239949873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626">
            <text:p>626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2.38839">
            <text:p>2,38839</text:p>
          </table:table-cell>
          <table:table-cell table:style-name="ce5" table:formula="of:=AVERAGE([.$E$2:.E81])" office:value-type="float" office:value="11.129305375">
            <text:p>11,129305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4">
            <text:p>1294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.50178">
            <text:p>2,50178</text:p>
          </table:table-cell>
          <table:table-cell table:style-name="ce5" table:formula="of:=AVERAGE([.$E$2:.E82])" office:value-type="float" office:value="11.0227927160494">
            <text:p>11,0227927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94">
            <text:p>1294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47.6598">
            <text:p>47,6598</text:p>
          </table:table-cell>
          <table:table-cell table:style-name="ce5" table:formula="of:=AVERAGE([.$E$2:.E83])" office:value-type="float" office:value="11.4695854878049">
            <text:p>11,46958548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6">
            <text:p>1186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.69455">
            <text:p>2,69455</text:p>
          </table:table-cell>
          <table:table-cell table:style-name="ce5" table:formula="of:=AVERAGE([.$E$2:.E84])" office:value-type="float" office:value="11.3638621686747">
            <text:p>11,36386216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6">
            <text:p>1186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49.6997">
            <text:p>49,6997</text:p>
          </table:table-cell>
          <table:table-cell table:style-name="ce5" table:formula="of:=AVERAGE([.$E$2:.E85])" office:value-type="float" office:value="11.8202411904762">
            <text:p>11,82024119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9">
            <text:p>1189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.79072">
            <text:p>2,79072</text:p>
          </table:table-cell>
          <table:table-cell table:style-name="ce5" table:formula="of:=AVERAGE([.$E$2:.E86])" office:value-type="float" office:value="11.7140115294118">
            <text:p>11,7140115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9">
            <text:p>1189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42.2583">
            <text:p>42,2583</text:p>
          </table:table-cell>
          <table:table-cell table:style-name="ce5" table:formula="of:=AVERAGE([.$E$2:.E87])" office:value-type="float" office:value="12.0691776744186">
            <text:p>12,06917767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9">
            <text:p>1189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41.0795">
            <text:p>41,0795</text:p>
          </table:table-cell>
          <table:table-cell table:style-name="ce5" table:formula="of:=AVERAGE([.$E$2:.E88])" office:value-type="float" office:value="12.4026296551724">
            <text:p>12,40262965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9">
            <text:p>1189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45.1651">
            <text:p>45,1651</text:p>
          </table:table-cell>
          <table:table-cell table:style-name="ce5" table:formula="of:=AVERAGE([.$E$2:.E89])" office:value-type="float" office:value="12.7749304545455">
            <text:p>12,774930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9349">
            <text:p>2,9349</text:p>
          </table:table-cell>
          <table:table-cell table:style-name="ce5" table:formula="of:=AVERAGE([.$E$2:.E90])" office:value-type="float" office:value="12.6643683146067">
            <text:p>12,66436831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6">
            <text:p>416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84725">
            <text:p>2,84725</text:p>
          </table:table-cell>
          <table:table-cell table:style-name="ce5" table:formula="of:=AVERAGE([.$E$2:.E91])" office:value-type="float" office:value="12.5552892222222">
            <text:p>12,555289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78595">
            <text:p>2,78595</text:p>
          </table:table-cell>
          <table:table-cell table:style-name="ce5" table:formula="of:=AVERAGE([.$E$2:.E92])" office:value-type="float" office:value="12.4479338461538">
            <text:p>12,44793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91092">
            <text:p>2,91092</text:p>
          </table:table-cell>
          <table:table-cell table:style-name="ce5" table:formula="of:=AVERAGE([.$E$2:.E93])" office:value-type="float" office:value="12.3442706521739">
            <text:p>12,344270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95349">
            <text:p>2,95349</text:p>
          </table:table-cell>
          <table:table-cell table:style-name="ce5" table:formula="of:=AVERAGE([.$E$2:.E94])" office:value-type="float" office:value="12.243294516129">
            <text:p>12,24329451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3563">
            <text:p>2,93563</text:p>
          </table:table-cell>
          <table:table-cell table:style-name="ce5" table:formula="of:=AVERAGE([.$E$2:.E95])" office:value-type="float" office:value="12.1442768085106">
            <text:p>12,14427680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3">
            <text:p>393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42338">
            <text:p>3,42338</text:p>
          </table:table-cell>
          <table:table-cell table:style-name="ce5" table:formula="of:=AVERAGE([.$E$2:.E96])" office:value-type="float" office:value="12.0524778947368">
            <text:p>12,05247789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28514">
            <text:p>3,28514</text:p>
          </table:table-cell>
          <table:table-cell table:style-name="ce5" table:formula="of:=AVERAGE([.$E$2:.E97])" office:value-type="float" office:value="11.9611514583333">
            <text:p>11,96115145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.07868">
            <text:p>3,07868</text:p>
          </table:table-cell>
          <table:table-cell table:style-name="ce5" table:formula="of:=AVERAGE([.$E$2:.E98])" office:value-type="float" office:value="11.8695795876289">
            <text:p>11,86957958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68044">
            <text:p>2,68044</text:p>
          </table:table-cell>
          <table:table-cell table:style-name="ce5" table:formula="of:=AVERAGE([.$E$2:.E99])" office:value-type="float" office:value="11.7758128571429">
            <text:p>11,77581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78628">
            <text:p>2,78628</text:p>
          </table:table-cell>
          <table:table-cell table:style-name="ce5" table:formula="of:=AVERAGE([.$E$2:.E100])" office:value-type="float" office:value="11.6850094949495">
            <text:p>11,68500949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1">
            <text:p>771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56912">
            <text:p>2,56912</text:p>
          </table:table-cell>
          <table:table-cell table:style-name="ce5" table:formula="of:=AVERAGE([.$E$2:.E101])" office:value-type="float" office:value="11.5938506">
            <text:p>11,59385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2">
            <text:p>1112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2.74608">
            <text:p>2,74608</text:p>
          </table:table-cell>
          <table:table-cell table:style-name="ce5" table:formula="of:=AVERAGE([.$E$2:.E102])" office:value-type="float" office:value="11.5062489108911">
            <text:p>11,50624891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8">
            <text:p>1068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.25704">
            <text:p>2,25704</text:p>
          </table:table-cell>
          <table:table-cell table:style-name="ce5" table:formula="of:=AVERAGE([.$E$2:.E103])" office:value-type="float" office:value="11.4155703921569">
            <text:p>11,41557039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3">
            <text:p>853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.47233">
            <text:p>2,47233</text:p>
          </table:table-cell>
          <table:table-cell table:style-name="ce5" table:formula="of:=AVERAGE([.$E$2:.E104])" office:value-type="float" office:value="11.328742815534">
            <text:p>11,32874281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4">
            <text:p>1164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2.71371">
            <text:p>2,71371</text:p>
          </table:table-cell>
          <table:table-cell table:style-name="ce5" table:formula="of:=AVERAGE([.$E$2:.E105])" office:value-type="float" office:value="11.2459059615385">
            <text:p>11,24590596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88">
            <text:p>1288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.53142">
            <text:p>2,53142</text:p>
          </table:table-cell>
          <table:table-cell table:style-name="ce5" table:formula="of:=AVERAGE([.$E$2:.E106])" office:value-type="float" office:value="11.1629108571429">
            <text:p>11,162910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92154">
            <text:p>3,92154</text:p>
          </table:table-cell>
          <table:table-cell table:style-name="ce5" table:formula="of:=AVERAGE([.$E$2:.E107])" office:value-type="float" office:value="11.0945960377359">
            <text:p>11,09459603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5">
            <text:p>1265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.18725">
            <text:p>2,18725</text:p>
          </table:table-cell>
          <table:table-cell table:style-name="ce5" table:formula="of:=AVERAGE([.$E$2:.E108])" office:value-type="float" office:value="11.0113498130841">
            <text:p>11,01134981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1">
            <text:p>1021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2.92886">
            <text:p>2,92886</text:p>
          </table:table-cell>
          <table:table-cell table:style-name="ce5" table:formula="of:=AVERAGE([.$E$2:.E109])" office:value-type="float" office:value="10.9365119444444">
            <text:p>10,9365119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4">
            <text:p>994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.68788">
            <text:p>2,68788</text:p>
          </table:table-cell>
          <table:table-cell table:style-name="ce5" table:formula="of:=AVERAGE([.$E$2:.E110])" office:value-type="float" office:value="10.8608364220184">
            <text:p>10,8608364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591">
            <text:p>59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2.70214">
            <text:p>2,70214</text:p>
          </table:table-cell>
          <table:table-cell table:style-name="ce5" table:formula="of:=AVERAGE([.$E$2:.E111])" office:value-type="float" office:value="10.7866664545455">
            <text:p>10,786666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591">
            <text:p>59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45.9937">
            <text:p>45,9937</text:p>
          </table:table-cell>
          <table:table-cell table:style-name="ce5" table:formula="of:=AVERAGE([.$E$2:.E112])" office:value-type="float" office:value="11.1038469369369">
            <text:p>11,103846936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60364">
            <text:p>2,60364</text:p>
          </table:table-cell>
          <table:table-cell table:style-name="ce5" table:formula="of:=AVERAGE([.$E$2:.E113])" office:value-type="float" office:value="11.0279522321429">
            <text:p>11,02795223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75816">
            <text:p>2,75816</text:p>
          </table:table-cell>
          <table:table-cell table:style-name="ce5" table:formula="of:=AVERAGE([.$E$2:.E114])" office:value-type="float" office:value="10.9547682300885">
            <text:p>10,95476823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.19217">
            <text:p>2,19217</text:p>
          </table:table-cell>
          <table:table-cell table:style-name="ce5" table:formula="of:=AVERAGE([.$E$2:.E115])" office:value-type="float" office:value="10.8779033333333">
            <text:p>10,87790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65871">
            <text:p>2,65871</text:p>
          </table:table-cell>
          <table:table-cell table:style-name="ce5" table:formula="of:=AVERAGE([.$E$2:.E116])" office:value-type="float" office:value="10.8064320869565">
            <text:p>10,8064320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95307">
            <text:p>2,95307</text:p>
          </table:table-cell>
          <table:table-cell table:style-name="ce5" table:formula="of:=AVERAGE([.$E$2:.E117])" office:value-type="float" office:value="10.7387306896552">
            <text:p>10,73873068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.46353">
            <text:p>2,46353</text:p>
          </table:table-cell>
          <table:table-cell table:style-name="ce5" table:formula="of:=AVERAGE([.$E$2:.E118])" office:value-type="float" office:value="10.6680024786325">
            <text:p>10,66800247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1">
            <text:p>951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.45008">
            <text:p>2,45008</text:p>
          </table:table-cell>
          <table:table-cell table:style-name="ce5" table:formula="of:=AVERAGE([.$E$2:.E119])" office:value-type="float" office:value="10.5983590677966">
            <text:p>10,59835906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5">
            <text:p>1145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.33939">
            <text:p>2,33939</text:p>
          </table:table-cell>
          <table:table-cell table:style-name="ce5" table:formula="of:=AVERAGE([.$E$2:.E120])" office:value-type="float" office:value="10.5289559663866">
            <text:p>10,52895596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9">
            <text:p>729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.6566">
            <text:p>2,6566</text:p>
          </table:table-cell>
          <table:table-cell table:style-name="ce5" table:formula="of:=AVERAGE([.$E$2:.E121])" office:value-type="float" office:value="10.463353">
            <text:p>10,463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.98606">
            <text:p>2,98606</text:p>
          </table:table-cell>
          <table:table-cell table:style-name="ce5" table:formula="of:=AVERAGE([.$E$2:.E122])" office:value-type="float" office:value="10.4015571900826">
            <text:p>10,4015571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3675">
            <text:p>3,3675</text:p>
          </table:table-cell>
          <table:table-cell table:style-name="ce5" table:formula="of:=AVERAGE([.$E$2:.E123])" office:value-type="float" office:value="10.3439009836066">
            <text:p>10,34390098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.35483">
            <text:p>3,35483</text:p>
          </table:table-cell>
          <table:table-cell table:style-name="ce5" table:formula="of:=AVERAGE([.$E$2:.E124])" office:value-type="float" office:value="10.2870792682927">
            <text:p>10,28707926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3.5067">
            <text:p>43,5067</text:p>
          </table:table-cell>
          <table:table-cell table:style-name="ce5" table:formula="of:=AVERAGE([.$E$2:.E125])" office:value-type="float" office:value="10.5549794354839">
            <text:p>10,55497943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8.144">
            <text:p>48,144</text:p>
          </table:table-cell>
          <table:table-cell table:style-name="ce5" table:formula="of:=AVERAGE([.$E$2:.E126])" office:value-type="float" office:value="10.8556916">
            <text:p>10,85569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.0772">
            <text:p>51,0772</text:p>
          </table:table-cell>
          <table:table-cell table:style-name="ce5" table:formula="of:=AVERAGE([.$E$2:.E127])" office:value-type="float" office:value="11.1749099206349">
            <text:p>11,17490992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7.6647">
            <text:p>47,6647</text:p>
          </table:table-cell>
          <table:table-cell table:style-name="ce5" table:formula="of:=AVERAGE([.$E$2:.E128])" office:value-type="float" office:value="11.4622311023622">
            <text:p>11,4622311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.3905">
            <text:p>41,3905</text:p>
          </table:table-cell>
          <table:table-cell table:style-name="ce5" table:formula="of:=AVERAGE([.$E$2:.E129])" office:value-type="float" office:value="11.696045703125">
            <text:p>11,69604570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9.2099">
            <text:p>49,2099</text:p>
          </table:table-cell>
          <table:table-cell table:style-name="ce5" table:formula="of:=AVERAGE([.$E$2:.E130])" office:value-type="float" office:value="11.9868507751938">
            <text:p>11,98685077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6.4465">
            <text:p>46,4465</text:p>
          </table:table-cell>
          <table:table-cell table:style-name="ce5" table:formula="of:=AVERAGE([.$E$2:.E131])" office:value-type="float" office:value="12.251925">
            <text:p>12,2519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9.5271">
            <text:p>49,5271</text:p>
          </table:table-cell>
          <table:table-cell table:style-name="ce5" table:formula="of:=AVERAGE([.$E$2:.E132])" office:value-type="float" office:value="12.5364683206107">
            <text:p>12,53646832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.7011">
            <text:p>14,7011</text:p>
          </table:table-cell>
          <table:table-cell table:style-name="ce5" table:formula="of:=AVERAGE([.$E$2:.E133])" office:value-type="float" office:value="12.5528670454546">
            <text:p>12,5528670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5.9378">
            <text:p>15,9378</text:p>
          </table:table-cell>
          <table:table-cell table:style-name="ce5" table:formula="of:=AVERAGE([.$E$2:.E134])" office:value-type="float" office:value="12.5783176691729">
            <text:p>12,5783176692</text:p>
          </table:table-cell>
          <table:table-cell table:number-columns-repeated="3"/>
        </table:table-row>
        <table:table-row table:style-name="ro2" table:number-rows-repeated="107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2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0:58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3T20:58:08</dc:date>
    <dc:creator>christian </dc:creator>
    <meta:generator>LibreOffice/3.3$Unix LibreOffice_project/330m19$Build-401</meta:generator>
    <meta:editing-duration>PT47M7S</meta:editing-duration>
    <meta:editing-cycles>14</meta:editing-cycles>
    <meta:document-statistic meta:table-count="6" meta:cell-count="8424" meta:object-count="0"/>
  </office:meta>
</office:document-meta>
</file>